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E0000021BD3DE436E83CE4C8E.png" manifest:media-type="image/png"/>
  <manifest:file-entry manifest:full-path="Pictures/10000201000005840000023E333A6C64273869A1.png" manifest:media-type="image/png"/>
  <manifest:file-entry manifest:full-path="Pictures/10000201000004540000031E989BF691CD0D8CE8.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517cm" style:rel-column-width="13104*"/>
    </style:style>
    <style:style style:name="Table1.B" style:family="table-column">
      <style:table-column-properties style:column-width="3.679cm" style:rel-column-width="13708*"/>
    </style:style>
    <style:style style:name="Table1.C" style:family="table-column">
      <style:table-column-properties style:column-width="3.357cm" style:rel-column-width="12506*"/>
    </style:style>
    <style:style style:name="Table1.D" style:family="table-column">
      <style:table-column-properties style:column-width="3.519cm" style:rel-column-width="13110*"/>
    </style:style>
    <style:style style:name="Table1.E" style:family="table-column">
      <style:table-column-properties style:column-width="3.517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413f" officeooo:paragraph-rsid="001f413f"/>
    </style:style>
    <style:style style:name="P2" style:family="paragraph" style:parent-style-name="Standard">
      <style:text-properties officeooo:rsid="00239be8" officeooo:paragraph-rsid="00239be8"/>
    </style:style>
    <style:style style:name="P3" style:family="paragraph" style:parent-style-name="Standard">
      <style:text-properties officeooo:rsid="002654b8" officeooo:paragraph-rsid="002654b8"/>
    </style:style>
    <style:style style:name="P4" style:family="paragraph" style:parent-style-name="Standard">
      <style:text-properties officeooo:rsid="002755be" officeooo:paragraph-rsid="002755be"/>
    </style:style>
    <style:style style:name="P5" style:family="paragraph" style:parent-style-name="Standard">
      <style:text-properties officeooo:rsid="002755be" officeooo:paragraph-rsid="008e743d"/>
    </style:style>
    <style:style style:name="P6" style:family="paragraph" style:parent-style-name="Standard">
      <style:text-properties officeooo:rsid="0028e893" officeooo:paragraph-rsid="0028e893"/>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rsid="002d70f0" officeooo:paragraph-rsid="002d70f0" style:font-weight-asian="normal" style:font-weight-complex="normal"/>
    </style:style>
    <style:style style:name="P9" style:family="paragraph" style:parent-style-name="Standard">
      <style:text-properties fo:font-weight="normal" officeooo:rsid="0134da66" officeooo:paragraph-rsid="0134088f" style:font-weight-asian="normal" style:font-weight-complex="normal"/>
    </style:style>
    <style:style style:name="P10" style:family="paragraph" style:parent-style-name="Standard">
      <style:text-properties fo:font-weight="normal" officeooo:rsid="014437d2" officeooo:paragraph-rsid="01445cbd" style:font-weight-asian="normal" style:font-weight-complex="normal"/>
    </style:style>
    <style:style style:name="P11" style:family="paragraph" style:parent-style-name="Standard">
      <style:text-properties fo:font-weight="normal" officeooo:rsid="01445cbd" officeooo:paragraph-rsid="01445cbd" style:font-weight-asian="normal" style:font-weight-complex="normal"/>
    </style:style>
    <style:style style:name="P12" style:family="paragraph" style:parent-style-name="Standard">
      <style:text-properties fo:font-weight="normal" officeooo:rsid="014a84c1" officeooo:paragraph-rsid="014a84c1" style:font-weight-asian="normal" style:font-weight-complex="normal"/>
    </style:style>
    <style:style style:name="P13" style:family="paragraph" style:parent-style-name="Standard">
      <style:text-properties fo:font-weight="normal" officeooo:rsid="014be96b" officeooo:paragraph-rsid="014be96b" style:font-weight-asian="normal" style:font-weight-complex="normal"/>
    </style:style>
    <style:style style:name="P14" style:family="paragraph" style:parent-style-name="Standard">
      <style:text-properties fo:font-weight="normal" officeooo:rsid="014c8a27" officeooo:paragraph-rsid="014c8a27" style:font-weight-asian="normal" style:font-weight-complex="normal"/>
    </style:style>
    <style:style style:name="P15" style:family="paragraph" style:parent-style-name="Standard">
      <style:text-properties fo:font-weight="normal" officeooo:rsid="014d220d" officeooo:paragraph-rsid="014d220d" style:font-weight-asian="normal" style:font-weight-complex="normal"/>
    </style:style>
    <style:style style:name="P16" style:family="paragraph" style:parent-style-name="Standard">
      <style:text-properties fo:font-weight="normal" officeooo:rsid="01513269" officeooo:paragraph-rsid="01513269" style:font-weight-asian="normal" style:font-weight-complex="normal"/>
    </style:style>
    <style:style style:name="P17" style:family="paragraph" style:parent-style-name="Standard">
      <style:text-properties fo:font-weight="normal" officeooo:rsid="01369913" officeooo:paragraph-rsid="0140c40d" style:font-weight-asian="normal" style:font-weight-complex="normal"/>
    </style:style>
    <style:style style:name="P18" style:family="paragraph" style:parent-style-name="Standard">
      <style:text-properties fo:font-weight="normal" officeooo:rsid="018d6858" officeooo:paragraph-rsid="018d6858" style:font-weight-asian="normal" style:font-weight-complex="normal"/>
    </style:style>
    <style:style style:name="P19" style:family="paragraph" style:parent-style-name="Standard">
      <style:text-properties officeooo:rsid="002f4d90" officeooo:paragraph-rsid="002f4d90"/>
    </style:style>
    <style:style style:name="P20" style:family="paragraph" style:parent-style-name="Standard">
      <style:text-properties style:text-underline-style="none" officeooo:rsid="00225991" officeooo:paragraph-rsid="00210963"/>
    </style:style>
    <style:style style:name="P21" style:family="paragraph" style:parent-style-name="Standard">
      <style:text-properties style:text-underline-style="none" officeooo:rsid="0028e893" officeooo:paragraph-rsid="0028e893"/>
    </style:style>
    <style:style style:name="P22" style:family="paragraph" style:parent-style-name="Standard">
      <style:text-properties style:text-underline-style="none" officeooo:rsid="0028e893" officeooo:paragraph-rsid="00854169"/>
    </style:style>
    <style:style style:name="P23" style:family="paragraph" style:parent-style-name="Standard">
      <style:text-properties style:text-underline-style="none" officeooo:rsid="0028e893" officeooo:paragraph-rsid="00b83a58"/>
    </style:style>
    <style:style style:name="P24" style:family="paragraph" style:parent-style-name="Standard">
      <style:text-properties style:text-underline-style="none" officeooo:rsid="0028e893" officeooo:paragraph-rsid="00dbc581"/>
    </style:style>
    <style:style style:name="P25" style:family="paragraph" style:parent-style-name="Standard">
      <style:text-properties style:text-underline-style="none" officeooo:rsid="0028e893" officeooo:paragraph-rsid="017dfe70"/>
    </style:style>
    <style:style style:name="P26" style:family="paragraph" style:parent-style-name="Standard">
      <style:text-properties style:text-underline-style="none" fo:font-weight="normal" officeooo:rsid="002c3a67" officeooo:paragraph-rsid="002c3a67" style:font-weight-asian="normal" style:font-weight-complex="normal"/>
    </style:style>
    <style:style style:name="P27" style:family="paragraph" style:parent-style-name="Standard">
      <style:text-properties style:text-underline-style="none" fo:font-weight="normal" officeooo:rsid="0036b90e" officeooo:paragraph-rsid="0031e04b" style:font-weight-asian="normal" style:font-weight-complex="normal"/>
    </style:style>
    <style:style style:name="P28" style:family="paragraph" style:parent-style-name="Standard">
      <style:text-properties style:text-underline-style="none" fo:font-weight="normal" officeooo:rsid="004063e3" officeooo:paragraph-rsid="004063e3" style:font-weight-asian="normal" style:font-weight-complex="normal"/>
    </style:style>
    <style:style style:name="P29" style:family="paragraph" style:parent-style-name="Standard">
      <style:text-properties style:text-underline-style="none" fo:font-weight="normal" officeooo:rsid="004063e3" officeooo:paragraph-rsid="004504c0" style:font-weight-asian="normal" style:font-weight-complex="normal"/>
    </style:style>
    <style:style style:name="P30" style:family="paragraph" style:parent-style-name="Standard">
      <style:text-properties style:text-underline-style="none" fo:font-weight="normal" officeooo:rsid="00423300" officeooo:paragraph-rsid="00423300" style:font-weight-asian="normal" style:font-weight-complex="normal"/>
    </style:style>
    <style:style style:name="P31" style:family="paragraph" style:parent-style-name="Standard">
      <style:text-properties style:text-underline-style="none" fo:font-weight="normal" officeooo:rsid="0043e147" officeooo:paragraph-rsid="0043e147" style:font-weight-asian="normal" style:font-weight-complex="normal"/>
    </style:style>
    <style:style style:name="P32" style:family="paragraph" style:parent-style-name="Standard">
      <style:text-properties style:text-underline-style="none" fo:font-weight="normal" officeooo:rsid="004504c0" officeooo:paragraph-rsid="004504c0" style:font-weight-asian="normal" style:font-weight-complex="normal"/>
    </style:style>
    <style:style style:name="P33" style:family="paragraph" style:parent-style-name="Standard">
      <style:text-properties style:text-underline-style="none" fo:font-weight="normal" officeooo:rsid="004504c0" officeooo:paragraph-rsid="0048e902" style:font-weight-asian="normal" style:font-weight-complex="normal"/>
    </style:style>
    <style:style style:name="P34" style:family="paragraph" style:parent-style-name="Standard">
      <style:text-properties style:text-underline-style="none" fo:font-weight="normal" officeooo:rsid="00451642" officeooo:paragraph-rsid="00451642" style:font-weight-asian="normal" style:font-weight-complex="normal"/>
    </style:style>
    <style:style style:name="P35" style:family="paragraph" style:parent-style-name="Standard">
      <style:text-properties style:text-underline-style="none" fo:font-weight="normal" officeooo:rsid="004a5af4" officeooo:paragraph-rsid="004a5af4" style:font-weight-asian="normal" style:font-weight-complex="normal"/>
    </style:style>
    <style:style style:name="P36" style:family="paragraph" style:parent-style-name="Standard">
      <style:text-properties style:text-underline-style="none" fo:font-weight="normal" officeooo:rsid="0048e902" officeooo:paragraph-rsid="0048e902" style:font-weight-asian="normal" style:font-weight-complex="normal"/>
    </style:style>
    <style:style style:name="P37" style:family="paragraph" style:parent-style-name="Standard">
      <style:text-properties style:text-underline-style="none" fo:font-weight="bold" officeooo:rsid="004063e3" officeooo:paragraph-rsid="004063e3" style:font-weight-asian="bold" style:font-weight-complex="bold"/>
    </style:style>
    <style:style style:name="P38" style:family="paragraph" style:parent-style-name="Standard">
      <style:text-properties style:text-underline-style="none" fo:font-weight="bold" officeooo:rsid="007ce167" officeooo:paragraph-rsid="007ce167" style:font-weight-asian="bold" style:font-weight-complex="bold"/>
    </style:style>
    <style:style style:name="P39" style:family="paragraph" style:parent-style-name="Standard">
      <style:text-properties style:text-underline-style="none" fo:font-weight="bold" officeooo:rsid="007b948e" officeooo:paragraph-rsid="0028e893" style:font-weight-asian="bold" style:font-weight-complex="bold"/>
    </style:style>
    <style:style style:name="P40" style:family="paragraph" style:parent-style-name="Standard">
      <style:text-properties style:text-underline-style="none" fo:font-weight="bold" officeooo:rsid="00b123d3" officeooo:paragraph-rsid="00b123d3" style:font-weight-asian="bold" style:font-weight-complex="bold"/>
    </style:style>
    <style:style style:name="P41" style:family="paragraph" style:parent-style-name="Standard">
      <style:text-properties style:text-underline-style="none" fo:font-weight="bold" officeooo:rsid="004504c0" officeooo:paragraph-rsid="0048e902" style:font-weight-asian="bold" style:font-weight-complex="bold"/>
    </style:style>
    <style:style style:name="P42" style:family="paragraph" style:parent-style-name="Standard">
      <style:text-properties style:text-underline-style="none" fo:font-weight="bold" officeooo:rsid="00451642" officeooo:paragraph-rsid="00451642" style:font-weight-asian="bold" style:font-weight-complex="bold"/>
    </style:style>
    <style:style style:name="P43" style:family="paragraph" style:parent-style-name="Standard">
      <style:text-properties style:text-underline-style="none" fo:font-weight="bold" officeooo:rsid="0111c602" officeooo:paragraph-rsid="0111c602" style:font-weight-asian="bold" style:font-weight-complex="bold"/>
    </style:style>
    <style:style style:name="P44" style:family="paragraph" style:parent-style-name="Standard">
      <style:text-properties style:text-underline-style="none" fo:font-weight="bold" officeooo:rsid="015f6ced" officeooo:paragraph-rsid="015f6ced" style:font-weight-asian="bold" style:font-weight-complex="bold"/>
    </style:style>
    <style:style style:name="P45" style:family="paragraph" style:parent-style-name="Standard">
      <style:text-properties style:text-underline-style="none" fo:font-weight="bold" officeooo:rsid="017dfe70" officeooo:paragraph-rsid="017dfe70" style:font-weight-asian="bold" style:font-weight-complex="bold"/>
    </style:style>
    <style:style style:name="P46" style:family="paragraph" style:parent-style-name="Standard">
      <style:text-properties style:text-underline-style="none" fo:font-weight="bold" officeooo:rsid="018e8f78" officeooo:paragraph-rsid="018e8f78" style:font-weight-asian="bold" style:font-weight-complex="bold"/>
    </style:style>
    <style:style style:name="P47" style:family="paragraph" style:parent-style-name="Standard">
      <style:text-properties style:text-underline-style="none" fo:font-weight="bold" officeooo:rsid="0116155f" officeooo:paragraph-rsid="0116155f" style:font-weight-asian="bold" style:font-weight-complex="bold"/>
    </style:style>
    <style:style style:name="P48" style:family="paragraph" style:parent-style-name="Standard">
      <style:text-properties style:text-underline-style="none" fo:font-weight="bold" officeooo:rsid="0205beca" officeooo:paragraph-rsid="0205beca" style:font-weight-asian="bold" style:font-weight-complex="bold"/>
    </style:style>
    <style:style style:name="P49" style:family="paragraph" style:parent-style-name="Standard">
      <style:text-properties style:text-underline-style="none" officeooo:rsid="007ee7bf" officeooo:paragraph-rsid="007ee7bf"/>
    </style:style>
    <style:style style:name="P50" style:family="paragraph" style:parent-style-name="Standard">
      <style:text-properties style:text-underline-style="none" officeooo:rsid="00803ae2" officeooo:paragraph-rsid="00803ae2"/>
    </style:style>
    <style:style style:name="P51" style:family="paragraph" style:parent-style-name="Standard">
      <style:text-properties style:text-underline-style="none" officeooo:rsid="0084205b" officeooo:paragraph-rsid="0084205b"/>
    </style:style>
    <style:style style:name="P52" style:family="paragraph" style:parent-style-name="Standard">
      <style:text-properties style:text-underline-style="none" officeooo:rsid="008d104a" officeooo:paragraph-rsid="008d104a"/>
    </style:style>
    <style:style style:name="P53" style:family="paragraph" style:parent-style-name="Standard">
      <style:text-properties style:text-underline-style="none" officeooo:rsid="008d104a" officeooo:paragraph-rsid="00b5de35"/>
    </style:style>
    <style:style style:name="P54" style:family="paragraph" style:parent-style-name="Standard">
      <style:text-properties style:text-underline-style="none" officeooo:rsid="008d104a" officeooo:paragraph-rsid="00b63894"/>
    </style:style>
    <style:style style:name="P55" style:family="paragraph" style:parent-style-name="Standard">
      <style:text-properties style:text-underline-style="none" officeooo:rsid="00b123d3" officeooo:paragraph-rsid="00b123d3"/>
    </style:style>
    <style:style style:name="P56" style:family="paragraph" style:parent-style-name="Standard">
      <style:text-properties style:text-underline-style="none" officeooo:rsid="00be0648" officeooo:paragraph-rsid="00be0648"/>
    </style:style>
    <style:style style:name="P57" style:family="paragraph" style:parent-style-name="Standard">
      <style:text-properties style:text-underline-style="none" officeooo:rsid="00be0648" officeooo:paragraph-rsid="0159e387"/>
    </style:style>
    <style:style style:name="P58" style:family="paragraph" style:parent-style-name="Standard">
      <style:text-properties style:text-underline-style="none" officeooo:rsid="00c20678" officeooo:paragraph-rsid="00c20678"/>
    </style:style>
    <style:style style:name="P59" style:family="paragraph" style:parent-style-name="Standard">
      <style:text-properties style:text-underline-style="none" officeooo:rsid="00c3bf34" officeooo:paragraph-rsid="00c3bf34"/>
    </style:style>
    <style:style style:name="P60" style:family="paragraph" style:parent-style-name="Standard">
      <style:text-properties style:text-underline-style="none" officeooo:rsid="00ec481a" officeooo:paragraph-rsid="00ec481a"/>
    </style:style>
    <style:style style:name="P61" style:family="paragraph" style:parent-style-name="Standard">
      <style:text-properties style:text-underline-style="none" officeooo:rsid="0111c602" officeooo:paragraph-rsid="0111c602"/>
    </style:style>
    <style:style style:name="P62" style:family="paragraph" style:parent-style-name="Standard">
      <style:text-properties style:text-underline-style="none" officeooo:rsid="0116155f" officeooo:paragraph-rsid="0116155f"/>
    </style:style>
    <style:style style:name="P63" style:family="paragraph" style:parent-style-name="Standard">
      <style:text-properties style:text-underline-style="none" officeooo:rsid="016c95cd" officeooo:paragraph-rsid="016c95cd"/>
    </style:style>
    <style:style style:name="P64" style:family="paragraph" style:parent-style-name="Standard">
      <style:text-properties style:text-underline-style="none" officeooo:rsid="0176c422" officeooo:paragraph-rsid="0176c422"/>
    </style:style>
    <style:style style:name="P65" style:family="paragraph" style:parent-style-name="Standard">
      <style:text-properties style:text-underline-style="none" officeooo:rsid="007fd3fa" officeooo:paragraph-rsid="007fd3fa"/>
    </style:style>
    <style:style style:name="P66" style:family="paragraph" style:parent-style-name="Standard">
      <style:text-properties style:text-underline-style="none" officeooo:rsid="0179ad3a" officeooo:paragraph-rsid="0179ad3a"/>
    </style:style>
    <style:style style:name="P67" style:family="paragraph" style:parent-style-name="Standard">
      <style:text-properties style:text-underline-style="none" officeooo:rsid="01765019" officeooo:paragraph-rsid="0187bf35"/>
    </style:style>
    <style:style style:name="P68" style:family="paragraph" style:parent-style-name="Standard">
      <style:text-properties style:text-underline-style="none" officeooo:rsid="0187bf35" officeooo:paragraph-rsid="0187bf35"/>
    </style:style>
    <style:style style:name="P69" style:family="paragraph" style:parent-style-name="Standard">
      <style:text-properties style:text-underline-style="none" officeooo:rsid="018a6848" officeooo:paragraph-rsid="018a6848"/>
    </style:style>
    <style:style style:name="P70" style:family="paragraph" style:parent-style-name="Standard">
      <style:text-properties style:text-underline-style="none" officeooo:rsid="018e8f78" officeooo:paragraph-rsid="018e8f78"/>
    </style:style>
    <style:style style:name="P71" style:family="paragraph" style:parent-style-name="Standard">
      <style:text-properties style:text-underline-style="none" officeooo:rsid="00b8fa46" officeooo:paragraph-rsid="00b8fa46"/>
    </style:style>
    <style:style style:name="P72" style:family="paragraph" style:parent-style-name="Standard">
      <style:text-properties style:text-underline-style="none" officeooo:rsid="01a0c81c" officeooo:paragraph-rsid="01a0c81c"/>
    </style:style>
    <style:style style:name="P73" style:family="paragraph" style:parent-style-name="Standard">
      <style:text-properties style:text-underline-style="none" officeooo:rsid="0205beca" officeooo:paragraph-rsid="0205beca"/>
    </style:style>
    <style:style style:name="P74" style:family="paragraph" style:parent-style-name="Standard">
      <style:text-properties style:text-underline-style="none" officeooo:rsid="02073ff6" officeooo:paragraph-rsid="02073ff6"/>
    </style:style>
    <style:style style:name="P75" style:family="paragraph" style:parent-style-name="Standard">
      <style:text-properties style:text-underline-style="none" officeooo:rsid="0209e84e" officeooo:paragraph-rsid="0209e84e"/>
    </style:style>
    <style:style style:name="P76" style:family="paragraph" style:parent-style-name="Standard">
      <style:text-properties style:text-underline-style="none" officeooo:rsid="0218b255" officeooo:paragraph-rsid="0218b255"/>
    </style:style>
    <style:style style:name="P77" style:family="paragraph" style:parent-style-name="Standard">
      <style:text-properties fo:font-size="14pt" style:text-underline-style="none" fo:font-weight="bold" officeooo:rsid="002aedf1" officeooo:paragraph-rsid="002aedf1" style:font-size-asian="14pt" style:font-weight-asian="bold" style:font-size-complex="14pt" style:font-weight-complex="bold"/>
    </style:style>
    <style:style style:name="P78" style:family="paragraph" style:parent-style-name="Standard">
      <style:text-properties fo:font-size="14pt" style:text-underline-style="none" fo:font-weight="bold" officeooo:rsid="00451642" officeooo:paragraph-rsid="00451642" style:font-size-asian="14pt" style:font-weight-asian="bold" style:font-size-complex="14pt" style:font-weight-complex="bold"/>
    </style:style>
    <style:style style:name="P79" style:family="paragraph" style:parent-style-name="Standard">
      <style:text-properties fo:font-size="14pt" style:text-underline-style="none" fo:font-weight="bold" officeooo:rsid="004063e3" officeooo:paragraph-rsid="004063e3" style:font-size-asian="14pt" style:font-weight-asian="bold" style:font-size-complex="14pt" style:font-weight-complex="bold"/>
    </style:style>
    <style:style style:name="P80" style:family="paragraph" style:parent-style-name="Standard">
      <style:text-properties fo:font-size="14pt" style:text-underline-style="none" fo:font-weight="bold" officeooo:rsid="00dbc581" officeooo:paragraph-rsid="00dbc581" style:font-size-asian="14pt" style:font-weight-asian="bold" style:font-size-complex="14pt" style:font-weight-complex="bold"/>
    </style:style>
    <style:style style:name="P81" style:family="paragraph" style:parent-style-name="Standard">
      <style:paragraph-properties fo:text-align="center" style:justify-single-word="false"/>
      <style:text-properties fo:font-size="14pt" style:text-underline-style="none" fo:font-weight="bold" officeooo:rsid="00dbc581" officeooo:paragraph-rsid="00dbc581" style:font-size-asian="14pt" style:font-weight-asian="bold" style:font-size-complex="14pt" style:font-weight-complex="bold"/>
    </style:style>
    <style:style style:name="P82" style:family="paragraph" style:parent-style-name="Standard">
      <style:paragraph-properties fo:text-align="center" style:justify-single-word="false"/>
      <style:text-properties fo:font-size="14pt" style:text-underline-style="none" fo:font-weight="bold" officeooo:rsid="00f44b6b" officeooo:paragraph-rsid="00f44b6b" style:font-size-asian="14pt" style:font-weight-asian="bold" style:font-size-complex="14pt" style:font-weight-complex="bold"/>
    </style:style>
    <style:style style:name="P83" style:family="paragraph" style:parent-style-name="Standard">
      <style:paragraph-properties fo:text-align="start" style:justify-single-word="false"/>
      <style:text-properties fo:font-size="14pt" style:text-underline-style="none" fo:font-weight="bold" officeooo:rsid="0170eafe" officeooo:paragraph-rsid="0170eafe" style:font-size-asian="14pt" style:font-weight-asian="bold" style:font-size-complex="14pt" style:font-weight-complex="bold"/>
    </style:style>
    <style:style style:name="P84" style:family="paragraph" style:parent-style-name="Standard">
      <style:text-properties fo:font-size="14pt" style:text-underline-style="none" fo:font-weight="bold" officeooo:rsid="018fc939" officeooo:paragraph-rsid="018fc939" style:font-size-asian="14pt" style:font-weight-asian="bold" style:font-size-complex="14pt" style:font-weight-complex="bold"/>
    </style:style>
    <style:style style:name="P85" style:family="paragraph" style:parent-style-name="Standard">
      <style:text-properties fo:font-size="14pt" style:text-underline-style="none" fo:font-weight="bold" officeooo:rsid="00e8477a" officeooo:paragraph-rsid="00e8477a" style:font-size-asian="14pt" style:font-weight-asian="bold" style:font-size-complex="14pt" style:font-weight-complex="bold"/>
    </style:style>
    <style:style style:name="P86" style:family="paragraph" style:parent-style-name="Standard">
      <style:text-properties fo:font-size="14pt" style:text-underline-style="none" fo:font-weight="bold" officeooo:rsid="016f2586" officeooo:paragraph-rsid="016f2586" style:font-size-asian="14pt" style:font-weight-asian="bold" style:font-size-complex="14pt" style:font-weight-complex="bold"/>
    </style:style>
    <style:style style:name="P87" style:family="paragraph" style:parent-style-name="Standard">
      <style:text-properties fo:font-size="14pt" fo:font-weight="bold" officeooo:rsid="003a2ff2" officeooo:paragraph-rsid="001f413f" style:font-size-asian="14pt" style:font-weight-asian="bold" style:font-size-complex="14pt" style:font-weight-complex="bold"/>
    </style:style>
    <style:style style:name="P88" style:family="paragraph" style:parent-style-name="Standard">
      <style:text-properties fo:font-size="14pt" fo:font-weight="bold" officeooo:rsid="01252edc" officeooo:paragraph-rsid="01252edc" style:font-size-asian="14pt" style:font-weight-asian="bold" style:font-size-complex="14pt" style:font-weight-complex="bold"/>
    </style:style>
    <style:style style:name="P89" style:family="paragraph" style:parent-style-name="Standard">
      <style:text-properties fo:font-size="14pt" fo:font-weight="normal" officeooo:rsid="003a2ff2" officeooo:paragraph-rsid="001f413f" style:font-size-asian="14pt" style:font-weight-asian="normal" style:font-size-complex="14pt" style:font-weight-complex="normal"/>
    </style:style>
    <style:style style:name="P90" style:family="paragraph" style:parent-style-name="Standard">
      <style:text-properties officeooo:rsid="003cea09" officeooo:paragraph-rsid="003cea09"/>
    </style:style>
    <style:style style:name="P91" style:family="paragraph" style:parent-style-name="Standard">
      <style:text-properties fo:font-size="10pt" style:text-underline-style="none" fo:font-weight="normal" officeooo:rsid="00451642" officeooo:paragraph-rsid="00451642" style:font-size-asian="10pt" style:font-weight-asian="normal" style:font-size-complex="10pt" style:font-weight-complex="normal"/>
    </style:style>
    <style:style style:name="P92" style:family="paragraph" style:parent-style-name="Standard">
      <style:text-properties fo:font-size="10pt" style:text-underline-style="none" fo:font-weight="normal" officeooo:rsid="0069492c" officeooo:paragraph-rsid="0069492c" style:font-size-asian="10pt" style:font-weight-asian="normal" style:font-size-complex="10pt" style:font-weight-complex="normal"/>
    </style:style>
    <style:style style:name="P93" style:family="paragraph" style:parent-style-name="Standard">
      <style:text-properties fo:font-size="10pt" style:text-underline-style="none" fo:font-weight="normal" officeooo:rsid="006f166e" officeooo:paragraph-rsid="006f166e" style:font-size-asian="10pt" style:font-weight-asian="normal" style:font-size-complex="10pt" style:font-weight-complex="normal"/>
    </style:style>
    <style:style style:name="P94" style:family="paragraph" style:parent-style-name="Standard">
      <style:text-properties fo:font-size="10pt" style:text-underline-style="none" fo:font-weight="normal" officeooo:rsid="0075793b" officeooo:paragraph-rsid="0075793b" style:font-size-asian="10pt" style:font-weight-asian="normal" style:font-size-complex="10pt" style:font-weight-complex="normal"/>
    </style:style>
    <style:style style:name="P95" style:family="paragraph" style:parent-style-name="Standard">
      <style:text-properties fo:font-size="10pt" style:text-underline-style="none" fo:font-weight="normal" officeooo:rsid="00932c0b" officeooo:paragraph-rsid="00932c0b" style:font-size-asian="10pt" style:font-weight-asian="normal" style:font-size-complex="10pt" style:font-weight-complex="normal"/>
    </style:style>
    <style:style style:name="P96" style:family="paragraph" style:parent-style-name="Standard">
      <style:text-properties fo:font-size="10pt" style:text-underline-style="none" fo:font-weight="normal" officeooo:rsid="00992c00" officeooo:paragraph-rsid="00992c00" style:font-size-asian="10pt" style:font-weight-asian="normal" style:font-size-complex="10pt" style:font-weight-complex="normal"/>
    </style:style>
    <style:style style:name="P97" style:family="paragraph" style:parent-style-name="Standard">
      <style:text-properties fo:font-size="10pt" style:text-underline-style="none" fo:font-weight="normal" officeooo:rsid="0073dd64" officeooo:paragraph-rsid="00af39f2" style:font-size-asian="10pt" style:font-weight-asian="normal" style:font-size-complex="10pt" style:font-weight-complex="normal"/>
    </style:style>
    <style:style style:name="P98" style:family="paragraph" style:parent-style-name="Standard">
      <style:text-properties fo:font-size="10pt" style:text-underline-style="none" fo:font-weight="normal" officeooo:rsid="00c2928d" officeooo:paragraph-rsid="00c2928d" style:font-size-asian="10pt" style:font-weight-asian="normal" style:font-size-complex="10pt" style:font-weight-complex="normal"/>
    </style:style>
    <style:style style:name="P99" style:family="paragraph" style:parent-style-name="Standard">
      <style:text-properties fo:font-size="10pt" style:text-underline-style="none" fo:font-weight="normal" officeooo:rsid="00d4cdf9" officeooo:paragraph-rsid="00d4cdf9" style:font-size-asian="10pt" style:font-weight-asian="normal" style:font-size-complex="10pt" style:font-weight-complex="normal"/>
    </style:style>
    <style:style style:name="P100" style:family="paragraph" style:parent-style-name="Standard">
      <style:text-properties fo:font-size="10pt" style:text-underline-style="none" fo:font-weight="normal" officeooo:rsid="0103abec" officeooo:paragraph-rsid="0103abec" style:font-size-asian="10pt" style:font-weight-asian="normal" style:font-size-complex="10pt" style:font-weight-complex="normal"/>
    </style:style>
    <style:style style:name="P101" style:family="paragraph" style:parent-style-name="Standard">
      <style:text-properties fo:font-size="10pt" style:text-underline-style="none" fo:font-weight="bold" officeooo:rsid="00c47967" officeooo:paragraph-rsid="00c47967" style:font-size-asian="10pt" style:font-weight-asian="bold" style:font-size-complex="10pt" style:font-weight-complex="bold"/>
    </style:style>
    <style:style style:name="P102" style:family="paragraph" style:parent-style-name="Standard">
      <style:text-properties fo:font-size="10pt" style:text-underline-style="none" fo:font-weight="bold" officeooo:rsid="0103abec" officeooo:paragraph-rsid="0103abec" style:font-size-asian="10pt" style:font-weight-asian="bold" style:font-size-complex="10pt" style:font-weight-complex="bold"/>
    </style:style>
    <style:style style:name="P103" style:family="paragraph" style:parent-style-name="Standard">
      <style:text-properties fo:font-size="10pt" style:font-size-asian="10pt" style:font-size-complex="10pt"/>
    </style:style>
    <style:style style:name="P104" style:family="paragraph" style:parent-style-name="Standard">
      <style:text-properties fo:font-size="10pt" officeooo:paragraph-rsid="0121853c" style:font-size-asian="10pt" style:font-size-complex="10pt"/>
    </style:style>
    <style:style style:name="P105" style:family="paragraph" style:parent-style-name="Standard">
      <style:text-properties fo:font-size="10pt" fo:font-weight="bold" style:font-size-asian="10pt" style:font-weight-asian="bold" style:font-size-complex="10pt" style:font-weight-complex="bold"/>
    </style:style>
    <style:style style:name="P106" style:family="paragraph" style:parent-style-name="Standard">
      <style:text-properties fo:font-size="12pt" style:text-underline-style="none" fo:font-weight="normal" officeooo:rsid="00451642" officeooo:paragraph-rsid="00451642" style:font-size-asian="10.5pt" style:font-weight-asian="normal" style:font-size-complex="12pt" style:font-weight-complex="normal"/>
    </style:style>
    <style:style style:name="P107" style:family="paragraph" style:parent-style-name="Standard">
      <style:text-properties fo:font-size="12pt" style:text-underline-style="none" fo:font-weight="normal" officeooo:rsid="00451642" officeooo:paragraph-rsid="00637d34" style:font-size-asian="10.5pt" style:font-weight-asian="normal" style:font-size-complex="12pt" style:font-weight-complex="normal"/>
    </style:style>
    <style:style style:name="P108" style:family="paragraph" style:parent-style-name="Standard">
      <style:text-properties fo:font-size="12pt" style:text-underline-style="none" fo:font-weight="normal" officeooo:rsid="00451642" officeooo:paragraph-rsid="00c7aa9e" style:font-size-asian="10.5pt" style:font-weight-asian="normal" style:font-size-complex="12pt" style:font-weight-complex="normal"/>
    </style:style>
    <style:style style:name="P109" style:family="paragraph" style:parent-style-name="Standard">
      <style:text-properties fo:font-size="12pt" style:text-underline-style="none" fo:font-weight="normal" officeooo:rsid="0056cff9" officeooo:paragraph-rsid="0056cff9" style:font-size-asian="10.5pt" style:font-weight-asian="normal" style:font-size-complex="12pt" style:font-weight-complex="normal"/>
    </style:style>
    <style:style style:name="P110" style:family="paragraph" style:parent-style-name="Standard">
      <style:text-properties fo:font-size="12pt" style:text-underline-style="none" fo:font-weight="normal" officeooo:rsid="00579c38" officeooo:paragraph-rsid="00579c38" style:font-size-asian="10.5pt" style:font-weight-asian="normal" style:font-size-complex="12pt" style:font-weight-complex="normal"/>
    </style:style>
    <style:style style:name="P111" style:family="paragraph" style:parent-style-name="Standard">
      <style:text-properties fo:font-size="12pt" style:text-underline-style="none" fo:font-weight="normal" officeooo:rsid="005936da" officeooo:paragraph-rsid="005936da" style:font-size-asian="10.5pt" style:font-weight-asian="normal" style:font-size-complex="12pt" style:font-weight-complex="normal"/>
    </style:style>
    <style:style style:name="P112" style:family="paragraph" style:parent-style-name="Standard">
      <style:text-properties fo:font-size="12pt" style:text-underline-style="none" fo:font-weight="normal" officeooo:rsid="0059a709" officeooo:paragraph-rsid="0059a709" style:font-size-asian="10.5pt" style:font-weight-asian="normal" style:font-size-complex="12pt" style:font-weight-complex="normal"/>
    </style:style>
    <style:style style:name="P113" style:family="paragraph" style:parent-style-name="Standard">
      <style:text-properties fo:font-size="12pt" style:text-underline-style="none" fo:font-weight="normal" officeooo:rsid="005c6fce" officeooo:paragraph-rsid="005c6fce" style:font-size-asian="10.5pt" style:font-weight-asian="normal" style:font-size-complex="12pt" style:font-weight-complex="normal"/>
    </style:style>
    <style:style style:name="P114" style:family="paragraph" style:parent-style-name="Standard">
      <style:text-properties fo:font-size="12pt" style:text-underline-style="none" fo:font-weight="normal" officeooo:rsid="00607c6f" officeooo:paragraph-rsid="00607c6f"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06551f8" officeooo:paragraph-rsid="006551f8"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0661a62" officeooo:paragraph-rsid="00451642" style:font-size-asian="10.5pt" style:font-weight-asian="normal" style:font-size-complex="12pt" style:font-weight-complex="normal"/>
    </style:style>
    <style:style style:name="P117" style:family="paragraph" style:parent-style-name="Standard">
      <style:text-properties fo:font-size="12pt" style:text-underline-style="none" fo:font-weight="normal" officeooo:rsid="00661a62" officeooo:paragraph-rsid="00661a62" style:font-size-asian="10.5pt" style:font-weight-asian="normal" style:font-size-complex="12pt" style:font-weight-complex="normal"/>
    </style:style>
    <style:style style:name="P118" style:family="paragraph" style:parent-style-name="Standard">
      <style:text-properties fo:font-size="12pt" style:text-underline-style="none" fo:font-weight="normal" officeooo:rsid="006f166e" officeooo:paragraph-rsid="006f166e" style:font-size-asian="10.5pt" style:font-weight-asian="normal" style:font-size-complex="12pt" style:font-weight-complex="normal"/>
    </style:style>
    <style:style style:name="P119" style:family="paragraph" style:parent-style-name="Standard">
      <style:text-properties fo:font-size="12pt" style:text-underline-style="none" fo:font-weight="normal" officeooo:rsid="006f7397" officeooo:paragraph-rsid="006f7397" style:font-size-asian="10.5pt" style:font-weight-asian="normal" style:font-size-complex="12pt" style:font-weight-complex="normal"/>
    </style:style>
    <style:style style:name="P120" style:family="paragraph" style:parent-style-name="Standard">
      <style:text-properties fo:font-size="12pt" style:text-underline-style="none" fo:font-weight="normal" officeooo:rsid="0070a5a8" officeooo:paragraph-rsid="0070a5a8" style:font-size-asian="10.5pt" style:font-weight-asian="normal" style:font-size-complex="12pt" style:font-weight-complex="normal"/>
    </style:style>
    <style:style style:name="P121" style:family="paragraph" style:parent-style-name="Standard">
      <style:text-properties fo:font-size="12pt" style:text-underline-style="none" fo:font-weight="normal" officeooo:rsid="0070a5a8" officeooo:paragraph-rsid="0084205b" style:font-size-asian="10.5pt" style:font-weight-asian="normal" style:font-size-complex="12pt" style:font-weight-complex="normal"/>
    </style:style>
    <style:style style:name="P122" style:family="paragraph" style:parent-style-name="Standard">
      <style:text-properties fo:font-size="12pt" style:text-underline-style="none" fo:font-weight="normal" officeooo:rsid="00737642" officeooo:paragraph-rsid="00737642" style:font-size-asian="10.5pt" style:font-weight-asian="normal" style:font-size-complex="12pt" style:font-weight-complex="normal"/>
    </style:style>
    <style:style style:name="P123" style:family="paragraph" style:parent-style-name="Standard">
      <style:text-properties fo:font-size="12pt" style:text-underline-style="none" fo:font-weight="normal" officeooo:rsid="00737642" officeooo:paragraph-rsid="0073dd64" style:font-size-asian="10.5pt" style:font-weight-asian="normal" style:font-size-complex="12pt" style:font-weight-complex="normal"/>
    </style:style>
    <style:style style:name="P124" style:family="paragraph" style:parent-style-name="Standard">
      <style:text-properties fo:font-size="12pt" style:text-underline-style="none" fo:font-weight="normal" officeooo:rsid="0073dd64" officeooo:paragraph-rsid="00737642" style:font-size-asian="10.5pt" style:font-weight-asian="normal" style:font-size-complex="12pt" style:font-weight-complex="normal"/>
    </style:style>
    <style:style style:name="P125" style:family="paragraph" style:parent-style-name="Standard">
      <style:text-properties fo:font-size="12pt" style:text-underline-style="none" fo:font-weight="normal" officeooo:rsid="0073dd64" officeooo:paragraph-rsid="0073dd64" style:font-size-asian="10.5pt" style:font-weight-asian="normal" style:font-size-complex="12pt" style:font-weight-complex="normal"/>
    </style:style>
    <style:style style:name="P126" style:family="paragraph" style:parent-style-name="Standard">
      <style:text-properties fo:font-size="12pt" style:text-underline-style="none" fo:font-weight="normal" officeooo:rsid="0075793b" officeooo:paragraph-rsid="0075793b" style:font-size-asian="10.5pt" style:font-weight-asian="normal" style:font-size-complex="12pt" style:font-weight-complex="normal"/>
    </style:style>
    <style:style style:name="P127" style:family="paragraph" style:parent-style-name="Standard">
      <style:text-properties fo:font-size="12pt" style:text-underline-style="none" fo:font-weight="normal" officeooo:rsid="0075793b" officeooo:paragraph-rsid="00b83a58" style:font-size-asian="10.5pt" style:font-weight-asian="normal" style:font-size-complex="12pt" style:font-weight-complex="normal"/>
    </style:style>
    <style:style style:name="P128" style:family="paragraph" style:parent-style-name="Standard">
      <style:text-properties fo:font-size="12pt" style:text-underline-style="none" fo:font-weight="normal" officeooo:rsid="0075793b" officeooo:paragraph-rsid="00854169" style:font-size-asian="10.5pt" style:font-weight-asian="normal" style:font-size-complex="12pt" style:font-weight-complex="normal"/>
    </style:style>
    <style:style style:name="P129" style:family="paragraph" style:parent-style-name="Standard">
      <style:text-properties fo:font-size="12pt" style:text-underline-style="none" fo:font-weight="normal" officeooo:rsid="0075793b" officeooo:paragraph-rsid="017dfe70" style:font-size-asian="10.5pt" style:font-weight-asian="normal" style:font-size-complex="12pt" style:font-weight-complex="normal"/>
    </style:style>
    <style:style style:name="P130" style:family="paragraph" style:parent-style-name="Standard">
      <style:text-properties fo:font-size="12pt" style:text-underline-style="none" fo:font-weight="normal" officeooo:rsid="00932c0b" officeooo:paragraph-rsid="00932c0b" style:font-size-asian="10.5pt" style:font-weight-asian="normal" style:font-size-complex="12pt" style:font-weight-complex="normal"/>
    </style:style>
    <style:style style:name="P131" style:family="paragraph" style:parent-style-name="Standard">
      <style:text-properties fo:font-size="12pt" style:text-underline-style="none" fo:font-weight="normal" officeooo:rsid="00992c00" officeooo:paragraph-rsid="00992c00" style:font-size-asian="10.5pt" style:font-weight-asian="normal" style:font-size-complex="12pt" style:font-weight-complex="normal"/>
    </style:style>
    <style:style style:name="P132" style:family="paragraph" style:parent-style-name="Standard">
      <style:text-properties fo:font-size="12pt" style:text-underline-style="none" fo:font-weight="normal" officeooo:rsid="00a8cb8e" officeooo:paragraph-rsid="00a8cb8e" style:font-size-asian="10.5pt" style:font-weight-asian="normal" style:font-size-complex="12pt" style:font-weight-complex="normal"/>
    </style:style>
    <style:style style:name="P133" style:family="paragraph" style:parent-style-name="Standard">
      <style:text-properties fo:font-size="12pt" style:text-underline-style="none" fo:font-weight="normal" officeooo:rsid="00ae7f96" officeooo:paragraph-rsid="00ae7f96" style:font-size-asian="10.5pt" style:font-weight-asian="normal" style:font-size-complex="12pt" style:font-weight-complex="normal"/>
    </style:style>
    <style:style style:name="P134" style:family="paragraph" style:parent-style-name="Standard">
      <style:text-properties fo:font-size="12pt" style:text-underline-style="none" fo:font-weight="normal" officeooo:rsid="00aef769" officeooo:paragraph-rsid="00aef769" style:font-size-asian="10.5pt" style:font-weight-asian="normal" style:font-size-complex="12pt" style:font-weight-complex="normal"/>
    </style:style>
    <style:style style:name="P135" style:family="paragraph" style:parent-style-name="Standard">
      <style:text-properties fo:font-size="12pt" style:text-underline-style="none" fo:font-weight="normal" officeooo:rsid="00b20bfb" officeooo:paragraph-rsid="00854169" style:font-size-asian="10.5pt" style:font-weight-asian="normal" style:font-size-complex="12pt" style:font-weight-complex="normal"/>
    </style:style>
    <style:style style:name="P136" style:family="paragraph" style:parent-style-name="Standard">
      <style:text-properties fo:font-size="12pt" style:text-underline-style="none" fo:font-weight="normal" officeooo:rsid="00c2928d" officeooo:paragraph-rsid="00c2928d" style:font-size-asian="10.5pt" style:font-weight-asian="normal" style:font-size-complex="12pt" style:font-weight-complex="normal"/>
    </style:style>
    <style:style style:name="P137" style:family="paragraph" style:parent-style-name="Standard">
      <style:text-properties fo:font-size="12pt" style:text-underline-style="none" fo:font-weight="normal" officeooo:rsid="00d168af" officeooo:paragraph-rsid="00d168af" style:font-size-asian="10.5pt" style:font-weight-asian="normal" style:font-size-complex="12pt" style:font-weight-complex="normal"/>
    </style:style>
    <style:style style:name="P138" style:family="paragraph" style:parent-style-name="Standard">
      <style:text-properties fo:font-size="12pt" style:text-underline-style="none" fo:font-weight="normal" officeooo:rsid="00d25362" officeooo:paragraph-rsid="00d25362" style:font-size-asian="10.5pt" style:font-weight-asian="normal" style:font-size-complex="12pt" style:font-weight-complex="normal"/>
    </style:style>
    <style:style style:name="P139" style:family="paragraph" style:parent-style-name="Standard">
      <style:text-properties fo:font-size="12pt" style:text-underline-style="none" fo:font-weight="normal" officeooo:rsid="00d34c2d" officeooo:paragraph-rsid="00d34c2d" style:font-size-asian="10.5pt" style:font-weight-asian="normal" style:font-size-complex="12pt" style:font-weight-complex="normal"/>
    </style:style>
    <style:style style:name="P140" style:family="paragraph" style:parent-style-name="Standard">
      <style:text-properties fo:font-size="12pt" style:text-underline-style="none" fo:font-weight="normal" officeooo:rsid="00d4cdf9" officeooo:paragraph-rsid="00d4cdf9" style:font-size-asian="10.5pt" style:font-weight-asian="normal" style:font-size-complex="12pt" style:font-weight-complex="normal"/>
    </style:style>
    <style:style style:name="P141" style:family="paragraph" style:parent-style-name="Standard">
      <style:text-properties fo:font-size="12pt" style:text-underline-style="none" fo:font-weight="normal" officeooo:rsid="00d52fa6" officeooo:paragraph-rsid="00d52fa6" style:font-size-asian="10.5pt" style:font-weight-asian="normal" style:font-size-complex="12pt" style:font-weight-complex="normal"/>
    </style:style>
    <style:style style:name="P142" style:family="paragraph" style:parent-style-name="Standard">
      <style:text-properties fo:font-size="12pt" style:text-underline-style="none" fo:font-weight="normal" officeooo:rsid="00d5b02b" officeooo:paragraph-rsid="00d5b02b" style:font-size-asian="10.5pt" style:font-weight-asian="normal" style:font-size-complex="12pt" style:font-weight-complex="normal"/>
    </style:style>
    <style:style style:name="P143" style:family="paragraph" style:parent-style-name="Standard">
      <style:text-properties fo:font-size="12pt" style:text-underline-style="none" fo:font-weight="normal" officeooo:rsid="00d6e601" officeooo:paragraph-rsid="00d6e601" style:font-size-asian="10.5pt" style:font-weight-asian="normal" style:font-size-complex="12pt" style:font-weight-complex="normal"/>
    </style:style>
    <style:style style:name="P144" style:family="paragraph" style:parent-style-name="Standard">
      <style:text-properties fo:font-size="12pt" style:text-underline-style="none" fo:font-weight="normal" officeooo:rsid="00d7dc26" officeooo:paragraph-rsid="00d7dc26" style:font-size-asian="10.5pt" style:font-weight-asian="normal" style:font-size-complex="12pt" style:font-weight-complex="normal"/>
    </style:style>
    <style:style style:name="P145" style:family="paragraph" style:parent-style-name="Standard">
      <style:text-properties fo:font-size="12pt" style:text-underline-style="none" fo:font-weight="normal" officeooo:rsid="00d7dc26" officeooo:paragraph-rsid="010e4a2f" style:font-size-asian="10.5pt" style:font-weight-asian="normal" style:font-size-complex="12pt" style:font-weight-complex="normal"/>
    </style:style>
    <style:style style:name="P146" style:family="paragraph" style:parent-style-name="Standard">
      <style:text-properties fo:font-size="12pt" style:text-underline-style="none" fo:font-weight="normal" officeooo:rsid="00f5c73b" officeooo:paragraph-rsid="00f5c73b" style:font-size-asian="10.5pt" style:font-weight-asian="normal" style:font-size-complex="12pt" style:font-weight-complex="normal"/>
    </style:style>
    <style:style style:name="P147" style:family="paragraph" style:parent-style-name="Standard">
      <style:text-properties fo:font-size="12pt" style:text-underline-style="none" fo:font-weight="normal" officeooo:rsid="00f7fd79" officeooo:paragraph-rsid="00f7fd79" style:font-size-asian="10.5pt" style:font-weight-asian="normal" style:font-size-complex="12pt" style:font-weight-complex="normal"/>
    </style:style>
    <style:style style:name="P148" style:family="paragraph" style:parent-style-name="Standard">
      <style:text-properties fo:font-size="12pt" style:text-underline-style="none" fo:font-weight="normal" officeooo:rsid="00f8d27d" officeooo:paragraph-rsid="00f8d27d" style:font-size-asian="10.5pt" style:font-weight-asian="normal" style:font-size-complex="12pt" style:font-weight-complex="normal"/>
    </style:style>
    <style:style style:name="P149" style:family="paragraph" style:parent-style-name="Standard">
      <style:text-properties fo:font-size="12pt" style:text-underline-style="none" fo:font-weight="normal" officeooo:rsid="00fb7a99" officeooo:paragraph-rsid="00fb7a99" style:font-size-asian="10.5pt" style:font-weight-asian="normal" style:font-size-complex="12pt" style:font-weight-complex="normal"/>
    </style:style>
    <style:style style:name="P150" style:family="paragraph" style:parent-style-name="Standard">
      <style:text-properties fo:font-size="12pt" style:text-underline-style="none" fo:font-weight="normal" officeooo:rsid="00fcd965" officeooo:paragraph-rsid="00fcd965" style:font-size-asian="10.5pt" style:font-weight-asian="normal" style:font-size-complex="12pt" style:font-weight-complex="normal"/>
    </style:style>
    <style:style style:name="P151" style:family="paragraph" style:parent-style-name="Standard">
      <style:text-properties fo:font-size="12pt" style:text-underline-style="none" fo:font-weight="normal" officeooo:rsid="00fea9bb" officeooo:paragraph-rsid="00fea9bb" style:font-size-asian="10.5pt" style:font-weight-asian="normal" style:font-size-complex="12pt" style:font-weight-complex="normal"/>
    </style:style>
    <style:style style:name="P152" style:family="paragraph" style:parent-style-name="Standard">
      <style:text-properties fo:font-size="12pt" style:text-underline-style="none" fo:font-weight="normal" officeooo:rsid="01010e99" officeooo:paragraph-rsid="01010e99" style:font-size-asian="10.5pt" style:font-weight-asian="normal" style:font-size-complex="12pt" style:font-weight-complex="normal"/>
    </style:style>
    <style:style style:name="P153" style:family="paragraph" style:parent-style-name="Standard">
      <style:text-properties fo:font-size="12pt" style:text-underline-style="none" fo:font-weight="normal" officeooo:rsid="0103abec" officeooo:paragraph-rsid="0103abec" style:font-size-asian="10.5pt" style:font-weight-asian="normal" style:font-size-complex="12pt" style:font-weight-complex="normal"/>
    </style:style>
    <style:style style:name="P154" style:family="paragraph" style:parent-style-name="Standard">
      <style:text-properties fo:font-size="12pt" style:text-underline-style="none" fo:font-weight="normal" officeooo:rsid="0103abec" officeooo:paragraph-rsid="01085a46" style:font-size-asian="10.5pt" style:font-weight-asian="normal" style:font-size-complex="12pt" style:font-weight-complex="normal"/>
    </style:style>
    <style:style style:name="P155" style:family="paragraph" style:parent-style-name="Standard">
      <style:text-properties fo:font-size="12pt" style:text-underline-style="none" fo:font-weight="normal" officeooo:rsid="0103abec" officeooo:paragraph-rsid="0109be20" style:font-size-asian="10.5pt" style:font-weight-asian="normal" style:font-size-complex="12pt" style:font-weight-complex="normal"/>
    </style:style>
    <style:style style:name="P156" style:family="paragraph" style:parent-style-name="Standard">
      <style:text-properties fo:font-size="12pt" style:text-underline-style="none" fo:font-weight="normal" officeooo:rsid="0109be20" officeooo:paragraph-rsid="0109be20" style:font-size-asian="10.5pt" style:font-weight-asian="normal" style:font-size-complex="12pt" style:font-weight-complex="normal"/>
    </style:style>
    <style:style style:name="P157" style:family="paragraph" style:parent-style-name="Standard">
      <style:text-properties fo:font-size="12pt" style:text-underline-style="none" fo:font-weight="normal" officeooo:rsid="0118f193" style:font-size-asian="10.5pt" style:font-weight-asian="normal" style:font-size-complex="12pt" style:font-weight-complex="normal"/>
    </style:style>
    <style:style style:name="P158" style:family="paragraph" style:parent-style-name="Standard">
      <style:text-properties fo:font-size="12pt" style:text-underline-style="none" fo:font-weight="normal" officeooo:rsid="0118f193" officeooo:paragraph-rsid="01db6d47" style:font-size-asian="10.5pt" style:font-weight-asian="normal" style:font-size-complex="12pt" style:font-weight-complex="normal"/>
    </style:style>
    <style:style style:name="P159" style:family="paragraph" style:parent-style-name="Standard">
      <style:text-properties fo:font-size="12pt" style:text-underline-style="none" fo:font-weight="normal" officeooo:rsid="0195c29e" officeooo:paragraph-rsid="0195c29e" style:font-size-asian="10.5pt" style:font-weight-asian="normal" style:font-size-complex="12pt" style:font-weight-complex="normal"/>
    </style:style>
    <style:style style:name="P160" style:family="paragraph" style:parent-style-name="Standard">
      <style:text-properties fo:font-size="12pt" style:text-underline-style="none" fo:font-weight="normal" officeooo:rsid="0197f092" officeooo:paragraph-rsid="0197f092" style:font-size-asian="10.5pt" style:font-weight-asian="normal" style:font-size-complex="12pt" style:font-weight-complex="normal"/>
    </style:style>
    <style:style style:name="P161" style:family="paragraph" style:parent-style-name="Standard">
      <style:text-properties fo:font-size="12pt" style:text-underline-style="none" fo:font-weight="normal" officeooo:rsid="019a4283" officeooo:paragraph-rsid="0197f092" style:font-size-asian="10.5pt" style:font-weight-asian="normal" style:font-size-complex="12pt" style:font-weight-complex="normal"/>
    </style:style>
    <style:style style:name="P162" style:family="paragraph" style:parent-style-name="Standard">
      <style:text-properties fo:font-size="12pt" style:text-underline-style="none" fo:font-weight="normal" officeooo:rsid="019c146f" officeooo:paragraph-rsid="019c146f" style:font-size-asian="10.5pt" style:font-weight-asian="normal" style:font-size-complex="12pt" style:font-weight-complex="normal"/>
    </style:style>
    <style:style style:name="P163" style:family="paragraph" style:parent-style-name="Standard">
      <style:text-properties fo:font-size="12pt" style:text-underline-style="none" fo:font-weight="normal" officeooo:rsid="019d5dca" officeooo:paragraph-rsid="019d5dca" style:font-size-asian="10.5pt" style:font-weight-asian="normal" style:font-size-complex="12pt" style:font-weight-complex="normal"/>
    </style:style>
    <style:style style:name="P164" style:family="paragraph" style:parent-style-name="Standard">
      <style:text-properties fo:font-size="12pt" style:text-underline-style="none" fo:font-weight="normal" officeooo:rsid="019da30b" officeooo:paragraph-rsid="019da30b" style:font-size-asian="10.5pt" style:font-weight-asian="normal" style:font-size-complex="12pt" style:font-weight-complex="normal"/>
    </style:style>
    <style:style style:name="P165" style:family="paragraph" style:parent-style-name="Standard">
      <style:text-properties fo:font-size="12pt" style:text-underline-style="none" fo:font-weight="normal" officeooo:rsid="01a2d19c" officeooo:paragraph-rsid="01a2d19c" style:font-size-asian="10.5pt" style:font-weight-asian="normal" style:font-size-complex="12pt" style:font-weight-complex="normal"/>
    </style:style>
    <style:style style:name="P166" style:family="paragraph" style:parent-style-name="Standard">
      <style:text-properties fo:font-size="12pt" style:text-underline-style="none" fo:font-weight="normal" officeooo:rsid="01a2d19c" officeooo:paragraph-rsid="01b83906" style:font-size-asian="10.5pt" style:font-weight-asian="normal" style:font-size-complex="12pt" style:font-weight-complex="normal"/>
    </style:style>
    <style:style style:name="P167" style:family="paragraph" style:parent-style-name="Standard">
      <style:text-properties fo:font-size="12pt" style:text-underline-style="none" fo:font-weight="normal" officeooo:rsid="01a3cf41" officeooo:paragraph-rsid="01a3cf41" style:font-size-asian="10.5pt" style:font-weight-asian="normal" style:font-size-complex="12pt" style:font-weight-complex="normal"/>
    </style:style>
    <style:style style:name="P168" style:family="paragraph" style:parent-style-name="Standard">
      <style:text-properties fo:font-size="12pt" style:text-underline-style="none" fo:font-weight="normal" officeooo:rsid="01a58485" officeooo:paragraph-rsid="01a58485" style:font-size-asian="10.5pt" style:font-weight-asian="normal" style:font-size-complex="12pt" style:font-weight-complex="normal"/>
    </style:style>
    <style:style style:name="P169" style:family="paragraph" style:parent-style-name="Standard">
      <style:text-properties fo:font-size="12pt" style:text-underline-style="none" fo:font-weight="normal" officeooo:rsid="01a7c67a" officeooo:paragraph-rsid="01a7c67a" style:font-size-asian="10.5pt" style:font-weight-asian="normal" style:font-size-complex="12pt" style:font-weight-complex="normal"/>
    </style:style>
    <style:style style:name="P170" style:family="paragraph" style:parent-style-name="Standard">
      <style:text-properties fo:font-size="12pt" style:text-underline-style="none" fo:font-weight="normal" officeooo:rsid="01a9a0e1" officeooo:paragraph-rsid="01a9a0e1" style:font-size-asian="10.5pt" style:font-weight-asian="normal" style:font-size-complex="12pt" style:font-weight-complex="normal"/>
    </style:style>
    <style:style style:name="P171" style:family="paragraph" style:parent-style-name="Standard">
      <style:text-properties fo:font-size="12pt" style:text-underline-style="none" fo:font-weight="normal" officeooo:rsid="01ab6dd6" officeooo:paragraph-rsid="01ab6dd6" style:font-size-asian="10.5pt" style:font-weight-asian="normal" style:font-size-complex="12pt" style:font-weight-complex="normal"/>
    </style:style>
    <style:style style:name="P172" style:family="paragraph" style:parent-style-name="Standard">
      <style:text-properties fo:font-size="12pt" style:text-underline-style="none" fo:font-weight="normal" officeooo:rsid="01aee58f" officeooo:paragraph-rsid="01aee58f" style:font-size-asian="10.5pt" style:font-weight-asian="normal" style:font-size-complex="12pt" style:font-weight-complex="normal"/>
    </style:style>
    <style:style style:name="P173" style:family="paragraph" style:parent-style-name="Standard">
      <style:text-properties fo:font-size="12pt" style:text-underline-style="none" fo:font-weight="normal" officeooo:rsid="01afc4aa" officeooo:paragraph-rsid="01afc4aa" style:font-size-asian="10.5pt" style:font-weight-asian="normal" style:font-size-complex="12pt" style:font-weight-complex="normal"/>
    </style:style>
    <style:style style:name="P174" style:family="paragraph" style:parent-style-name="Standard">
      <style:text-properties fo:font-size="12pt" style:text-underline-style="none" fo:font-weight="normal" officeooo:rsid="01b07dca" officeooo:paragraph-rsid="01b07dca" style:font-size-asian="10.5pt" style:font-weight-asian="normal" style:font-size-complex="12pt" style:font-weight-complex="normal"/>
    </style:style>
    <style:style style:name="P175" style:family="paragraph" style:parent-style-name="Standard">
      <style:text-properties fo:font-size="12pt" style:text-underline-style="none" fo:font-weight="normal" officeooo:rsid="01b3049d" officeooo:paragraph-rsid="01b3049d" style:font-size-asian="10.5pt" style:font-weight-asian="normal" style:font-size-complex="12pt" style:font-weight-complex="normal"/>
    </style:style>
    <style:style style:name="P176" style:family="paragraph" style:parent-style-name="Standard">
      <style:text-properties fo:font-size="12pt" style:text-underline-style="none" fo:font-weight="normal" officeooo:rsid="01b32b97" officeooo:paragraph-rsid="01b32b97" style:font-size-asian="10.5pt" style:font-weight-asian="normal" style:font-size-complex="12pt" style:font-weight-complex="normal"/>
    </style:style>
    <style:style style:name="P177" style:family="paragraph" style:parent-style-name="Standard">
      <style:text-properties fo:font-size="12pt" style:text-underline-style="none" fo:font-weight="normal" officeooo:rsid="01b59e34" officeooo:paragraph-rsid="01b59e34" style:font-size-asian="10.5pt" style:font-weight-asian="normal" style:font-size-complex="12pt" style:font-weight-complex="normal"/>
    </style:style>
    <style:style style:name="P178" style:family="paragraph" style:parent-style-name="Standard">
      <style:text-properties fo:font-size="12pt" style:text-underline-style="none" fo:font-weight="normal" officeooo:rsid="01d18ef3" officeooo:paragraph-rsid="01d18ef3" style:font-size-asian="10.5pt" style:font-weight-asian="normal" style:font-size-complex="12pt" style:font-weight-complex="normal"/>
    </style:style>
    <style:style style:name="P179" style:family="paragraph" style:parent-style-name="Standard">
      <style:text-properties fo:font-size="12pt" style:text-underline-style="none" fo:font-weight="normal" officeooo:rsid="01d54fc2" officeooo:paragraph-rsid="01d54fc2" style:font-size-asian="10.5pt" style:font-weight-asian="normal" style:font-size-complex="12pt" style:font-weight-complex="normal"/>
    </style:style>
    <style:style style:name="P180" style:family="paragraph" style:parent-style-name="Standard">
      <style:text-properties fo:font-size="12pt" style:text-underline-style="none" fo:font-weight="normal" officeooo:rsid="01db6d47" officeooo:paragraph-rsid="01db6d47" style:font-size-asian="10.5pt" style:font-weight-asian="normal" style:font-size-complex="12pt" style:font-weight-complex="normal"/>
    </style:style>
    <style:style style:name="P181" style:family="paragraph" style:parent-style-name="Standard">
      <style:text-properties fo:font-size="12pt" style:text-underline-style="none" fo:font-weight="normal" officeooo:rsid="01dc355b" officeooo:paragraph-rsid="01dc355b" style:font-size-asian="10.5pt" style:font-weight-asian="normal" style:font-size-complex="12pt" style:font-weight-complex="normal"/>
    </style:style>
    <style:style style:name="P182" style:family="paragraph" style:parent-style-name="Standard">
      <style:text-properties fo:font-size="12pt" style:text-underline-style="none" fo:font-weight="normal" officeooo:rsid="01e40f4b" officeooo:paragraph-rsid="01e40f4b" style:font-size-asian="10.5pt" style:font-weight-asian="normal" style:font-size-complex="12pt" style:font-weight-complex="normal"/>
    </style:style>
    <style:style style:name="P183" style:family="paragraph" style:parent-style-name="Standard">
      <style:text-properties fo:font-size="12pt" style:text-underline-style="none" fo:font-weight="normal" officeooo:rsid="01e56169" officeooo:paragraph-rsid="01e56169" style:font-size-asian="10.5pt" style:font-weight-asian="normal" style:font-size-complex="12pt" style:font-weight-complex="normal"/>
    </style:style>
    <style:style style:name="P184" style:family="paragraph" style:parent-style-name="Standard">
      <style:text-properties fo:font-size="12pt" style:text-underline-style="none" fo:font-weight="normal" officeooo:rsid="01e58b06" officeooo:paragraph-rsid="01e58b06" style:font-size-asian="10.5pt" style:font-weight-asian="normal" style:font-size-complex="12pt" style:font-weight-complex="normal"/>
    </style:style>
    <style:style style:name="P185" style:family="paragraph" style:parent-style-name="Standard">
      <style:text-properties fo:font-size="12pt" style:text-underline-style="none" fo:font-weight="normal" officeooo:rsid="01cd14c0" officeooo:paragraph-rsid="01cd14c0" style:font-size-asian="10.5pt" style:font-weight-asian="normal" style:font-size-complex="12pt" style:font-weight-complex="normal"/>
    </style:style>
    <style:style style:name="P186" style:family="paragraph" style:parent-style-name="Standard">
      <style:text-properties fo:font-size="12pt" style:text-underline-style="none" fo:font-weight="normal" officeooo:rsid="01b6fee6" officeooo:paragraph-rsid="01cd14c0" style:font-size-asian="10.5pt" style:font-weight-asian="normal" style:font-size-complex="12pt" style:font-weight-complex="normal"/>
    </style:style>
    <style:style style:name="P187" style:family="paragraph" style:parent-style-name="Standard">
      <style:text-properties fo:font-size="12pt" style:text-underline-style="none" fo:font-weight="normal" officeooo:rsid="01cb3b8e" officeooo:paragraph-rsid="01b6fee6" style:font-size-asian="10.5pt" style:font-weight-asian="normal" style:font-size-complex="12pt" style:font-weight-complex="normal"/>
    </style:style>
    <style:style style:name="P188" style:family="paragraph" style:parent-style-name="Standard">
      <style:text-properties fo:font-size="12pt" style:text-underline-style="none" fo:font-weight="normal" officeooo:rsid="01cfc08f" officeooo:paragraph-rsid="01cfc08f" style:font-size-asian="10.5pt" style:font-weight-asian="normal" style:font-size-complex="12pt" style:font-weight-complex="normal"/>
    </style:style>
    <style:style style:name="P189" style:family="paragraph" style:parent-style-name="Standard">
      <style:text-properties fo:font-size="12pt" style:text-underline-style="none" fo:font-weight="normal" officeooo:rsid="009fdff0" officeooo:paragraph-rsid="009fdff0" style:font-size-asian="12pt" style:font-weight-asian="normal" style:font-size-complex="12pt" style:font-weight-complex="normal"/>
    </style:style>
    <style:style style:name="P190" style:family="paragraph" style:parent-style-name="Standard">
      <style:text-properties fo:font-size="12pt" style:text-underline-style="none" fo:font-weight="normal" officeooo:rsid="00dcfb10" officeooo:paragraph-rsid="00dbc581" style:font-size-asian="12pt" style:font-weight-asian="normal" style:font-size-complex="12pt" style:font-weight-complex="normal"/>
    </style:style>
    <style:style style:name="P191" style:family="paragraph" style:parent-style-name="Standard">
      <style:text-properties fo:font-size="12pt" style:text-underline-style="none" fo:font-weight="normal" officeooo:rsid="01071da4" officeooo:paragraph-rsid="01071da4" style:font-size-asian="12pt" style:font-weight-asian="normal" style:font-size-complex="12pt" style:font-weight-complex="normal"/>
    </style:style>
    <style:style style:name="P192" style:family="paragraph" style:parent-style-name="Standard">
      <style:paragraph-properties fo:text-align="start" style:justify-single-word="false"/>
      <style:text-properties fo:font-size="12pt" style:text-underline-style="none" fo:font-weight="normal" officeooo:rsid="0171a9cf" officeooo:paragraph-rsid="0171a9cf" style:font-size-asian="12pt" style:font-weight-asian="normal" style:font-size-complex="12pt" style:font-weight-complex="normal"/>
    </style:style>
    <style:style style:name="P193" style:family="paragraph" style:parent-style-name="Standard">
      <style:paragraph-properties fo:text-align="start" style:justify-single-word="false"/>
      <style:text-properties fo:font-size="12pt" style:text-underline-style="none" fo:font-weight="normal" officeooo:rsid="0170eafe" officeooo:paragraph-rsid="0170eafe" style:font-size-asian="12pt" style:font-weight-asian="normal" style:font-size-complex="12pt" style:font-weight-complex="normal"/>
    </style:style>
    <style:style style:name="P194" style:family="paragraph" style:parent-style-name="Standard">
      <style:text-properties fo:font-size="12pt" style:text-underline-style="none" fo:font-weight="normal" officeooo:rsid="0209e84e" officeooo:paragraph-rsid="0209e84e" style:font-size-asian="12pt" style:font-weight-asian="normal" style:font-size-complex="12pt" style:font-weight-complex="normal"/>
    </style:style>
    <style:style style:name="P195" style:family="paragraph" style:parent-style-name="Standard">
      <style:text-properties fo:font-size="12pt" style:text-underline-style="none" fo:font-weight="normal" officeooo:rsid="020d766e" officeooo:paragraph-rsid="020d766e" style:font-size-asian="12pt" style:font-weight-asian="normal" style:font-size-complex="12pt" style:font-weight-complex="normal"/>
    </style:style>
    <style:style style:name="P196" style:family="paragraph" style:parent-style-name="Standard">
      <style:text-properties fo:font-size="12pt" style:text-underline-style="none" fo:font-weight="normal" officeooo:rsid="020bc175" officeooo:paragraph-rsid="020bc175" style:font-size-asian="12pt" style:font-weight-asian="normal" style:font-size-complex="12pt" style:font-weight-complex="normal"/>
    </style:style>
    <style:style style:name="P197" style:family="paragraph" style:parent-style-name="Standard">
      <style:text-properties fo:font-size="12pt" style:text-underline-style="none" fo:font-weight="normal" officeooo:rsid="016e2e23" officeooo:paragraph-rsid="00e8477a" style:font-size-asian="12pt" style:font-weight-asian="normal" style:font-size-complex="12pt" style:font-weight-complex="normal"/>
    </style:style>
    <style:style style:name="P198" style:family="paragraph" style:parent-style-name="Standard">
      <style:text-properties fo:font-size="12pt" style:text-underline-style="none" fo:font-weight="normal" officeooo:rsid="016ecfea" officeooo:paragraph-rsid="016f2586" style:font-size-asian="12pt" style:font-weight-asian="normal" style:font-size-complex="12pt" style:font-weight-complex="normal"/>
    </style:style>
    <style:style style:name="P199" style:family="paragraph" style:parent-style-name="Standard">
      <style:text-properties fo:font-size="12pt" style:text-underline-style="none" fo:font-weight="bold" officeooo:rsid="0064232a" officeooo:paragraph-rsid="0064232a" style:font-size-asian="10.5pt" style:font-weight-asian="bold" style:font-size-complex="12pt" style:font-weight-complex="bold"/>
    </style:style>
    <style:style style:name="P200" style:family="paragraph" style:parent-style-name="Standard">
      <style:text-properties fo:font-size="12pt" style:text-underline-style="none" fo:font-weight="bold" officeooo:rsid="0069492c" officeooo:paragraph-rsid="0069492c" style:font-size-asian="10.5pt" style:font-weight-asian="bold" style:font-size-complex="12pt" style:font-weight-complex="bold"/>
    </style:style>
    <style:style style:name="P201" style:family="paragraph" style:parent-style-name="Standard">
      <style:text-properties fo:font-size="12pt" style:text-underline-style="none" fo:font-weight="bold" officeooo:rsid="006db987" officeooo:paragraph-rsid="006db987" style:font-size-asian="10.5pt" style:font-weight-asian="bold" style:font-size-complex="12pt" style:font-weight-complex="bold"/>
    </style:style>
    <style:style style:name="P202" style:family="paragraph" style:parent-style-name="Standard">
      <style:text-properties fo:font-size="12pt" style:text-underline-style="none" fo:font-weight="bold" officeooo:rsid="006f166e" officeooo:paragraph-rsid="006f166e" style:font-size-asian="10.5pt" style:font-weight-asian="bold" style:font-size-complex="12pt" style:font-weight-complex="bold"/>
    </style:style>
    <style:style style:name="P203" style:family="paragraph" style:parent-style-name="Standard">
      <style:text-properties fo:font-size="12pt" style:text-underline-style="none" fo:font-weight="bold" officeooo:rsid="0075793b" officeooo:paragraph-rsid="0075793b" style:font-size-asian="10.5pt" style:font-weight-asian="bold" style:font-size-complex="12pt" style:font-weight-complex="bold"/>
    </style:style>
    <style:style style:name="P204" style:family="paragraph" style:parent-style-name="Standard">
      <style:text-properties fo:font-size="12pt" style:text-underline-style="none" fo:font-weight="bold" officeooo:rsid="0075b9b2" officeooo:paragraph-rsid="0075b9b2" style:font-size-asian="10.5pt" style:font-weight-asian="bold" style:font-size-complex="12pt" style:font-weight-complex="bold"/>
    </style:style>
    <style:style style:name="P205" style:family="paragraph" style:parent-style-name="Standard">
      <style:text-properties fo:font-size="12pt" style:text-underline-style="none" fo:font-weight="bold" officeooo:rsid="00992c00" officeooo:paragraph-rsid="00992c00" style:font-size-asian="10.5pt" style:font-weight-asian="bold" style:font-size-complex="12pt" style:font-weight-complex="bold"/>
    </style:style>
    <style:style style:name="P206" style:family="paragraph" style:parent-style-name="Standard">
      <style:text-properties fo:font-size="12pt" style:text-underline-style="none" fo:font-weight="bold" officeooo:rsid="0073dd64" officeooo:paragraph-rsid="00a56b7b" style:font-size-asian="10.5pt" style:font-weight-asian="bold" style:font-size-complex="12pt" style:font-weight-complex="bold"/>
    </style:style>
    <style:style style:name="P207" style:family="paragraph" style:parent-style-name="Standard">
      <style:text-properties fo:font-size="12pt" style:text-underline-style="none" fo:font-weight="bold" officeooo:rsid="00a8cb8e" officeooo:paragraph-rsid="00a8cb8e" style:font-size-asian="10.5pt" style:font-weight-asian="bold" style:font-size-complex="12pt" style:font-weight-complex="bold"/>
    </style:style>
    <style:style style:name="P208" style:family="paragraph" style:parent-style-name="Standard">
      <style:text-properties fo:font-size="12pt" style:text-underline-style="none" fo:font-weight="bold" officeooo:rsid="00579c38" officeooo:paragraph-rsid="00579c38" style:font-size-asian="10.5pt" style:font-weight-asian="bold" style:font-size-complex="12pt" style:font-weight-complex="bold"/>
    </style:style>
    <style:style style:name="P209" style:family="paragraph" style:parent-style-name="Standard">
      <style:text-properties fo:font-size="12pt" style:text-underline-style="none" fo:font-weight="bold" officeooo:rsid="005936da" officeooo:paragraph-rsid="005936da" style:font-size-asian="10.5pt" style:font-weight-asian="bold" style:font-size-complex="12pt" style:font-weight-complex="bold"/>
    </style:style>
    <style:style style:name="P210" style:family="paragraph" style:parent-style-name="Standard">
      <style:text-properties fo:font-size="12pt" style:text-underline-style="none" fo:font-weight="bold" officeooo:rsid="00d4cdf9" officeooo:paragraph-rsid="00d4cdf9" style:font-size-asian="10.5pt" style:font-weight-asian="bold" style:font-size-complex="12pt" style:font-weight-complex="bold"/>
    </style:style>
    <style:style style:name="P211" style:family="paragraph" style:parent-style-name="Standard">
      <style:text-properties fo:font-size="12pt" style:text-underline-style="none" fo:font-weight="bold" officeooo:rsid="00d52fa6" officeooo:paragraph-rsid="00d52fa6" style:font-size-asian="10.5pt" style:font-weight-asian="bold" style:font-size-complex="12pt" style:font-weight-complex="bold"/>
    </style:style>
    <style:style style:name="P212" style:family="paragraph" style:parent-style-name="Standard">
      <style:text-properties fo:font-size="12pt" style:text-underline-style="none" fo:font-weight="bold" officeooo:rsid="0103abec" officeooo:paragraph-rsid="0103abec" style:font-size-asian="10.5pt" style:font-weight-asian="bold" style:font-size-complex="12pt" style:font-weight-complex="bold"/>
    </style:style>
    <style:style style:name="P213" style:family="paragraph" style:parent-style-name="Standard">
      <style:text-properties fo:font-size="12pt" style:text-underline-style="none" fo:font-weight="bold" officeooo:rsid="0194656c" officeooo:paragraph-rsid="0194656c" style:font-size-asian="10.5pt" style:font-weight-asian="bold" style:font-size-complex="12pt" style:font-weight-complex="bold"/>
    </style:style>
    <style:style style:name="P214" style:family="paragraph" style:parent-style-name="Standard">
      <style:text-properties fo:font-size="12pt" style:text-underline-style="none" fo:font-weight="bold" officeooo:rsid="0197f092" officeooo:paragraph-rsid="0197f092" style:font-size-asian="10.5pt" style:font-weight-asian="bold" style:font-size-complex="12pt" style:font-weight-complex="bold"/>
    </style:style>
    <style:style style:name="P215" style:family="paragraph" style:parent-style-name="Standard">
      <style:text-properties fo:font-size="12pt" style:text-underline-style="none" fo:font-weight="bold" officeooo:rsid="01ad5d93" officeooo:paragraph-rsid="01ad5d93" style:font-size-asian="10.5pt" style:font-weight-asian="bold" style:font-size-complex="12pt" style:font-weight-complex="bold"/>
    </style:style>
    <style:style style:name="P216" style:family="paragraph" style:parent-style-name="Standard">
      <style:text-properties fo:font-size="12pt" style:text-underline-style="none" fo:font-weight="bold" officeooo:rsid="01b83906" officeooo:paragraph-rsid="01b83906" style:font-size-asian="10.5pt" style:font-weight-asian="bold" style:font-size-complex="12pt" style:font-weight-complex="bold"/>
    </style:style>
    <style:style style:name="P217" style:family="paragraph" style:parent-style-name="Standard">
      <style:text-properties fo:font-size="12pt" style:text-underline-style="none" fo:font-weight="bold" officeooo:rsid="01afc4aa" officeooo:paragraph-rsid="01afc4aa" style:font-size-asian="10.5pt" style:font-weight-asian="bold" style:font-size-complex="12pt" style:font-weight-complex="bold"/>
    </style:style>
    <style:style style:name="P218" style:family="paragraph" style:parent-style-name="Standard">
      <style:text-properties fo:font-size="12pt" style:text-underline-style="none" fo:font-weight="bold" officeooo:rsid="01b6fee6" officeooo:paragraph-rsid="01cd14c0" style:font-size-asian="10.5pt" style:font-weight-asian="bold" style:font-size-complex="12pt" style:font-weight-complex="bold"/>
    </style:style>
    <style:style style:name="P219" style:family="paragraph" style:parent-style-name="Standard">
      <style:text-properties fo:font-size="12pt" style:text-underline-style="none" fo:font-weight="bold" officeooo:rsid="01cfc08f" officeooo:paragraph-rsid="01cfc08f" style:font-size-asian="10.5pt" style:font-weight-asian="bold" style:font-size-complex="12pt" style:font-weight-complex="bold"/>
    </style:style>
    <style:style style:name="P220" style:family="paragraph" style:parent-style-name="Standard">
      <style:text-properties fo:font-size="12pt" style:text-underline-style="none" fo:font-weight="bold" officeooo:rsid="01d62736" officeooo:paragraph-rsid="01d62736" style:font-size-asian="10.5pt" style:font-weight-asian="bold" style:font-size-complex="12pt" style:font-weight-complex="bold"/>
    </style:style>
    <style:style style:name="P221" style:family="paragraph" style:parent-style-name="Standard">
      <style:text-properties fo:font-size="12pt" style:text-underline-style="none" fo:font-weight="bold" officeooo:rsid="01d81f31" officeooo:paragraph-rsid="01d81f31" style:font-size-asian="10.5pt" style:font-weight-asian="bold" style:font-size-complex="12pt" style:font-weight-complex="bold"/>
    </style:style>
    <style:style style:name="P222" style:family="paragraph" style:parent-style-name="Standard">
      <style:text-properties fo:font-size="12pt" style:text-underline-style="none" fo:font-weight="bold" officeooo:rsid="01e40f4b" officeooo:paragraph-rsid="01e40f4b" style:font-size-asian="10.5pt" style:font-weight-asian="bold" style:font-size-complex="12pt" style:font-weight-complex="bold"/>
    </style:style>
    <style:style style:name="P223" style:family="paragraph" style:parent-style-name="Standard">
      <style:text-properties fo:font-size="12pt" style:text-underline-style="none" fo:font-weight="bold" officeooo:rsid="01e58b06" officeooo:paragraph-rsid="01e58b06" style:font-size-asian="10.5pt" style:font-weight-asian="bold" style:font-size-complex="12pt" style:font-weight-complex="bold"/>
    </style:style>
    <style:style style:name="P224" style:family="paragraph" style:parent-style-name="Standard">
      <style:text-properties fo:font-size="12pt" style:text-underline-style="none" fo:font-weight="bold" officeooo:rsid="00ec481a" officeooo:paragraph-rsid="01657f45" style:font-size-asian="12pt" style:font-weight-asian="bold" style:font-size-complex="12pt" style:font-weight-complex="bold"/>
    </style:style>
    <style:style style:name="P225" style:family="paragraph" style:parent-style-name="Standard">
      <style:text-properties fo:font-size="12pt" style:text-underline-style="none" fo:font-weight="bold" officeooo:rsid="01cd14c0" officeooo:paragraph-rsid="01cd14c0" fo:background-color="#fff200" style:font-size-asian="10.5pt" style:font-weight-asian="bold" style:font-size-complex="12pt" style:font-weight-complex="bold"/>
    </style:style>
    <style:style style:name="P226" style:family="paragraph" style:parent-style-name="Standard">
      <style:text-properties fo:font-size="12pt" fo:font-weight="normal" officeooo:rsid="0191b98c" officeooo:paragraph-rsid="0197f092" style:font-size-asian="10.5pt" style:font-weight-asian="normal" style:font-size-complex="12pt" style:font-weight-complex="normal"/>
    </style:style>
    <style:style style:name="P227" style:family="paragraph" style:parent-style-name="Standard">
      <style:text-properties fo:font-size="12pt" style:text-underline-style="solid" style:text-underline-width="auto" style:text-underline-color="font-color" fo:font-weight="normal" officeooo:rsid="020d766e" officeooo:paragraph-rsid="020d766e" style:font-size-asian="12pt" style:font-weight-asian="normal" style:font-size-complex="12pt" style:font-weight-complex="normal"/>
    </style:style>
    <style:style style:name="P228" style:family="paragraph" style:parent-style-name="Standard">
      <style:text-properties fo:font-size="12pt" style:text-underline-style="solid" style:text-underline-width="auto" style:text-underline-color="font-color" fo:font-weight="normal" officeooo:rsid="016ecfea" officeooo:paragraph-rsid="016f2586" style:font-size-asian="12pt" style:font-weight-asian="normal" style:font-size-complex="12pt" style:font-weight-complex="normal"/>
    </style:style>
    <style:style style:name="P229" style:family="paragraph" style:parent-style-name="Standard">
      <style:text-properties fo:color="#ce181e" fo:font-size="12pt" style:text-underline-style="none" fo:font-weight="bold" officeooo:rsid="00451642" officeooo:paragraph-rsid="00637d34" style:font-size-asian="10.5pt" style:font-weight-asian="bold" style:font-size-complex="12pt" style:font-weight-complex="bold"/>
    </style:style>
    <style:style style:name="P230" style:family="paragraph" style:parent-style-name="Standard">
      <style:text-properties fo:color="#ce181e" fo:font-size="14pt" style:text-underline-style="none" fo:font-weight="bold" officeooo:rsid="00661a62" officeooo:paragraph-rsid="00637d34" style:font-size-asian="14pt" style:font-weight-asian="bold" style:font-size-complex="14pt" style:font-weight-complex="bold"/>
    </style:style>
    <style:style style:name="P231" style:family="paragraph" style:parent-style-name="Standard">
      <style:text-properties fo:color="#ce181e" fo:font-size="14pt" style:text-underline-style="none" fo:font-weight="bold" officeooo:rsid="00661a62" officeooo:paragraph-rsid="00661a62" style:font-size-asian="14pt" style:font-weight-asian="bold" style:font-size-complex="14pt" style:font-weight-complex="bold"/>
    </style:style>
    <style:style style:name="P232" style:family="paragraph" style:parent-style-name="Standard">
      <style:text-properties officeooo:rsid="00210963" officeooo:paragraph-rsid="00210963"/>
    </style:style>
    <style:style style:name="P233" style:family="paragraph" style:parent-style-name="Standard">
      <style:text-properties fo:font-size="16pt" style:text-underline-style="none" fo:font-weight="bold" officeooo:rsid="00d168af" officeooo:paragraph-rsid="00d168af" style:font-size-asian="16pt" style:font-weight-asian="bold" style:font-size-complex="16pt" style:font-weight-complex="bold"/>
    </style:style>
    <style:style style:name="P234" style:family="paragraph" style:parent-style-name="Standard">
      <style:text-properties fo:font-size="9pt" style:text-underline-style="none" fo:font-weight="normal" officeooo:rsid="00d7dc26" officeooo:paragraph-rsid="00d7dc26" style:font-size-asian="9pt" style:font-weight-asian="normal" style:font-size-complex="9pt" style:font-weight-complex="normal"/>
    </style:style>
    <style:style style:name="P235" style:family="paragraph" style:parent-style-name="Standard">
      <style:text-properties officeooo:rsid="00d96496" officeooo:paragraph-rsid="00d96496"/>
    </style:style>
    <style:style style:name="P236" style:family="paragraph" style:parent-style-name="Standard">
      <style:text-properties fo:font-weight="bold" style:font-weight-asian="bold" style:font-weight-complex="bold"/>
    </style:style>
    <style:style style:name="P237" style:family="paragraph" style:parent-style-name="Standard">
      <style:text-properties fo:font-weight="bold" officeooo:rsid="0118f193" officeooo:paragraph-rsid="0118f193" style:font-weight-asian="bold" style:font-weight-complex="bold"/>
    </style:style>
    <style:style style:name="P238" style:family="paragraph" style:parent-style-name="Standard">
      <style:text-properties fo:font-weight="bold" officeooo:rsid="01200409" officeooo:paragraph-rsid="01200409" style:font-weight-asian="bold" style:font-weight-complex="bold"/>
    </style:style>
    <style:style style:name="P239" style:family="paragraph" style:parent-style-name="Standard">
      <style:text-properties fo:font-weight="bold" officeooo:rsid="012f8cde" officeooo:paragraph-rsid="012f8cde" style:font-weight-asian="bold" style:font-weight-complex="bold"/>
    </style:style>
    <style:style style:name="P240" style:family="paragraph" style:parent-style-name="Standard">
      <style:text-properties fo:font-weight="bold" officeooo:rsid="014437d2" officeooo:paragraph-rsid="014437d2" style:font-weight-asian="bold" style:font-weight-complex="bold"/>
    </style:style>
    <style:style style:name="P241" style:family="paragraph" style:parent-style-name="Standard">
      <style:text-properties fo:font-weight="bold" officeooo:rsid="014437d2" officeooo:paragraph-rsid="01445cbd" style:font-weight-asian="bold" style:font-weight-complex="bold"/>
    </style:style>
    <style:style style:name="P242" style:family="paragraph" style:parent-style-name="Standard">
      <style:text-properties fo:font-weight="bold" officeooo:rsid="0147707a" officeooo:paragraph-rsid="0147707a" style:font-weight-asian="bold" style:font-weight-complex="bold"/>
    </style:style>
    <style:style style:name="P243" style:family="paragraph" style:parent-style-name="Standard">
      <style:text-properties fo:font-weight="bold" officeooo:rsid="014be96b" officeooo:paragraph-rsid="014be96b" style:font-weight-asian="bold" style:font-weight-complex="bold"/>
    </style:style>
    <style:style style:name="P244" style:family="paragraph" style:parent-style-name="Standard">
      <style:text-properties fo:font-weight="bold" officeooo:rsid="01513269" officeooo:paragraph-rsid="01513269" style:font-weight-asian="bold" style:font-weight-complex="bold"/>
    </style:style>
    <style:style style:name="P245" style:family="paragraph" style:parent-style-name="Standard">
      <style:text-properties fo:font-weight="bold" officeooo:rsid="0191b98c" officeooo:paragraph-rsid="0191b98c" style:font-weight-asian="bold" style:font-weight-complex="bold"/>
    </style:style>
    <style:style style:name="P246" style:family="paragraph" style:parent-style-name="Standard">
      <style:text-properties fo:font-weight="bold" officeooo:rsid="0194fa9c" officeooo:paragraph-rsid="0194fa9c" style:font-weight-asian="bold" style:font-weight-complex="bold"/>
    </style:style>
    <style:style style:name="P247" style:family="paragraph" style:parent-style-name="Standard">
      <style:text-properties fo:font-weight="bold" officeooo:rsid="0209dd2a" officeooo:paragraph-rsid="0209dd2a" style:font-weight-asian="bold" style:font-weight-complex="bold"/>
    </style:style>
    <style:style style:name="P248" style:family="paragraph" style:parent-style-name="Standard">
      <style:text-properties officeooo:rsid="0116f3b3" officeooo:paragraph-rsid="0116f3b3"/>
    </style:style>
    <style:style style:name="P249" style:family="paragraph" style:parent-style-name="Standard">
      <style:text-properties officeooo:rsid="0118f193" officeooo:paragraph-rsid="0118f193"/>
    </style:style>
    <style:style style:name="P250" style:family="paragraph" style:parent-style-name="Standard">
      <style:text-properties officeooo:rsid="01200409" officeooo:paragraph-rsid="01200409"/>
    </style:style>
    <style:style style:name="P251" style:family="paragraph" style:parent-style-name="Standard">
      <style:text-properties officeooo:paragraph-rsid="0121853c"/>
    </style:style>
    <style:style style:name="P252" style:family="paragraph" style:parent-style-name="Standard">
      <style:text-properties officeooo:rsid="01233de3" officeooo:paragraph-rsid="01233de3"/>
    </style:style>
    <style:style style:name="P253" style:family="paragraph" style:parent-style-name="Standard">
      <style:text-properties officeooo:paragraph-rsid="01233de3"/>
    </style:style>
    <style:style style:name="P254" style:family="paragraph" style:parent-style-name="Standard">
      <style:text-properties officeooo:rsid="01252edc" officeooo:paragraph-rsid="01252edc"/>
    </style:style>
    <style:style style:name="P255" style:family="paragraph" style:parent-style-name="Standard">
      <style:text-properties style:text-underline-style="solid" style:text-underline-width="auto" style:text-underline-color="font-color" fo:font-weight="bold" officeooo:rsid="0079c160" officeooo:paragraph-rsid="0079c160" style:font-weight-asian="bold" style:font-weight-complex="bold"/>
    </style:style>
    <style:style style:name="P256" style:family="paragraph" style:parent-style-name="Standard">
      <style:text-properties style:text-underline-style="solid" style:text-underline-width="auto" style:text-underline-color="font-color" officeooo:rsid="0218b255" officeooo:paragraph-rsid="0218b255"/>
    </style:style>
    <style:style style:name="P257" style:family="paragraph" style:parent-style-name="Standard">
      <style:text-properties officeooo:rsid="012d09c8" officeooo:paragraph-rsid="012d09c8"/>
    </style:style>
    <style:style style:name="P258" style:family="paragraph" style:parent-style-name="Standard">
      <style:text-properties officeooo:rsid="012e0201" officeooo:paragraph-rsid="012e0201"/>
    </style:style>
    <style:style style:name="P259" style:family="paragraph" style:parent-style-name="Standard">
      <style:text-properties officeooo:rsid="01369913" officeooo:paragraph-rsid="0140c40d"/>
    </style:style>
    <style:style style:name="P260" style:family="paragraph" style:parent-style-name="Standard">
      <style:text-properties officeooo:rsid="0136f388" officeooo:paragraph-rsid="0136f388"/>
    </style:style>
    <style:style style:name="P261" style:family="paragraph" style:parent-style-name="Standard">
      <style:text-properties officeooo:rsid="0136f388" officeooo:paragraph-rsid="0140c40d"/>
    </style:style>
    <style:style style:name="P262" style:family="paragraph" style:parent-style-name="Standard">
      <style:text-properties officeooo:rsid="0140c5a3" officeooo:paragraph-rsid="0140c5a3"/>
    </style:style>
    <style:style style:name="P263" style:family="paragraph" style:parent-style-name="Standard">
      <style:text-properties officeooo:rsid="01423f8e"/>
    </style:style>
    <style:style style:name="P264" style:family="paragraph" style:parent-style-name="Standard">
      <style:text-properties officeooo:rsid="01423f8e" officeooo:paragraph-rsid="01423f8e"/>
    </style:style>
    <style:style style:name="P265" style:family="paragraph" style:parent-style-name="Standard">
      <style:text-properties officeooo:paragraph-rsid="014ff567"/>
    </style:style>
    <style:style style:name="P266" style:family="paragraph" style:parent-style-name="Standard">
      <style:text-properties officeooo:rsid="017c0664" officeooo:paragraph-rsid="017c0664"/>
    </style:style>
    <style:style style:name="P267" style:family="paragraph" style:parent-style-name="Standard">
      <style:text-properties officeooo:rsid="017f5622" officeooo:paragraph-rsid="017f5622"/>
    </style:style>
    <style:style style:name="P268" style:family="paragraph" style:parent-style-name="Standard">
      <style:text-properties officeooo:rsid="01831f0b" officeooo:paragraph-rsid="01831f0b"/>
    </style:style>
    <style:style style:name="P269" style:family="paragraph" style:parent-style-name="Standard">
      <style:text-properties officeooo:rsid="018d6858" officeooo:paragraph-rsid="018d6858"/>
    </style:style>
    <style:style style:name="P270" style:family="paragraph" style:parent-style-name="Standard">
      <style:text-properties officeooo:rsid="018ef982" officeooo:paragraph-rsid="018ef982"/>
    </style:style>
    <style:style style:name="P271" style:family="paragraph" style:parent-style-name="Standard">
      <style:paragraph-properties fo:text-align="center" style:justify-single-word="false"/>
      <style:text-properties fo:font-size="15pt" fo:font-weight="bold" officeooo:rsid="017c0664" officeooo:paragraph-rsid="017c0664" style:font-size-asian="15pt" style:font-weight-asian="bold" style:font-size-complex="15pt" style:font-weight-complex="bold"/>
    </style:style>
    <style:style style:name="P272" style:family="paragraph" style:parent-style-name="Standard">
      <style:text-properties officeooo:rsid="0191b98c" officeooo:paragraph-rsid="0191b98c"/>
    </style:style>
    <style:style style:name="P273" style:family="paragraph" style:parent-style-name="Standard">
      <style:text-properties officeooo:paragraph-rsid="0194656c"/>
    </style:style>
    <style:style style:name="P274" style:family="paragraph" style:parent-style-name="Standard">
      <style:text-properties officeooo:paragraph-rsid="017c0664"/>
    </style:style>
    <style:style style:name="P275" style:family="paragraph" style:parent-style-name="Standard">
      <style:text-properties officeooo:paragraph-rsid="01965bf7"/>
    </style:style>
    <style:style style:name="P276" style:family="paragraph" style:parent-style-name="Standard">
      <style:text-properties style:text-line-through-style="none" style:text-line-through-type="none" fo:font-size="12pt" style:text-underline-style="none" fo:font-weight="normal" officeooo:rsid="01c24873" style:font-size-asian="10.5pt" style:font-weight-asian="normal" style:font-size-complex="12pt" style:font-weight-complex="normal"/>
    </style:style>
    <style:style style:name="P277" style:family="paragraph" style:parent-style-name="Standard">
      <style:text-properties style:text-line-through-style="none" style:text-line-through-type="none" fo:font-size="12pt" style:text-underline-style="none" fo:font-weight="normal" officeooo:rsid="01c24873" officeooo:paragraph-rsid="01f2a3a2" style:font-size-asian="10.5pt" style:font-weight-asian="normal" style:font-size-complex="12pt" style:font-weight-complex="normal"/>
    </style:style>
    <style:style style:name="P278" style:family="paragraph" style:parent-style-name="Standard">
      <style:text-properties style:text-line-through-style="none" style:text-line-through-type="none" fo:font-size="12pt" style:text-underline-style="none" fo:font-weight="normal" officeooo:rsid="01f2a3a2" officeooo:paragraph-rsid="01f2a3a2" style:font-size-asian="10.5pt" style:font-weight-asian="normal" style:font-size-complex="12pt" style:font-weight-complex="normal"/>
    </style:style>
    <style:style style:name="P279" style:family="paragraph" style:parent-style-name="Standard">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P280" style:family="paragraph" style:parent-style-name="Standard">
      <style:text-properties style:text-line-through-style="none" style:text-line-through-type="none" fo:font-size="12pt" style:text-underline-style="none" fo:font-weight="normal" officeooo:rsid="01fa0a7f" officeooo:paragraph-rsid="01fa0a7f" style:font-size-asian="10.5pt" style:font-weight-asian="normal" style:font-size-complex="12pt" style:font-weight-complex="normal"/>
    </style:style>
    <style:style style:name="P281" style:family="paragraph" style:parent-style-name="Standard">
      <style:text-properties style:text-line-through-style="none" style:text-line-through-type="none" fo:font-size="12pt" style:text-underline-style="none" fo:font-weight="normal" officeooo:rsid="01ff0e74" officeooo:paragraph-rsid="01ff0e74" style:font-size-asian="10.5pt" style:font-weight-asian="normal" style:font-size-complex="12pt" style:font-weight-complex="normal"/>
    </style:style>
    <style:style style:name="P282" style:family="paragraph" style:parent-style-name="Standard">
      <style:text-properties style:text-line-through-style="none" style:text-line-through-type="none" fo:font-size="12pt" style:text-underline-style="none" fo:font-weight="normal" officeooo:rsid="01ff0e74" officeooo:paragraph-rsid="0202d1df" style:font-size-asian="10.5pt" style:font-weight-asian="normal" style:font-size-complex="12pt" style:font-weight-complex="normal"/>
    </style:style>
    <style:style style:name="P283" style:family="paragraph" style:parent-style-name="Standard">
      <style:text-properties style:text-line-through-style="none" style:text-line-through-type="none" fo:font-size="12pt" style:text-underline-style="none" fo:font-weight="normal" officeooo:rsid="02055a10" officeooo:paragraph-rsid="02055a10" style:font-size-asian="10.5pt" style:font-weight-asian="normal" style:font-size-complex="12pt" style:font-weight-complex="normal"/>
    </style:style>
    <style:style style:name="P284" style:family="paragraph" style:parent-style-name="Standard">
      <style:text-properties style:text-line-through-style="none" style:text-line-through-type="none" fo:font-size="12pt" style:text-underline-style="none" fo:font-weight="bold" officeooo:rsid="01f4e28c" officeooo:paragraph-rsid="01f4e28c" style:font-size-asian="10.5pt" style:font-weight-asian="bold" style:font-size-complex="12pt" style:font-weight-complex="bold"/>
    </style:style>
    <style:style style:name="P285" style:family="paragraph" style:parent-style-name="Standard">
      <style:text-properties style:text-line-through-style="none" style:text-line-through-type="none" fo:font-size="12pt" style:text-underline-style="none" fo:font-weight="bold" officeooo:rsid="01ffc7ca" officeooo:paragraph-rsid="01ffc7ca" style:font-size-asian="10.5pt" style:font-weight-asian="bold" style:font-size-complex="12pt" style:font-weight-complex="bold"/>
    </style:style>
    <style:style style:name="P286" style:family="paragraph" style:parent-style-name="Standard">
      <style:text-properties style:text-line-through-style="none" style:text-line-through-type="none" fo:font-size="12pt" style:text-underline-style="none" fo:font-weight="bold" officeooo:rsid="01ff0e74" officeooo:paragraph-rsid="0202d1df" style:font-size-asian="10.5pt" style:font-weight-asian="bold" style:font-size-complex="12pt" style:font-weight-complex="bold"/>
    </style:style>
    <style:style style:name="P287" style:family="paragraph" style:parent-style-name="Standard">
      <style:text-properties style:text-line-through-style="none" style:text-line-through-type="none" fo:font-size="12pt" style:text-underline-style="none" fo:font-weight="bold" officeooo:rsid="02055a10" officeooo:paragraph-rsid="02055a10" style:font-size-asian="10.5pt" style:font-weight-asian="bold" style:font-size-complex="12pt" style:font-weight-complex="bold"/>
    </style:style>
    <style:style style:name="P288" style:family="paragraph" style:parent-style-name="Standard">
      <style:text-properties style:text-line-through-style="none" style:text-line-through-type="none" fo:font-size="12pt" style:text-underline-style="none" fo:font-weight="bold" officeooo:rsid="01fd6456" officeooo:paragraph-rsid="01fd6456" fo:background-color="#fff200" style:font-size-asian="10.5pt" style:font-weight-asian="bold" style:font-size-complex="12pt" style:font-weight-complex="bold"/>
    </style:style>
    <style:style style:name="P289" style:family="paragraph" style:parent-style-name="Standard">
      <style:text-properties style:text-line-through-style="none" style:text-line-through-type="none" fo:font-size="12pt" fo:font-style="normal" style:text-underline-style="none" fo:font-weight="bold" officeooo:rsid="01ff0e74" officeooo:paragraph-rsid="0202d1df" style:font-size-asian="10.5pt" style:font-style-asian="normal" style:font-weight-asian="bold" style:font-size-complex="12pt" style:font-style-complex="normal" style:font-weight-complex="bold"/>
    </style:style>
    <style:style style:name="P290" style:family="paragraph" style:parent-style-name="Standard">
      <style:paragraph-properties fo:text-align="center" style:justify-single-word="false"/>
      <style:text-properties style:text-line-through-style="none" style:text-line-through-type="none" fo:font-size="16pt" style:text-underline-style="none" fo:font-weight="bold" officeooo:rsid="01f2a3a2" officeooo:paragraph-rsid="01f2a3a2" style:font-size-asian="16pt" style:font-weight-asian="bold" style:font-size-complex="16pt" style:font-weight-complex="bold"/>
    </style:style>
    <style:style style:name="P291" style:family="paragraph" style:parent-style-name="Standard">
      <style:text-properties style:text-line-through-style="none" style:text-line-through-type="none" fo:font-size="14pt" style:text-underline-style="none" fo:font-weight="bold" officeooo:rsid="01ffc7ca" officeooo:paragraph-rsid="01ffc7ca" fo:background-color="#fff200" style:font-size-asian="14pt" style:font-weight-asian="bold" style:font-size-complex="14pt" style:font-weight-complex="bold"/>
    </style:style>
    <style:style style:name="P292" style:family="paragraph" style:parent-style-name="Standard">
      <style:text-properties style:text-line-through-style="none" style:text-line-through-type="none" fo:font-size="10pt" style:text-underline-style="none" fo:font-weight="normal" officeooo:rsid="01ff0e74" officeooo:paragraph-rsid="0202d1df" style:font-size-asian="10pt" style:font-weight-asian="normal" style:font-size-complex="10pt" style:font-weight-complex="normal"/>
    </style:style>
    <style:style style:name="P293" style:family="paragraph" style:parent-style-name="Standard">
      <style:text-properties officeooo:paragraph-rsid="01cd14c0"/>
    </style:style>
    <style:style style:name="P294" style:family="paragraph" style:parent-style-name="Standard">
      <style:text-properties officeooo:rsid="0209dd2a" officeooo:paragraph-rsid="0209dd2a"/>
    </style:style>
    <style:style style:name="P295" style:family="paragraph" style:parent-style-name="Text_20_body">
      <style:paragraph-properties fo:text-align="center" style:justify-single-word="false"/>
      <style:text-properties fo:font-size="14pt" fo:font-weight="bold" officeooo:rsid="010ae75d" officeooo:paragraph-rsid="013a69f1" style:font-size-asian="14pt" style:font-weight-asian="bold" style:font-size-complex="14pt" style:font-weight-complex="bold"/>
    </style:style>
    <style:style style:name="P296" style:family="paragraph" style:parent-style-name="Text_20_body">
      <style:text-properties fo:font-size="12pt" fo:font-weight="normal" officeooo:rsid="010c7262" officeooo:paragraph-rsid="013a69f1" style:font-size-asian="12pt" style:font-weight-asian="normal" style:font-size-complex="12pt" style:font-weight-complex="normal"/>
    </style:style>
    <style:style style:name="P297" style:family="paragraph" style:parent-style-name="Text_20_body">
      <style:text-properties fo:font-size="12pt" style:text-underline-style="none" fo:font-weight="normal" officeooo:rsid="01a2d19c" officeooo:paragraph-rsid="01a2d19c" style:font-size-asian="10.5pt" style:font-weight-asian="normal" style:font-size-complex="12pt" style:font-weight-complex="normal"/>
    </style:style>
    <style:style style:name="P298" style:family="paragraph" style:parent-style-name="Text_20_body">
      <style:text-properties officeooo:paragraph-rsid="01a2d19c"/>
    </style:style>
    <style:style style:name="P299" style:family="paragraph" style:parent-style-name="Table_20_Contents">
      <style:text-properties fo:font-size="12pt" officeooo:rsid="0197f092" officeooo:paragraph-rsid="0197f092" style:font-size-asian="10.5pt" style:font-size-complex="12pt"/>
    </style:style>
    <style:style style:name="P300" style:family="paragraph" style:parent-style-name="Table_20_Contents">
      <style:text-properties fo:font-size="12pt" officeooo:rsid="0197f092" officeooo:paragraph-rsid="019afcff" style:font-size-asian="10.5pt" style:font-size-complex="12pt"/>
    </style:style>
    <style:style style:name="P301" style:family="paragraph" style:parent-style-name="Table_20_Contents">
      <style:text-properties fo:font-size="12pt" officeooo:rsid="01983494" officeooo:paragraph-rsid="01983494" style:font-size-asian="10.5pt" style:font-size-complex="12pt"/>
    </style:style>
    <style:style style:name="P302" style:family="paragraph" style:parent-style-name="Table_20_Contents">
      <style:paragraph-properties fo:text-align="center" style:justify-single-word="false"/>
      <style:text-properties fo:font-size="12pt" fo:font-weight="bold" officeooo:rsid="0197f092" officeooo:paragraph-rsid="0197f092" style:font-size-asian="10.5pt" style:font-weight-asian="bold" style:font-size-complex="12pt" style:font-weight-complex="bold"/>
    </style:style>
    <style:style style:name="P303" style:family="paragraph" style:parent-style-name="Table_20_Contents">
      <style:paragraph-properties fo:text-align="center" style:justify-single-word="false"/>
      <style:text-properties fo:font-size="12pt" fo:font-weight="bold" officeooo:rsid="01983494" officeooo:paragraph-rsid="01983494" style:font-size-asian="10.5pt" style:font-weight-asian="bold" style:font-size-complex="12pt" style:font-weight-complex="bold"/>
    </style:style>
    <style:style style:name="P304" style:family="paragraph" style:parent-style-name="Heading_20_2">
      <style:paragraph-properties fo:text-align="center" style:justify-single-word="false"/>
      <style:text-properties fo:font-size="16pt" style:text-underline-style="none" fo:font-weight="bold" officeooo:rsid="0118f193" officeooo:paragraph-rsid="01d99f61" style:font-size-asian="16pt" style:font-weight-asian="bold" style:font-size-complex="16pt" style:font-weight-complex="bold"/>
    </style:style>
    <style:style style:name="P305" style:family="paragraph" style:parent-style-name="Standard">
      <style:text-properties fo:font-size="12pt" style:text-underline-style="none" fo:font-weight="normal" officeooo:rsid="020bc175" officeooo:paragraph-rsid="020bc175" style:font-size-asian="12pt" style:font-weight-asian="normal" style:font-size-complex="12pt" style:font-weight-complex="normal"/>
    </style:style>
    <style:style style:name="P306" style:family="paragraph" style:parent-style-name="Standard" style:list-style-name="L1">
      <style:text-properties fo:font-size="12pt" style:text-underline-style="none" fo:font-weight="normal" officeooo:rsid="00e12466" officeooo:paragraph-rsid="00dec6d8" style:font-size-asian="12pt" style:font-weight-asian="normal" style:font-size-complex="12pt" style:font-weight-complex="normal"/>
    </style:style>
    <style:style style:name="P307" style:family="paragraph" style:parent-style-name="Standard" style:list-style-name="L1">
      <style:text-properties fo:font-size="12pt" style:text-underline-style="none" fo:font-weight="normal" officeooo:rsid="00e3c211" officeooo:paragraph-rsid="00e27568" style:font-size-asian="12pt" style:font-weight-asian="normal" style:font-size-complex="12pt" style:font-weight-complex="normal"/>
    </style:style>
    <style:style style:name="P308" style:family="paragraph" style:parent-style-name="Standard" style:list-style-name="L1">
      <style:text-properties fo:font-size="12pt" style:text-underline-style="none" fo:font-weight="normal" officeooo:rsid="00ea711e" officeooo:paragraph-rsid="01697162" style:font-size-asian="12pt" style:font-weight-asian="normal" style:font-size-complex="12pt" style:font-weight-complex="normal"/>
    </style:style>
    <style:style style:name="P309" style:family="paragraph" style:parent-style-name="Standard" style:list-style-name="L1">
      <style:text-properties fo:font-size="12pt" style:text-underline-style="none" fo:font-weight="normal" officeooo:rsid="00ea711e" officeooo:paragraph-rsid="015e1349" style:font-size-asian="12pt" style:font-weight-asian="normal" style:font-size-complex="12pt" style:font-weight-complex="normal"/>
    </style:style>
    <style:style style:name="P310" style:family="paragraph" style:parent-style-name="Standard" style:list-style-name="L1">
      <style:paragraph-properties fo:text-align="center" style:justify-single-word="false"/>
      <style:text-properties fo:font-size="12pt" style:text-underline-style="none" fo:font-weight="normal" officeooo:rsid="00ea711e" officeooo:paragraph-rsid="015e1349" style:font-size-asian="12pt" style:font-weight-asian="normal" style:font-size-complex="12pt" style:font-weight-complex="normal"/>
    </style:style>
    <style:style style:name="P311" style:family="paragraph" style:parent-style-name="Standard" style:list-style-name="L1">
      <style:text-properties fo:font-size="12pt" style:text-underline-style="none" fo:font-weight="normal" officeooo:rsid="00e752f8" officeooo:paragraph-rsid="00e27568" style:font-size-asian="12pt" style:font-weight-asian="normal" style:font-size-complex="12pt" style:font-weight-complex="normal"/>
    </style:style>
    <style:style style:name="P312" style:family="paragraph" style:parent-style-name="Standard" style:list-style-name="L8">
      <style:text-properties fo:font-size="12pt" style:text-underline-style="none" fo:font-weight="normal" officeooo:rsid="0195c29e" officeooo:paragraph-rsid="0195c29e" style:font-size-asian="10.5pt" style:font-weight-asian="normal" style:font-size-complex="12pt" style:font-weight-complex="normal"/>
    </style:style>
    <style:style style:name="P313" style:family="paragraph" style:parent-style-name="Standard" style:list-style-name="L9">
      <style:text-properties fo:font-size="12pt" style:text-underline-style="none" fo:font-weight="normal" officeooo:rsid="01b83906" officeooo:paragraph-rsid="01b83906" style:font-size-asian="10.5pt" style:font-weight-asian="normal" style:font-size-complex="12pt" style:font-weight-complex="normal"/>
    </style:style>
    <style:style style:name="P314" style:family="paragraph" style:parent-style-name="Standard" style:list-style-name="L10">
      <style:text-properties fo:font-size="12pt" style:text-underline-style="none" fo:font-weight="normal" officeooo:rsid="01ad5d93" officeooo:paragraph-rsid="01ad5d93" style:font-size-asian="10.5pt" style:font-weight-asian="normal" style:font-size-complex="12pt" style:font-weight-complex="normal"/>
    </style:style>
    <style:style style:name="P315" style:family="paragraph" style:parent-style-name="Standard" style:list-style-name="L11">
      <style:text-properties fo:font-size="12pt" style:text-underline-style="none" fo:font-weight="normal" officeooo:rsid="01b07dca" officeooo:paragraph-rsid="01b07dca" style:font-size-asian="10.5pt" style:font-weight-asian="normal" style:font-size-complex="12pt" style:font-weight-complex="normal"/>
    </style:style>
    <style:style style:name="P316" style:family="paragraph" style:parent-style-name="Standard" style:list-style-name="L12">
      <style:text-properties fo:font-size="12pt" style:text-underline-style="none" fo:font-weight="normal" officeooo:rsid="01b07dca" officeooo:paragraph-rsid="01b07dca" style:font-size-asian="10.5pt" style:font-weight-asian="normal" style:font-size-complex="12pt" style:font-weight-complex="normal"/>
    </style:style>
    <style:style style:name="P317" style:family="paragraph" style:parent-style-name="Standard" style:list-style-name="L1">
      <style:text-properties fo:font-size="14pt" style:text-underline-style="none" fo:font-weight="bold" officeooo:rsid="00e27568" officeooo:paragraph-rsid="016bb854" style:font-size-asian="14pt" style:font-weight-asian="bold" style:font-size-complex="14pt" style:font-weight-complex="bold"/>
    </style:style>
    <style:style style:name="P318" style:family="paragraph" style:parent-style-name="Standard" style:list-style-name="L1">
      <style:text-properties fo:font-size="14pt" style:text-underline-style="none" fo:font-weight="bold" officeooo:rsid="00e8477a" officeooo:paragraph-rsid="00e8477a" style:font-size-asian="14pt" style:font-weight-asian="bold" style:font-size-complex="14pt" style:font-weight-complex="bold"/>
    </style:style>
    <style:style style:name="P319" style:family="paragraph" style:parent-style-name="Standard" style:list-style-name="L2">
      <style:text-properties fo:font-size="14pt" style:text-underline-style="none" fo:font-weight="bold" officeooo:rsid="02128443" officeooo:paragraph-rsid="02128443" style:font-size-asian="14pt" style:font-weight-asian="bold" style:font-size-complex="14pt" style:font-weight-complex="bold"/>
    </style:style>
    <style:style style:name="P320" style:family="paragraph" style:parent-style-name="Standard" style:list-style-name="L1">
      <style:text-properties fo:font-size="14pt" style:text-underline-style="none" fo:font-weight="bold" officeooo:rsid="00dec6d8" officeooo:paragraph-rsid="01657f45" style:font-size-asian="14pt" style:font-weight-asian="bold" style:font-size-complex="14pt" style:font-weight-complex="bold"/>
    </style:style>
    <style:style style:name="P321" style:family="paragraph" style:parent-style-name="Standard" style:list-style-name="L2">
      <style:text-properties fo:font-size="14pt" style:text-underline-style="solid" style:text-underline-width="auto" style:text-underline-color="font-color" fo:font-weight="bold" officeooo:rsid="02128443" officeooo:paragraph-rsid="02128443" style:font-size-asian="14pt" style:font-weight-asian="bold" style:font-size-complex="14pt" style:font-weight-complex="bold"/>
    </style:style>
    <style:style style:name="P322" style:family="paragraph" style:parent-style-name="Standard" style:list-style-name="L1">
      <style:text-properties fo:font-size="14pt" style:text-underline-style="solid" style:text-underline-width="auto" style:text-underline-color="font-color" fo:font-weight="bold" officeooo:rsid="016f2586" officeooo:paragraph-rsid="016f2586" style:font-size-asian="14pt" style:font-weight-asian="bold" style:font-size-complex="14pt" style:font-weight-complex="bold"/>
    </style:style>
    <style:style style:name="P323" style:family="paragraph" style:parent-style-name="Standard" style:list-style-name="L3">
      <style:text-properties style:text-underline-style="none" officeooo:rsid="00ec481a" officeooo:paragraph-rsid="01737446"/>
    </style:style>
    <style:style style:name="P324" style:family="paragraph" style:parent-style-name="Standard" style:list-style-name="L3">
      <style:text-properties style:text-underline-style="none" fo:font-weight="normal" officeooo:rsid="01737446" officeooo:paragraph-rsid="01737446" style:font-weight-asian="normal" style:font-weight-complex="normal"/>
    </style:style>
    <style:style style:name="P325" style:family="paragraph" style:parent-style-name="Standard" style:list-style-name="L3">
      <style:text-properties style:text-underline-style="none" officeooo:rsid="00ec77d3" officeooo:paragraph-rsid="01737446"/>
    </style:style>
    <style:style style:name="P326" style:family="paragraph" style:parent-style-name="Standard" style:list-style-name="L3">
      <style:text-properties style:text-underline-style="none" officeooo:rsid="00ef2392" officeooo:paragraph-rsid="0174bd6e"/>
    </style:style>
    <style:style style:name="P327" style:family="paragraph" style:parent-style-name="Standard" style:list-style-name="L3">
      <style:text-properties style:text-underline-style="none" fo:font-weight="bold" officeooo:rsid="00ef2392" officeooo:paragraph-rsid="0174bd6e" style:font-weight-asian="bold" style:font-weight-complex="bold"/>
    </style:style>
    <style:style style:name="P328" style:family="paragraph" style:parent-style-name="Standard" style:list-style-name="L3">
      <style:text-properties style:text-underline-style="none" officeooo:rsid="017586b7" officeooo:paragraph-rsid="017586b7"/>
    </style:style>
    <style:style style:name="P329" style:family="paragraph" style:parent-style-name="Standard" style:list-style-name="L4">
      <style:text-properties style:text-underline-style="none" officeooo:rsid="0079c160" officeooo:paragraph-rsid="0079c160"/>
    </style:style>
    <style:style style:name="P330" style:family="paragraph" style:parent-style-name="Standard" style:list-style-name="L4">
      <style:text-properties style:text-underline-style="none" officeooo:rsid="007af3cd" officeooo:paragraph-rsid="007af3cd"/>
    </style:style>
    <style:style style:name="P331" style:family="paragraph" style:parent-style-name="Standard" style:list-style-name="L4">
      <style:text-properties style:text-underline-style="none" officeooo:rsid="007ce167" officeooo:paragraph-rsid="007ce167"/>
    </style:style>
    <style:style style:name="P332" style:family="paragraph" style:parent-style-name="Standard">
      <style:text-properties style:text-underline-style="none" officeooo:rsid="0028e893" officeooo:paragraph-rsid="0028e893"/>
    </style:style>
    <style:style style:name="P333" style:family="paragraph" style:parent-style-name="Standard" style:list-style-name="L5">
      <style:text-properties officeooo:paragraph-rsid="002d70f0"/>
    </style:style>
    <style:style style:name="P334" style:family="paragraph" style:parent-style-name="Standard" style:list-style-name="L5">
      <style:text-properties officeooo:rsid="0031e04b" officeooo:paragraph-rsid="0031e04b"/>
    </style:style>
    <style:style style:name="P335" style:family="paragraph" style:parent-style-name="Standard" style:list-style-name="L5">
      <style:text-properties fo:font-weight="bold" officeooo:rsid="0031e04b" officeooo:paragraph-rsid="0031e04b" style:font-weight-asian="bold" style:font-weight-complex="bold"/>
    </style:style>
    <style:style style:name="P336" style:family="paragraph" style:parent-style-name="Standard" style:list-style-name="L6">
      <style:text-properties fo:font-weight="bold" officeooo:rsid="0134088f" officeooo:paragraph-rsid="0134088f" style:font-weight-asian="bold" style:font-weight-complex="bold"/>
    </style:style>
    <style:style style:name="P337" style:family="paragraph" style:parent-style-name="Standard" style:list-style-name="L6">
      <style:text-properties fo:font-weight="normal" officeooo:rsid="012f8cde" officeooo:paragraph-rsid="012f8cde" style:font-weight-asian="normal" style:font-weight-complex="normal"/>
    </style:style>
    <style:style style:name="P338" style:family="paragraph" style:parent-style-name="Standard" style:list-style-name="L6">
      <style:text-properties fo:font-weight="normal" officeooo:rsid="01308dc9" officeooo:paragraph-rsid="01324a75" style:font-weight-asian="normal" style:font-weight-complex="normal"/>
    </style:style>
    <style:style style:name="P339" style:family="paragraph" style:parent-style-name="Standard" style:list-style-name="L7">
      <style:text-properties officeooo:rsid="0191b98c" officeooo:paragraph-rsid="0191b98c"/>
    </style:style>
    <style:style style:name="P340" style:family="paragraph" style:parent-style-name="Standard" style:list-style-name="L13">
      <style:text-properties style:text-line-through-style="none" style:text-line-through-type="none" fo:font-size="12pt" style:text-underline-style="none" fo:font-weight="normal" officeooo:rsid="01f4e28c" officeooo:paragraph-rsid="01f4e28c" style:font-size-asian="10.5pt" style:font-weight-asian="normal" style:font-size-complex="12pt" style:font-weight-complex="normal"/>
    </style:style>
    <style:style style:name="P341" style:family="paragraph" style:parent-style-name="Standard" style:list-style-name="L13">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4504c0" style:font-weight-asian="bold" style:font-weight-complex="bold"/>
    </style:style>
    <style:style style:name="T3" style:family="text">
      <style:text-properties fo:font-weight="bold" officeooo:rsid="0045c6f0" style:font-weight-asian="bold" style:font-weight-complex="bold"/>
    </style:style>
    <style:style style:name="T4" style:family="text">
      <style:text-properties fo:font-weight="bold" officeooo:rsid="007b948e" style:font-weight-asian="bold" style:font-weight-complex="bold"/>
    </style:style>
    <style:style style:name="T5" style:family="text">
      <style:text-properties fo:font-weight="bold" officeooo:rsid="007fd3fa" style:font-weight-asian="bold" style:font-weight-complex="bold"/>
    </style:style>
    <style:style style:name="T6" style:family="text">
      <style:text-properties fo:font-weight="bold" officeooo:rsid="00467504" style:font-weight-asian="bold" style:font-weight-complex="bold"/>
    </style:style>
    <style:style style:name="T7" style:family="text">
      <style:text-properties fo:font-weight="bold" officeooo:rsid="005c775a" style:font-weight-asian="bold" style:font-weight-complex="bold"/>
    </style:style>
    <style:style style:name="T8" style:family="text">
      <style:text-properties fo:font-weight="bold" officeooo:rsid="010e4a2f" style:font-weight-asian="bold" style:font-weight-complex="bold"/>
    </style:style>
    <style:style style:name="T9" style:family="text">
      <style:text-properties fo:font-weight="bold" officeooo:rsid="01200409" style:font-weight-asian="bold" style:font-weight-complex="bold"/>
    </style:style>
    <style:style style:name="T10" style:family="text">
      <style:text-properties fo:font-weight="bold" officeooo:rsid="01324a75" style:font-weight-asian="bold" style:font-weight-complex="bold"/>
    </style:style>
    <style:style style:name="T11" style:family="text">
      <style:text-properties fo:font-weight="bold" officeooo:rsid="00ec481a" style:font-weight-asian="bold" style:font-weight-complex="bold"/>
    </style:style>
    <style:style style:name="T12" style:family="text">
      <style:text-properties fo:font-weight="bold" officeooo:rsid="0188c98b" style:font-weight-asian="bold" style:font-weight-complex="bold"/>
    </style:style>
    <style:style style:name="T13" style:family="text">
      <style:text-properties fo:font-weight="bold" officeooo:rsid="019eeaca" style:font-weight-asian="bold" style:font-weight-complex="bold"/>
    </style:style>
    <style:style style:name="T14" style:family="text">
      <style:text-properties fo:font-weight="bold" officeooo:rsid="01b07dca" style:font-weight-asian="bold" style:font-weight-complex="bold"/>
    </style:style>
    <style:style style:name="T15" style:family="text">
      <style:text-properties fo:font-weight="bold" officeooo:rsid="01dcf714" style:font-weight-asian="bold" style:font-weight-complex="bold"/>
    </style:style>
    <style:style style:name="T16" style:family="text">
      <style:text-properties fo:font-weight="bold" officeooo:rsid="01dec185" style:font-weight-asian="bold" style:font-weight-complex="bold"/>
    </style:style>
    <style:style style:name="T17" style:family="text">
      <style:text-properties fo:font-weight="bold" officeooo:rsid="01dff451" style:font-weight-asian="bold" style:font-weight-complex="bold"/>
    </style:style>
    <style:style style:name="T18" style:family="text">
      <style:text-properties fo:font-weight="bold" officeooo:rsid="01e56169" style:font-weight-asian="bold" style:font-weight-complex="bold"/>
    </style:style>
    <style:style style:name="T19" style:family="text">
      <style:text-properties fo:font-weight="bold" officeooo:rsid="01f13398" style:font-weight-asian="bold" style:font-weight-complex="bold"/>
    </style:style>
    <style:style style:name="T20" style:family="text">
      <style:text-properties fo:font-weight="bold" officeooo:rsid="01ff0e74" style:font-weight-asian="bold" style:font-weight-complex="bold"/>
    </style:style>
    <style:style style:name="T21" style:family="text">
      <style:text-properties fo:font-weight="bold" officeooo:rsid="0217fe8b" style:font-weight-asian="bold" style:font-weight-complex="bold"/>
    </style:style>
    <style:style style:name="T22" style:family="text">
      <style:text-properties fo:font-weight="bold" fo:background-color="#fff200" loext:char-shading-value="0" style:font-weight-asian="bold" style:font-weight-complex="bold"/>
    </style:style>
    <style:style style:name="T23" style:family="text">
      <style:text-properties style:text-underline-style="none"/>
    </style:style>
    <style:style style:name="T24" style:family="text">
      <style:text-properties style:text-underline-style="none" officeooo:rsid="00225991"/>
    </style:style>
    <style:style style:name="T25" style:family="text">
      <style:text-properties style:text-underline-style="none" fo:font-weight="bold" style:font-weight-asian="bold" style:font-weight-complex="bold"/>
    </style:style>
    <style:style style:name="T26" style:family="text">
      <style:text-properties style:text-underline-style="none" fo:font-weight="bold" officeooo:rsid="002d70f0" style:font-weight-asian="bold" style:font-weight-complex="bold"/>
    </style:style>
    <style:style style:name="T27" style:family="text">
      <style:text-properties style:text-underline-style="none" fo:font-weight="bold" officeooo:rsid="0030cc45" style:font-weight-asian="bold" style:font-weight-complex="bold"/>
    </style:style>
    <style:style style:name="T28" style:family="text">
      <style:text-properties style:text-underline-style="none" officeooo:rsid="00297122"/>
    </style:style>
    <style:style style:name="T29" style:family="text">
      <style:text-properties style:text-underline-style="none" fo:font-weight="normal" style:font-weight-asian="normal" style:font-weight-complex="normal"/>
    </style:style>
    <style:style style:name="T30" style:family="text">
      <style:text-properties style:text-underline-style="none" fo:font-weight="normal" officeooo:rsid="002d70f0" style:font-weight-asian="normal" style:font-weight-complex="normal"/>
    </style:style>
    <style:style style:name="T31" style:family="text">
      <style:text-properties style:text-underline-style="none" fo:font-weight="normal" officeooo:rsid="0030cc45" style:font-weight-asian="normal" style:font-weight-complex="normal"/>
    </style:style>
    <style:style style:name="T32" style:family="text">
      <style:text-properties style:text-underline-style="none" fo:font-weight="normal" officeooo:rsid="0031efe5" style:font-weight-asian="normal" style:font-weight-complex="normal"/>
    </style:style>
    <style:style style:name="T33" style:family="text">
      <style:text-properties style:text-underline-style="none" fo:font-weight="normal" officeooo:rsid="00336c2a" style:font-weight-asian="normal" style:font-weight-complex="normal"/>
    </style:style>
    <style:style style:name="T34" style:family="text">
      <style:text-properties style:text-underline-style="none" fo:font-weight="normal" officeooo:rsid="003539e7" style:font-weight-asian="normal" style:font-weight-complex="normal"/>
    </style:style>
    <style:style style:name="T35" style:family="text">
      <style:text-properties style:text-underline-style="none" fo:font-weight="normal" officeooo:rsid="0036b90e" style:font-weight-asian="normal" style:font-weight-complex="normal"/>
    </style:style>
    <style:style style:name="T36" style:family="text">
      <style:text-properties style:text-underline-style="none" fo:font-weight="normal" officeooo:rsid="00547420" style:font-weight-asian="normal" style:font-weight-complex="normal"/>
    </style:style>
    <style:style style:name="T37" style:family="text">
      <style:text-properties style:text-underline-style="none" officeooo:rsid="00284b58"/>
    </style:style>
    <style:style style:name="T38" style:family="text">
      <style:text-properties officeooo:rsid="0027203e"/>
    </style:style>
    <style:style style:name="T39" style:family="text">
      <style:text-properties fo:font-size="14pt" fo:font-weight="bold" style:font-size-asian="14pt" style:font-weight-asian="bold" style:font-size-complex="14pt" style:font-weight-complex="bold"/>
    </style:style>
    <style:style style:name="T40" style:family="text">
      <style:text-properties fo:font-size="14pt" fo:font-weight="bold" officeooo:rsid="0028e893" style:font-size-asian="14pt" style:font-weight-asian="bold" style:font-size-complex="14pt" style:font-weight-complex="bold"/>
    </style:style>
    <style:style style:name="T41" style:family="text">
      <style:text-properties fo:font-size="14pt" fo:font-weight="bold" officeooo:rsid="003a2ff2" style:font-size-asian="14pt" style:font-weight-asian="bold" style:font-size-complex="14pt" style:font-weight-complex="bold"/>
    </style:style>
    <style:style style:name="T42" style:family="text">
      <style:text-properties fo:font-size="14pt" fo:font-weight="bold" officeooo:rsid="00bbcdfe" style:font-size-asian="14pt" style:font-weight-asian="bold" style:font-size-complex="14pt" style:font-weight-complex="bold"/>
    </style:style>
    <style:style style:name="T43" style:family="text">
      <style:text-properties fo:font-size="14pt" fo:font-weight="bold" officeooo:rsid="0169be62" style:font-size-asian="14pt" style:font-weight-asian="bold" style:font-size-complex="14pt" style:font-weight-complex="bold"/>
    </style:style>
    <style:style style:name="T44" style:family="text">
      <style:text-properties fo:font-size="14pt" style:text-underline-style="none" fo:font-weight="bold" style:font-size-asian="14pt" style:font-weight-asian="bold" style:font-size-complex="14pt" style:font-weight-complex="bold"/>
    </style:style>
    <style:style style:name="T45" style:family="text">
      <style:text-properties fo:font-size="14pt" style:text-underline-style="none" fo:font-weight="bold" officeooo:rsid="00225991" style:font-size-asian="14pt" style:font-weight-asian="bold" style:font-size-complex="14pt" style:font-weight-complex="bold"/>
    </style:style>
    <style:style style:name="T46" style:family="text">
      <style:text-properties fo:font-size="14pt" style:font-size-asian="14pt" style:font-size-complex="14pt"/>
    </style:style>
    <style:style style:name="T47" style:family="text">
      <style:text-properties fo:font-size="14pt" fo:background-color="#ff8000" loext:char-shading-value="0" style:font-size-asian="14pt" style:font-size-complex="14pt"/>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fo:font-weight="normal" officeooo:rsid="0030cc45" style:font-weight-asian="normal" style:font-weight-complex="normal"/>
    </style:style>
    <style:style style:name="T50" style:family="text">
      <style:text-properties style:text-underline-style="solid" style:text-underline-width="auto" style:text-underline-color="font-color" fo:font-weight="bold" style:font-weight-asian="bold" style:font-weight-complex="bold"/>
    </style:style>
    <style:style style:name="T51" style:family="text">
      <style:text-properties style:text-underline-style="solid" style:text-underline-width="auto" style:text-underline-color="font-color" officeooo:rsid="01b98525"/>
    </style:style>
    <style:style style:name="T52" style:family="text">
      <style:text-properties style:text-underline-style="solid" style:text-underline-width="auto" style:text-underline-color="font-color" officeooo:rsid="01a4251a"/>
    </style:style>
    <style:style style:name="T53" style:family="text">
      <style:text-properties style:text-underline-style="solid" style:text-underline-width="auto" style:text-underline-color="font-color" officeooo:rsid="01b49701"/>
    </style:style>
    <style:style style:name="T54" style:family="text">
      <style:text-properties officeooo:rsid="003cea09"/>
    </style:style>
    <style:style style:name="T55" style:family="text">
      <style:text-properties fo:font-weight="normal" style:font-weight-asian="normal" style:font-weight-complex="normal"/>
    </style:style>
    <style:style style:name="T56" style:family="text">
      <style:text-properties fo:font-weight="normal" officeooo:rsid="00451642" style:font-weight-asian="normal" style:font-weight-complex="normal"/>
    </style:style>
    <style:style style:name="T57" style:family="text">
      <style:text-properties fo:font-weight="normal" officeooo:rsid="00c97ff1" style:font-weight-asian="normal" style:font-weight-complex="normal"/>
    </style:style>
    <style:style style:name="T58" style:family="text">
      <style:text-properties fo:font-weight="normal" officeooo:rsid="0134d888" style:font-weight-asian="normal" style:font-weight-complex="normal"/>
    </style:style>
    <style:style style:name="T59" style:family="text">
      <style:text-properties fo:font-weight="normal" officeooo:rsid="0134da66" style:font-weight-asian="normal" style:font-weight-complex="normal"/>
    </style:style>
    <style:style style:name="T60" style:family="text">
      <style:text-properties fo:font-weight="normal" officeooo:rsid="01445cbd" style:font-weight-asian="normal" style:font-weight-complex="normal"/>
    </style:style>
    <style:style style:name="T61" style:family="text">
      <style:text-properties fo:font-weight="normal" officeooo:rsid="01737446" style:font-weight-asian="normal" style:font-weight-complex="normal"/>
    </style:style>
    <style:style style:name="T62" style:family="text">
      <style:text-properties fo:font-weight="normal" officeooo:rsid="0174bd6e" style:font-weight-asian="normal" style:font-weight-complex="normal"/>
    </style:style>
    <style:style style:name="T63" style:family="text">
      <style:text-properties fo:font-weight="normal" officeooo:rsid="01cb3b8e" style:font-weight-asian="normal" style:font-weight-complex="normal"/>
    </style:style>
    <style:style style:name="T64" style:family="text">
      <style:text-properties fo:font-weight="normal" officeooo:rsid="01cd14c0" style:font-weight-asian="normal" style:font-weight-complex="normal"/>
    </style:style>
    <style:style style:name="T65" style:family="text">
      <style:text-properties fo:font-weight="normal" officeooo:rsid="01cf22e2" style:font-weight-asian="normal" style:font-weight-complex="normal"/>
    </style:style>
    <style:style style:name="T66" style:family="text">
      <style:text-properties fo:font-weight="normal" officeooo:rsid="01cfc08f" style:font-weight-asian="normal" style:font-weight-complex="normal"/>
    </style:style>
    <style:style style:name="T67" style:family="text">
      <style:text-properties fo:font-weight="normal" officeooo:rsid="0217fe8b" style:font-weight-asian="normal" style:font-weight-complex="normal"/>
    </style:style>
    <style:style style:name="T68" style:family="text">
      <style:text-properties officeooo:rsid="005e0212"/>
    </style:style>
    <style:style style:name="T69" style:family="text">
      <style:text-properties officeooo:rsid="00661a62"/>
    </style:style>
    <style:style style:name="T70" style:family="text">
      <style:text-properties officeooo:rsid="006b3609"/>
    </style:style>
    <style:style style:name="T71" style:family="text">
      <style:text-properties fo:font-size="10pt" style:font-size-asian="10pt" style:font-size-complex="10pt"/>
    </style:style>
    <style:style style:name="T72" style:family="text">
      <style:text-properties officeooo:rsid="00714f1f"/>
    </style:style>
    <style:style style:name="T73" style:family="text">
      <style:text-properties fo:font-size="12pt" fo:font-weight="normal" officeooo:rsid="0070a5a8" style:font-size-asian="10.5pt" style:font-weight-asian="normal" style:font-size-complex="12pt" style:font-weight-complex="normal"/>
    </style:style>
    <style:style style:name="T74" style:family="text">
      <style:text-properties fo:font-size="12pt" fo:font-weight="normal" officeooo:rsid="0075793b" style:font-size-asian="10.5pt" style:font-weight-asian="normal" style:font-size-complex="12pt" style:font-weight-complex="normal"/>
    </style:style>
    <style:style style:name="T75" style:family="text">
      <style:text-properties fo:font-size="12pt" fo:font-weight="normal" officeooo:rsid="008cdd87" style:font-size-asian="10.5pt" style:font-weight-asian="normal" style:font-size-complex="12pt" style:font-weight-complex="normal"/>
    </style:style>
    <style:style style:name="T76" style:family="text">
      <style:text-properties fo:font-size="12pt" fo:font-weight="normal" officeooo:rsid="00b20bfb" style:font-size-asian="10.5pt" style:font-weight-asian="normal" style:font-size-complex="12pt" style:font-weight-complex="normal"/>
    </style:style>
    <style:style style:name="T77" style:family="text">
      <style:text-properties fo:font-size="12pt" fo:font-weight="normal" officeooo:rsid="00b83a58" style:font-size-asian="10.5pt" style:font-weight-asian="normal" style:font-size-complex="12pt" style:font-weight-complex="normal"/>
    </style:style>
    <style:style style:name="T78" style:family="text">
      <style:text-properties fo:font-size="12pt" fo:font-weight="normal" officeooo:rsid="00bbc978" style:font-size-asian="10.5pt" style:font-weight-asian="normal" style:font-size-complex="12pt" style:font-weight-complex="normal"/>
    </style:style>
    <style:style style:name="T79" style:family="text">
      <style:text-properties fo:font-size="12pt" fo:font-weight="normal" officeooo:rsid="013b5bf5" style:font-size-asian="10.5pt" style:font-weight-asian="normal" style:font-size-complex="12pt" style:font-weight-complex="normal"/>
    </style:style>
    <style:style style:name="T80" style:family="text">
      <style:text-properties fo:font-size="12pt" fo:font-weight="normal" style:font-size-asian="12pt" style:font-weight-asian="normal" style:font-size-complex="12pt" style:font-weight-complex="normal"/>
    </style:style>
    <style:style style:name="T81" style:family="text">
      <style:text-properties fo:font-size="12pt" fo:font-weight="normal" officeooo:rsid="00dcc041" style:font-size-asian="12pt" style:font-weight-asian="normal" style:font-size-complex="12pt" style:font-weight-complex="normal"/>
    </style:style>
    <style:style style:name="T82" style:family="text">
      <style:text-properties fo:font-size="12pt" fo:font-weight="normal" officeooo:rsid="00dcfb10" style:font-size-asian="12pt" style:font-weight-asian="normal" style:font-size-complex="12pt" style:font-weight-complex="normal"/>
    </style:style>
    <style:style style:name="T83" style:family="text">
      <style:text-properties fo:font-size="12pt" fo:font-weight="normal" officeooo:rsid="00dfe18c" style:font-size-asian="12pt" style:font-weight-asian="normal" style:font-size-complex="12pt" style:font-weight-complex="normal"/>
    </style:style>
    <style:style style:name="T84" style:family="text">
      <style:text-properties fo:font-size="12pt" fo:font-weight="normal" officeooo:rsid="00e12466" style:font-size-asian="12pt" style:font-weight-asian="normal" style:font-size-complex="12pt" style:font-weight-complex="normal"/>
    </style:style>
    <style:style style:name="T85" style:family="text">
      <style:text-properties fo:font-size="12pt" fo:font-weight="normal" officeooo:rsid="00e3c211" style:font-size-asian="12pt" style:font-weight-asian="normal" style:font-size-complex="12pt" style:font-weight-complex="normal"/>
    </style:style>
    <style:style style:name="T86" style:family="text">
      <style:text-properties fo:font-size="12pt" fo:font-weight="normal" officeooo:rsid="00e59884" style:font-size-asian="12pt" style:font-weight-asian="normal" style:font-size-complex="12pt" style:font-weight-complex="normal"/>
    </style:style>
    <style:style style:name="T87" style:family="text">
      <style:text-properties fo:font-size="12pt" fo:font-weight="normal" officeooo:rsid="00eb154f" style:font-size-asian="12pt" style:font-weight-asian="normal" style:font-size-complex="12pt" style:font-weight-complex="normal"/>
    </style:style>
    <style:style style:name="T88" style:family="text">
      <style:text-properties fo:font-size="12pt" fo:font-weight="normal" officeooo:rsid="0168a5da" style:font-size-asian="12pt" style:font-weight-asian="normal" style:font-size-complex="12pt" style:font-weight-complex="normal"/>
    </style:style>
    <style:style style:name="T89" style:family="text">
      <style:text-properties fo:font-size="12pt" fo:font-weight="normal" officeooo:rsid="01697162" style:font-size-asian="12pt" style:font-weight-asian="normal" style:font-size-complex="12pt" style:font-weight-complex="normal"/>
    </style:style>
    <style:style style:name="T90" style:family="text">
      <style:text-properties fo:font-size="12pt" fo:font-weight="normal" officeooo:rsid="016e2e23" style:font-size-asian="12pt" style:font-weight-asian="normal" style:font-size-complex="12pt" style:font-weight-complex="normal"/>
    </style:style>
    <style:style style:name="T91" style:family="text">
      <style:text-properties fo:font-size="12pt" fo:font-weight="normal" officeooo:rsid="016ecfea" style:font-size-asian="12pt" style:font-weight-asian="normal" style:font-size-complex="12pt" style:font-weight-complex="normal"/>
    </style:style>
    <style:style style:name="T92" style:family="text">
      <style:text-properties fo:font-size="12pt" fo:font-weight="normal" officeooo:rsid="020f7b31" style:font-size-asian="12pt" style:font-weight-asian="normal" style:font-size-complex="12pt" style:font-weight-complex="normal"/>
    </style:style>
    <style:style style:name="T93" style:family="text">
      <style:text-properties fo:font-size="12pt" fo:font-weight="normal" officeooo:rsid="02128443" style:font-size-asian="12pt" style:font-weight-asian="normal" style:font-size-complex="12pt" style:font-weight-complex="normal"/>
    </style:style>
    <style:style style:name="T94" style:family="text">
      <style:text-properties fo:font-size="12pt" fo:font-weight="bold" officeooo:rsid="008cdd87" style:font-size-asian="10.5pt" style:font-weight-asian="bold" style:font-size-complex="12pt" style:font-weight-complex="bold"/>
    </style:style>
    <style:style style:name="T95" style:family="text">
      <style:text-properties fo:font-size="12pt" style:font-size-asian="12pt" style:font-size-complex="12pt"/>
    </style:style>
    <style:style style:name="T96" style:family="text">
      <style:text-properties fo:font-size="12pt" officeooo:rsid="00ced755" style:font-size-asian="12pt" style:font-size-complex="12pt"/>
    </style:style>
    <style:style style:name="T97" style:family="text">
      <style:text-properties fo:font-size="12pt" officeooo:rsid="00ceed47" style:font-size-asian="12pt" style:font-size-complex="12pt"/>
    </style:style>
    <style:style style:name="T98" style:family="text">
      <style:text-properties fo:font-size="12pt" officeooo:rsid="00eb154f" style:font-size-asian="12pt" style:font-size-complex="12pt"/>
    </style:style>
    <style:style style:name="T99" style:family="text">
      <style:text-properties fo:font-size="12pt" style:font-size-asian="10.5pt" style:font-size-complex="12pt"/>
    </style:style>
    <style:style style:name="T100" style:family="text">
      <style:text-properties fo:font-size="12pt" officeooo:rsid="0075793b" style:font-size-asian="10.5pt" style:font-size-complex="12pt"/>
    </style:style>
    <style:style style:name="T101" style:family="text">
      <style:text-properties fo:font-size="12pt" style:text-underline-style="none" fo:font-weight="normal" officeooo:rsid="0194656c" style:font-size-asian="10.5pt" style:font-weight-asian="normal" style:font-size-complex="12pt" style:font-weight-complex="normal"/>
    </style:style>
    <style:style style:name="T102" style:family="text">
      <style:text-properties fo:font-size="12pt" style:text-underline-style="none" fo:font-weight="normal" officeooo:rsid="01965bf7" style:font-size-asian="10.5pt" style:font-weight-asian="normal" style:font-size-complex="12pt" style:font-weight-complex="normal"/>
    </style:style>
    <style:style style:name="T103" style:family="text">
      <style:text-properties fo:font-size="12pt" style:text-underline-style="none" fo:font-weight="normal" officeooo:rsid="019e6bec" style:font-size-asian="10.5pt" style:font-weight-asian="normal" style:font-size-complex="12pt" style:font-weight-complex="normal"/>
    </style:style>
    <style:style style:name="T104" style:family="text">
      <style:text-properties fo:font-size="12pt" style:text-underline-style="none" fo:font-weight="normal" officeooo:rsid="01a03288" style:font-size-asian="10.5pt" style:font-weight-asian="normal" style:font-size-complex="12pt" style:font-weight-complex="normal"/>
    </style:style>
    <style:style style:name="T105" style:family="text">
      <style:text-properties fo:font-size="12pt" style:text-underline-style="none" fo:font-weight="normal" officeooo:rsid="01d9532b" style:font-size-asian="10.5pt" style:font-weight-asian="normal" style:font-size-complex="12pt" style:font-weight-complex="normal"/>
    </style:style>
    <style:style style:name="T106" style:family="text">
      <style:text-properties fo:font-size="12pt" style:text-underline-style="none" fo:font-weight="normal" officeooo:rsid="01e1c0fa" style:font-size-asian="10.5pt" style:font-weight-asian="normal" style:font-size-complex="12pt" style:font-weight-complex="normal"/>
    </style:style>
    <style:style style:name="T107" style:family="text">
      <style:text-properties fo:font-size="12pt" style:text-underline-style="none" fo:font-weight="normal" style:font-size-asian="12pt" style:font-weight-asian="normal" style:font-size-complex="12pt" style:font-weight-complex="normal"/>
    </style:style>
    <style:style style:name="T108" style:family="text">
      <style:text-properties fo:font-size="12pt" style:text-underline-style="none" fo:font-weight="bold" officeooo:rsid="01d99f61" style:font-size-asian="10.5pt" style:font-weight-asian="bold" style:font-size-complex="12pt" style:font-weight-complex="bold"/>
    </style:style>
    <style:style style:name="T109"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10" style:family="text">
      <style:text-properties fo:color="#ce181e"/>
    </style:style>
    <style:style style:name="T111" style:family="text">
      <style:text-properties fo:color="#ce181e" fo:font-size="14pt" fo:font-weight="bold" style:font-size-asian="14pt" style:font-weight-asian="bold" style:font-size-complex="14pt" style:font-weight-complex="bold"/>
    </style:style>
    <style:style style:name="T112" style:family="text">
      <style:text-properties fo:color="#ce181e" fo:font-weight="normal" style:font-weight-asian="normal" style:font-weight-complex="normal"/>
    </style:style>
    <style:style style:name="T113" style:family="text">
      <style:text-properties fo:color="#ce181e" fo:font-size="12pt" officeooo:rsid="00ced755" style:font-size-asian="12pt" style:font-size-complex="12pt"/>
    </style:style>
    <style:style style:name="T114" style:family="text">
      <style:text-properties fo:color="#ce181e" fo:font-weight="bold" style:font-weight-asian="bold" style:font-weight-complex="bold"/>
    </style:style>
    <style:style style:name="T115" style:family="text">
      <style:text-properties officeooo:rsid="009a59ff"/>
    </style:style>
    <style:style style:name="T116" style:family="text">
      <style:text-properties officeooo:rsid="00a117ad"/>
    </style:style>
    <style:style style:name="T117" style:family="text">
      <style:text-properties officeooo:rsid="00a29c42"/>
    </style:style>
    <style:style style:name="T118" style:family="text">
      <style:text-properties officeooo:rsid="00af39f2"/>
    </style:style>
    <style:style style:name="T119" style:family="text">
      <style:text-properties officeooo:rsid="00bbcdfe"/>
    </style:style>
    <style:style style:name="T120" style:family="text">
      <style:text-properties officeooo:rsid="00d25362"/>
    </style:style>
    <style:style style:name="T121" style:family="text">
      <style:text-properties officeooo:rsid="00dab3eb"/>
    </style:style>
    <style:style style:name="T122" style:family="text">
      <style:text-properties officeooo:rsid="00ec77d3"/>
    </style:style>
    <style:style style:name="T123" style:family="text">
      <style:text-properties officeooo:rsid="00f0c6f2"/>
    </style:style>
    <style:style style:name="T124" style:family="text">
      <style:text-properties officeooo:rsid="00f6d613"/>
    </style:style>
    <style:style style:name="T125" style:family="text">
      <style:text-properties officeooo:rsid="00fd2f64"/>
    </style:style>
    <style:style style:name="T126" style:family="text">
      <style:text-properties officeooo:rsid="010e4a2f"/>
    </style:style>
    <style:style style:name="T127" style:family="text">
      <style:text-properties officeooo:rsid="01145ec6"/>
    </style:style>
    <style:style style:name="T128" style:family="text">
      <style:text-properties officeooo:rsid="0116155f"/>
    </style:style>
    <style:style style:name="T129" style:family="text">
      <style:text-properties officeooo:rsid="011cb765"/>
    </style:style>
    <style:style style:name="T130" style:family="text">
      <style:text-properties officeooo:rsid="011e3604"/>
    </style:style>
    <style:style style:name="T131" style:family="text">
      <style:text-properties officeooo:rsid="01200409"/>
    </style:style>
    <style:style style:name="T132" style:family="text">
      <style:text-properties officeooo:rsid="01233de3"/>
    </style:style>
    <style:style style:name="T133" style:family="text">
      <style:text-properties fo:font-variant="normal" fo:text-transform="none" fo:color="#000000" style:font-name="Tahoma" fo:font-size="14pt" fo:letter-spacing="normal" fo:font-style="normal" fo:font-weight="normal"/>
    </style:style>
    <style:style style:name="T134" style:family="text">
      <style:text-properties officeooo:rsid="01308dc9"/>
    </style:style>
    <style:style style:name="T135" style:family="text">
      <style:text-properties officeooo:rsid="01324a75"/>
    </style:style>
    <style:style style:name="T136" style:family="text">
      <style:text-properties officeooo:rsid="01427519"/>
    </style:style>
    <style:style style:name="T137" style:family="text">
      <style:text-properties officeooo:rsid="014437d2"/>
    </style:style>
    <style:style style:name="T138" style:family="text">
      <style:text-properties officeooo:rsid="01445cbd"/>
    </style:style>
    <style:style style:name="T139" style:family="text">
      <style:text-properties officeooo:rsid="014ff567"/>
    </style:style>
    <style:style style:name="T140" style:family="text">
      <style:text-properties officeooo:rsid="01532eaf"/>
    </style:style>
    <style:style style:name="T141" style:family="text">
      <style:text-properties officeooo:rsid="00ec481a"/>
    </style:style>
    <style:style style:name="T142" style:family="text">
      <style:text-properties officeooo:rsid="01697162"/>
    </style:style>
    <style:style style:name="T143" style:family="text">
      <style:text-properties officeooo:rsid="0169be62"/>
    </style:style>
    <style:style style:name="T144" style:family="text">
      <style:text-properties officeooo:rsid="00e1e509"/>
    </style:style>
    <style:style style:name="T145" style:family="text">
      <style:text-properties officeooo:rsid="016af8b0"/>
    </style:style>
    <style:style style:name="T146" style:family="text">
      <style:text-properties officeooo:rsid="018a6848"/>
    </style:style>
    <style:style style:name="T147" style:family="text">
      <style:text-properties officeooo:rsid="0194656c"/>
    </style:style>
    <style:style style:name="T148" style:family="text">
      <style:text-properties officeooo:rsid="01993b18"/>
    </style:style>
    <style:style style:name="T149" style:family="text">
      <style:text-properties officeooo:rsid="019afcff"/>
    </style:style>
    <style:style style:name="T150" style:family="text">
      <style:text-properties officeooo:rsid="019c380c"/>
    </style:style>
    <style:style style:name="T151" style:family="text">
      <style:text-properties officeooo:rsid="01a6dee8"/>
    </style:style>
    <style:style style:name="T152" style:family="text">
      <style:text-properties officeooo:rsid="01a9a0e1"/>
    </style:style>
    <style:style style:name="T153" style:family="text">
      <style:text-properties officeooo:rsid="01ab9fbb"/>
    </style:style>
    <style:style style:name="T154" style:family="text">
      <style:text-properties officeooo:rsid="01b07dca"/>
    </style:style>
    <style:style style:name="T155" style:family="text">
      <style:text-properties officeooo:rsid="01b171e7"/>
    </style:style>
    <style:style style:name="T156" style:family="text">
      <style:text-properties officeooo:rsid="01ca8a98"/>
    </style:style>
    <style:style style:name="T157" style:family="text">
      <style:text-properties officeooo:rsid="01cd14c0" fo:background-color="#fff200" loext:char-shading-value="0"/>
    </style:style>
    <style:style style:name="T158" style:family="text">
      <style:text-properties officeooo:rsid="01db8e7f"/>
    </style:style>
    <style:style style:name="T159" style:family="text">
      <style:text-properties officeooo:rsid="01e30a23"/>
    </style:style>
    <style:style style:name="T160" style:family="text">
      <style:text-properties officeooo:rsid="01e56169"/>
    </style:style>
    <style:style style:name="T161" style:family="text">
      <style:text-properties officeooo:rsid="01f380ce"/>
    </style:style>
    <style:style style:name="T162" style:family="text">
      <style:text-properties officeooo:rsid="01fc05fd"/>
    </style:style>
    <style:style style:name="T163" style:family="text">
      <style:text-properties officeooo:rsid="01ffb4b7"/>
    </style:style>
    <style:style style:name="T164" style:family="text">
      <style:text-properties officeooo:rsid="020e6f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5"><text:span text:style-name="T41">K</text:span><text:span text:style-name="T39">8s = Kubernetes</text:span></text:p>
      <text:p text:style-name="P87"/>
      <text:p text:style-name="P89">W02TqnNPlo02</text:p>
      <text:p text:style-name="P87"/>
      <text:p text:style-name="P1"><text:span text:style-name="T41">Co</text:span><text:span text:style-name="T39">ntainers</text:span>: Are a bit like virtual machines, but they are smaller and start up faster. </text:p>
      <text:p text:style-name="P2"/>
      <text:p text:style-name="P2">Wrap software in independent portable packages, making it easy to quickly sun software in a variety of environments.</text:p>
      <text:p text:style-name="P2"/>
      <text:p text:style-name="P3">Helps to ensure high availability <text:span text:style-name="T38">and make it easy to scale resources.</text:span></text:p>
      <text:p text:style-name="P3"/>
      <text:p text:style-name="P4">Containers let’s you to run a variety of software components across a cluster of generic software.</text:p>
      <text:p text:style-name="P4"/>
      <text:p text:style-name="P90"><text:span text:style-name="T39">Container Runtime:</text:span><text:span text:style-name="T46"> </text:span>Software that execute containers and manage container images on a node.</text:p>
      <text:p text:style-name="P4"/>
      <text:p text:style-name="P19">Docker is leading the container <text:span text:style-name="T54">runtime</text:span> marke<text:span text:style-name="T54">t, but there are others like Lxd,Rkt (rocket) or Containerd.</text:span></text:p>
      <text:p text:style-name="P19"/>
      <text:p text:style-name="P232"><text:span text:style-name="T39">Container orchestration tool </text:span><text:span text:style-name="T40">(cot)</text:span><text:span text:style-name="T1">:</text:span> <text:span text:style-name="T24">The goal is to automate our application infrastructure and make it easy to manage.</text:span></text:p>
      <text:p text:style-name="P20"/>
      <text:p text:style-name="P5"><text:span text:style-name="T24">If I want to scale up several containers to handle additional load, deploy new code to my entire cluster </text:span><text:span text:style-name="T37">or ensure that multiple instances of a piece of software are spread across multiple servers for HA I can do it manually, taking a lot of time, or using a container orchestration tool.</text:span></text:p>
      <text:p text:style-name="P20"/>
      <text:p text:style-name="P6"><text:span text:style-name="T45">K</text:span><text:span text:style-name="T44">ubernetes:</text:span><text:span text:style-name="T23"> Is a container orchestration tool.</text:span></text:p>
      <text:p text:style-name="P6"><text:span text:style-name="T23">Was created by google to manage it’s infrastructure. </text:span><text:span text:style-name="T28">Is an open source software maintained by several companies</text:span><text:span text:style-name="T23"> and is leading by far the cot market.</text:span></text:p>
      <text:p text:style-name="P21"/>
      <text:p text:style-name="P21"><text:a xlink:type="simple" xlink:href="https://kubernetes.io/docs/tutorials/kubernetes-basics/" text:style-name="Internet_20_link" text:visited-style-name="Visited_20_Internet_20_Link">https://kubernetes.io/docs/tutorials/kubernetes-basics/</text:a></text:p>
      <text:p text:style-name="P21"><text:a xlink:type="simple" xlink:href="https://vimeo.com/245778144/4d1d597c5e" text:style-name="Internet_20_link" text:visited-style-name="Visited_20_Internet_20_Link">https://vimeo.com/245778144/4d1d597c5e</text:a></text:p>
      <text:p text:style-name="P21"/>
      <text:p text:style-name="P63">Can relocate the app components anytime. Takes care of the service discovery, scaling, load balancing, self healing, etc.</text:p>
      <text:p text:style-name="P21"/>
      <text:p text:style-name="P256">Under the hood, kubernetes uses an API server to manipulate docker (or the container run time)</text:p>
      <text:p text:style-name="P76"/>
      <text:p text:style-name="P76">run: <text:s/>sudo ps docker <text:s text:c="3"/>→ you will see all the containers there.</text:p>
      <text:p text:style-name="P21"/>
      <text:p text:style-name="P75"><text:span text:style-name="T42">P</text:span><text:span text:style-name="T39">OD: </text:span><text:span text:style-name="T80">Smallest unit of kubernetes. Can be either a single container or <text:s/>group of containers.</text:span></text:p>
      <text:p text:style-name="P196">All containers in a pod have the same IP</text:p>
      <text:p text:style-name="P196">All pods in a cluster have unique IPs in the same IP space (range).</text:p>
      <text:p text:style-name="P227"/>
      <text:p text:style-name="P195"><text:span text:style-name="T48">IP Space:</text:span> <text:s/>If one pod in the worker 1 have 10.10.10.x the other pods in the same and other worker nodes will have an IP from the <text:span text:style-name="T164">same range.</text:span></text:p>
      <text:p text:style-name="P195"/>
      <text:p text:style-name="P195">All the pods in the same cluster are in the same IP space. </text:p>
      <text:p text:style-name="P194"><text:soft-page-break/></text:p>
      <text:p text:style-name="P21"><text:span text:style-name="T42">S</text:span><text:span text:style-name="T39">oftware defined network (SDN):</text:span><text:span text:style-name="T46"> </text:span><text:span text:style-name="T119">Flannel by Coreos, Weave Net by WeaveWorks.</text:span></text:p>
      <text:p text:style-name="P21"/>
      <text:p text:style-name="P57"><text:span text:style-name="T39">Minikube:</text:span> Runs a single kubernetes node cluster using a virtual machine on my computer.</text:p>
      <text:p text:style-name="P56"/>
      <text:p text:style-name="P56"><text:span text:style-name="T39">Web UI (Dashboard):</text:span> <text:span text:style-name="T121">Dashboard UI. Web based kubernetes user interface. Created by google and more companies. Quite similar to GCP UI.</text:span></text:p>
      <text:p text:style-name="P21"/>
      <text:p text:style-name="P80">Components: <text:span text:style-name="T81">Kubernetes consist on multiple components working together in order to provide the overall functionality of a k8s cluster. </text:span><text:span text:style-name="T82">Many of them are running as pods.</text:span></text:p>
      <text:p text:style-name="P190"/>
      <text:p text:style-name="P190"/>
      <text:p text:style-name="P81"><text:span text:style-name="T82"><text:tab/></text:span><text:span text:style-name="T98">For control-plane</text:span><text:span text:style-name="T87"> (Master Node)</text:span></text:p>
      <text:p text:style-name="P83"><text:span text:style-name="T87">C</text:span><text:span text:style-name="T80">an not contain pods or be responsible for running the application components.</text:span></text:p>
      <text:p text:style-name="P193">Can be replicated for HA.</text:p>
      <text:list xml:id="list3060296720" text:style-name="L1">
        <text:list-header>
          <text:p text:style-name="P306"/>
        </text:list-header>
        <text:list-item>
          <text:p text:style-name="P317"><text:span text:style-name="T142">API S</text:span>erver<text:span text:style-name="T95">:</text:span><text:span text:style-name="T80"> Serves </text:span><text:span text:style-name="T85">the k8s API, the primary interface for the cluster. </text:span><text:span text:style-name="T86">Simple REST based web API. </text:span><text:span text:style-name="T88">All cluster components (scheduler,controller manager,</text:span><text:span text:style-name="T89">kubelet, kube-proxy, etc</text:span><text:span text:style-name="T88"> ) </text:span><text:span text:style-name="T90">are pointing towards it to request information.</text:span></text:p>
          <text:p text:style-name="P307"/>
        </text:list-item>
        <text:list-item>
          <text:p text:style-name="P308"><text:span text:style-name="T43">S</text:span><text:span text:style-name="T39">cheduler</text:span><text:span text:style-name="T1">: </text:span><text:s/><text:span text:style-name="T145">Assigns your app to a worker node. Auto-detects which pod to assign to which node based on resources requirements, hardware constraints, etc.</text:span></text:p>
          <text:p text:style-name="P311"/>
        </text:list-item>
        <text:list-item>
          <text:p text:style-name="P318"><text:span text:style-name="T143">C</text:span>ontroller <text:span text:style-name="T143">M</text:span>anager<text:span text:style-name="T95">: </text:span><text:span text:style-name="T90">Maintains the cluster. Handles node failures, replicating components, maintaining the correct amount of pods, etc.</text:span></text:p>
        </text:list-item>
      </text:list>
      <text:p text:style-name="P197"/>
      <text:p text:style-name="P85"><text:span text:style-name="T90"><text:tab/></text:span><text:span text:style-name="T93">Operates the cluster controllers:</text:span></text:p>
      <text:list xml:id="list3435804433" text:style-name="L2">
        <text:list-item>
          <text:p text:style-name="P319"><text:span text:style-name="T109">Node Controller</text:span><text:span text:style-name="T80">: <text:tab/>Responsible for noticing and responding when nodes go down.</text:span></text:p>
        </text:list-item>
        <text:list-item>
          <text:p text:style-name="P321"><text:span text:style-name="T80">Replication Controller:</text:span><text:span text:style-name="T107"> <text:s text:c="3"/>Responsible for maintaining the correct number of pods for every replication controller object in the system</text:span></text:p>
        </text:list-item>
        <text:list-item>
          <text:p text:style-name="P321"><text:span text:style-name="T80">Endpoints Controller:</text:span><text:span text:style-name="T107"> <text:s text:c="5"/>Populates the Endpoint object, example: joins services and pods</text:span></text:p>
        </text:list-item>
        <text:list-item>
          <text:p text:style-name="P319"><text:span text:style-name="T109">Service Account &amp; Token Controllers:</text:span><text:span text:style-name="T80"> <text:s text:c="3"/>Creates default account and API access tokens for new namespaces. <text:s/></text:span></text:p>
        </text:list-item>
      </text:list>
      <text:p text:style-name="P197"/>
      <text:list xml:id="list225621980553107" text:continue-list="list3060296720" text:style-name="L1">
        <text:list-header>
          <text:p text:style-name="P309"/>
        </text:list-header>
        <text:list-item>
          <text:p text:style-name="P320"><text:span text:style-name="T144">e</text:span>tcd<text:span text:style-name="T80">: Provides distributed, synchronized data storage for the cluster state.</text:span><text:span text:style-name="T83"> </text:span><text:span text:style-name="T84">Not only stores the data, ensures that is synchronized across all the nodes. S</text:span><text:span text:style-name="T91">tores the cluster configuration.</text:span></text:p>
        </text:list-item>
      </text:list>
      <text:p text:style-name="P198"><text:tab/></text:p>
      <text:p text:style-name="P86"><text:span text:style-name="T91"><text:tab/></text:span><text:span text:style-name="T92">Is a database where all of the objects within the k8s cluster are described.</text:span></text:p>
      <text:p text:style-name="P228"/>
      <text:list xml:id="list225622886608706" text:continue-numbering="true" text:style-name="L1">
        <text:list-header>
          <text:p text:style-name="P322"><text:span text:style-name="T91">R</text:span><text:span text:style-name="T80">ecommended to back this up.</text:span></text:p>
        </text:list-header>
      </text:list>
      <text:p text:style-name="P224"/>
      <text:p text:style-name="P224"/>
      <text:list xml:id="list225623117146616" text:continue-numbering="true" text:style-name="L1">
        <text:list-header>
          <text:p text:style-name="P310"><text:span text:style-name="T11">For all the individual nodes</text:span><text:span text:style-name="T141"> (workers, masters)</text:span></text:p>
        </text:list-header>
      </text:list>
      <text:p text:style-name="P192">Responsible for running the application, monitoring it and providing the services that it needs.</text:p>
      <text:list xml:id="list225623654466782" text:continue-numbering="true" text:style-name="L1">
        <text:list-header>
          <text:p text:style-name="P310"/>
        </text:list-header>
      </text:list>
      <text:list xml:id="list3330620491" text:style-name="L3">
        <text:list-item>
          <text:p text:style-name="P323"><text:soft-page-break/><text:span text:style-name="T1">kubelet: </text:span><text:span text:style-name="T67">Daemon</text:span><text:span text:style-name="T21">. </text:span><text:span text:style-name="T61">Runs and manages the containers on the node and talks to the API server.</text:span></text:p>
          <text:p text:style-name="P324"/>
          <text:p text:style-name="P323">Middle man between k8s API and the container runner. <text:span text:style-name="T122">When a container need actually to be ran on a node, control-plane reaches out on that node and then the kubelet on that node instructs the container runner to go ahead and run that container. </text:span></text:p>
          <text:p text:style-name="P323"/>
          <text:p text:style-name="P325">Is not running as a pod, runs as a service: <text:tab/> sudo systemctl status kubelet</text:p>
        </text:list-item>
      </text:list>
      <text:p text:style-name="P60"/>
      <text:list xml:id="list225623713014276" text:continue-numbering="true" text:style-name="L3">
        <text:list-item>
          <text:p text:style-name="P326"><text:span text:style-name="T1">kube-proxy: </text:span><text:span text:style-name="T62">Load balances traffic between application components.</text:span></text:p>
          <text:p text:style-name="P327"/>
          <text:p text:style-name="P326">Handles networking communications between nodes. <text:span text:style-name="T123">Routes traffic. Writes firewall rules to the routing tables of each nodes to allow the traffic to be routed properly.</text:span></text:p>
          <text:p text:style-name="P328"/>
        </text:list-item>
        <text:list-item>
          <text:p text:style-name="P328"><text:span text:style-name="T1">Container runtime: </text:span><text:span text:style-name="T67">Daemon</text:span><text:span text:style-name="T21">.</text:span>The program that runs the container (docker, rkt, containerd)</text:p>
        </text:list-item>
      </text:list>
      <text:p text:style-name="P24"/>
      <text:p text:style-name="P21"><draw:frame draw:style-name="fr1" draw:name="Image2" text:anchor-type="paragraph" svg:x="1.84cm" svg:y="0.55cm" svg:width="14.623cm" svg:height="10.53cm" draw:z-index="1"><draw:image xlink:href="Pictures/10000201000004540000031E989BF691CD0D8CE8.png" xlink:type="simple" xlink:show="embed" xlink:actuate="onLoad" loext:mime-type="image/png"/></draw:frame></text:p>
      <text:p text:style-name="P21"/>
      <text:p text:style-name="P21"/>
      <text:p text:style-name="P21"/>
      <text:p text:style-name="P21"/>
      <text:p text:style-name="P64"><text:span text:style-name="T1">Declarative intent: </text:span>Instead of having to manually check the cluster, k8s does this automatically it just says which status should be in.</text:p>
      <text:p text:style-name="P21"/>
      <text:p text:style-name="P21"/>
      <text:p text:style-name="P21"/>
      <text:p text:style-name="Horizontal_20_Line"/>
      <text:p text:style-name="P255"><text:soft-page-break/><text:span text:style-name="T47">Keystrokes:</text:span><text:span text:style-name="T29"> <text:s text:c="3"/></text:span><text:a xlink:type="simple" xlink:href="https://kubernetes.io/docs/reference/kubectl/cheatsheet/" text:style-name="Internet_20_link" text:visited-style-name="Visited_20_Internet_20_Link">https://kubernetes.io/docs/reference/kubectl/cheatsheet/</text:a></text:p>
      <text:p text:style-name="P38">See version:</text:p>
      <text:list xml:id="list1251333842" text:style-name="L4">
        <text:list-item>
          <text:p text:style-name="P329"><text:span text:style-name="T1">docker:</text:span> <text:s text:c="9"/><text:span text:style-name="T56">sudo docker version</text:span></text:p>
        </text:list-item>
        <text:list-item>
          <text:p text:style-name="P330"><text:span text:style-name="T1">kubeadm: <text:s text:c="3"/></text:span><text:s text:c="2"/>sudo kubeadm version</text:p>
        </text:list-item>
        <text:list-item>
          <text:p text:style-name="P331"><text:span text:style-name="T1">kubectl:</text:span> <text:s text:c="8"/>sudo kubectl version</text:p>
        </text:list-item>
      </text:list>
      <text:p text:style-name="P39"/>
      <text:p text:style-name="P51"><text:span text:style-name="T4">G</text:span><text:span text:style-name="T1">et Nodes:<text:tab/><text:tab/></text:span><text:span text:style-name="T73">kubectl get nodes</text:span></text:p>
      <text:p text:style-name="P121"/>
      <text:p text:style-name="P21"><text:span text:style-name="T4">See all pods:<text:tab/></text:span><text:tab/>kubectl get pods --all-namespaces -o wide</text:p>
      <text:p text:style-name="P22"><text:tab/><text:tab/><text:tab/><text:span text:style-name="T74">kubectl get pods -n kube-system</text:span></text:p>
      <text:p text:style-name="P22"><text:span text:style-name="T74"><text:tab/><text:tab/><text:tab/></text:span><text:span text:style-name="T78">kubectl get pods -n &lt;</text:span><text:span text:style-name="T79">namespace</text:span><text:span text:style-name="T78">&gt; -w <text:s text:c="8"/>(w is like tail -f)</text:span></text:p>
      <text:p text:style-name="P127"><text:tab/></text:p>
      <text:p text:style-name="P127"><text:tab/><text:tab/><text:tab/>kubectl get nodes -o yaml</text:p>
      <text:p text:style-name="P23"><text:span text:style-name="T74"><text:tab/><text:tab/><text:tab/>kubectl get nodes -o </text:span><text:span text:style-name="T77">name</text:span></text:p>
      <text:p text:style-name="P25"><text:span text:style-name="T77"><text:tab/><text:tab/><text:tab/>kubectl get nodes -o wide</text:span><text:span text:style-name="T74"><text:tab/></text:span></text:p>
      <text:p text:style-name="P45"><text:span text:style-name="T100">C</text:span><text:span text:style-name="T99">ustom query to pods:</text:span></text:p>
      <text:p text:style-name="P129">kubectl get pods -o custom-columns=POD:metadata.name,NODE:spec.nodeName --sort-by spec.nodeName -n kube-system<text:tab/><text:tab/></text:p>
      <text:p text:style-name="P128"/>
      <text:p text:style-name="P22"><text:span text:style-name="T94">Describe nodes:</text:span><text:span text:style-name="T75"><text:tab/></text:span><text:span text:style-name="T74">kubectl describe nodes</text:span></text:p>
      <text:p text:style-name="P22"><text:span text:style-name="T74"><text:tab/><text:tab/><text:tab/></text:span><text:span text:style-name="T76">kubectl describe </text:span></text:p>
      <text:p text:style-name="P135"/>
      <text:p text:style-name="P49"><text:span text:style-name="T5">See deployment:</text:span><text:tab/>kubectl get deployment</text:p>
      <text:p text:style-name="P65"><text:span text:style-name="T1">See services:<text:tab/></text:span><text:tab/>kubectl get svc</text:p>
      <text:p text:style-name="P65"/>
      <text:p text:style-name="P66">Component Status: <text:tab/>kubectl get componentstatus</text:p>
      <text:p text:style-name="P50"/>
      <text:p text:style-name="P59"><text:span text:style-name="T1">Reset kubeadm:</text:span><text:tab/>kubeadm reset <text:s/>→ will remove the worker node from the cluster, then you can join the node again</text:p>
      <text:p text:style-name="P50"/>
      <text:p text:style-name="P52"><text:span text:style-name="T1">Check logs:</text:span><text:tab/><text:tab/>journalctl -u kubelet</text:p>
      <text:p text:style-name="P52"><text:tab/><text:tab/><text:tab/>/<text:span text:style-name="T115">var/log/pods/(pod number) <text:s/></text:span></text:p>
      <text:p text:style-name="P53"><text:tab/><text:tab/><text:tab/>kubectl get po --namespace kube-system -l app=flannel <text:tab/><text:tab/><text:tab/></text:p>
      <text:p text:style-name="P54">kubectl logs --namespace kube-system <text:span text:style-name="T1">&lt;POD_ID&gt;</text:span> -c kube-flannel</text:p>
      <text:p text:style-name="P53">kubectl logs --namespace kube-system <text:span text:style-name="T1">kube-flannel-ds-amd64-2mwxm</text:span> -c kube-flannel</text:p>
      <text:p text:style-name="P40"/>
      <text:p text:style-name="P58"><text:span text:style-name="T1">See docker available versions: <text:s text:c="2"/></text:span><text:span text:style-name="T55">apt-cache madison docker-ce</text:span></text:p>
      <text:p text:style-name="P40"/>
      <text:p text:style-name="P55"><text:span text:style-name="T1">Services:</text:span><text:tab/><text:tab/>systemctl status kubelet</text:p>
      <text:p text:style-name="P55"/>
      <text:p text:style-name="P71"><text:span text:style-name="T1">Configuration files:</text:span><text:tab/>/etc/kubernetes/manifests/kube-controller-manager.yaml<text:tab/></text:p>
      <text:p text:style-name="P72"><text:span text:style-name="T1">Kube configuration:</text:span> <text:s/>root/.kube/config</text:p>
      <text:p text:style-name="P55"/>
      <text:p text:style-name="P145"><text:span text:style-name="T8">Check web server:</text:span><text:span text:style-name="T126"> <text:tab/></text:span>kubectl exec busybox -- curl 10.244.1.4</text:p>
      <text:p text:style-name="P55"/>
      <text:p text:style-name="P43">Do a loop <text:span text:style-name="T127">to test</text:span> autoscaling: <text:span text:style-name="T128">hpa</text:span></text:p>
      <text:p text:style-name="P61">while true; do wget -q -O http:/&lt;your address here&gt;; done<text:tab/></text:p>
      <text:p text:style-name="P55"/>
      <text:p text:style-name="P62"><text:soft-page-break/><text:span text:style-name="T1">Check hpa:</text:span> <text:s text:c="2"/>kubectl get hpa</text:p>
      <text:p text:style-name="P62"><text:span text:style-name="T1">Check hpa in live:</text:span> <text:s/>whatch “kubectl get hpa”</text:p>
      <text:p text:style-name="P62"/>
      <text:p text:style-name="P46">Check who is the leader in HA:</text:p>
      <text:p text:style-name="P70">kubectl get endpoints kube-scheduler -n kube-system -o yaml</text:p>
      <text:p text:style-name="P62"/>
      <text:p text:style-name="P47">Find the label applied to the etcd pod on the master node:</text:p>
      <text:p text:style-name="P62">kubectl get pods --all-namespaces --show-labels -o wide</text:p>
      <text:p text:style-name="P62"/>
      <text:p text:style-name="P48">Delete a pod:</text:p>
      <text:p text:style-name="P74">This will delete the pod but if is in a deployment the pod will be created again straigh away:</text:p>
      <text:p text:style-name="P73">root@andrewjobson1c:~# <text:span text:style-name="T1">kubectl delete pods -n myy-ns test-5bdd698494-7xx8b </text:span></text:p>
      <text:p text:style-name="P73">pod "test-5bdd698494-7xx8b" deleted</text:p>
      <text:p text:style-name="P73"/>
      <text:p text:style-name="P48">Delete a deployment:</text:p>
      <text:p text:style-name="P73">Here we are deleting the deployment test2 that have the namespace myy-ns</text:p>
      <text:p text:style-name="P73">kubectl delete deployments test2 -n myy-ns</text:p>
      <text:p text:style-name="P62"/>
      <text:p text:style-name="P44">Alias:</text:p>
      <text:p text:style-name="P62">alias kc='kubectl'</text:p>
      <text:p text:style-name="P62">alias kgp='kubectl get pods'</text:p>
      <text:p text:style-name="P62">alias kgs='kubectl get svc'</text:p>
      <text:p text:style-name="P62">alias kgc='kubectl get componentstatuses’</text:p>
      <text:p text:style-name="P62">alias kctx='kubectl config current-context’</text:p>
      <text:p text:style-name="P62">alias kcon='kubectl config use-context’</text:p>
      <text:p text:style-name="P62">alias kgc='kubectl config get-context'</text:p>
      <text:p text:style-name="P62"/>
      <text:p text:style-name="P62"><text:span text:style-name="T13">Check state of etcd: <text:s/></text:span>etcdctl endpoint health</text:p>
      <text:p text:style-name="P62"/>
      <text:p text:style-name="P67"><text:span text:style-name="T1">Enable </text:span><text:span text:style-name="T12">kubernetes autocompletion</text:span><text:span text:style-name="T1">:</text:span> </text:p>
      <text:p text:style-name="P68"/>
      <text:p text:style-name="P69">There are two ways to do it:</text:p>
      <text:p text:style-name="P68"><text:span text:style-name="T146">1 -</text:span>Source the completion script in your ~/.bashrc file:</text:p>
      <text:p text:style-name="P68">echo 'source &lt;(kubectl completion bash)' &gt;&gt;~/.bashrc</text:p>
      <text:p text:style-name="P68"/>
      <text:p text:style-name="P68"><text:span text:style-name="T146">2 -</text:span>Add the completion script to the /etc/bash_completion.d directory:</text:p>
      <text:p text:style-name="P68">kubectl completion bash &gt;/etc/bash_completion.d/kubectl</text:p>
      <text:p text:style-name="P68"/>
      <text:p text:style-name="P68"/>
      <text:p text:style-name="Horizontal_20_Line"/>
      <text:p text:style-name="P77">Build a kubernetes cluster: <text:span text:style-name="T113">ATENTION</text:span><text:span text:style-name="T96"> 2 CPU </text:span><text:span text:style-name="T97">per</text:span><text:span text:style-name="T96"> server are requested.</text:span></text:p>
      <text:p text:style-name="P26">Will install 3 physical/virtual servers. 1 Kube master and 2 Kube <text:span text:style-name="T117">worker</text:span> nodes</text:p>
      <text:p text:style-name="P26"/>
      <text:p text:style-name="P8"><text:span text:style-name="T25">Kube Master:</text:span><text:span text:style-name="T23"> We have to install on it</text:span></text:p>
      <text:list xml:id="list1743272227" text:style-name="L5">
        <text:list-item>
          <text:p text:style-name="P333"><text:span text:style-name="T26">Docker:</text:span><text:span text:style-name="T30"> <text:s/></text:span><text:span text:style-name="T31">Is gonna be the </text:span><text:span text:style-name="T49">container runtime</text:span><text:span text:style-name="T31">, kubernetes requires a container runtime.</text:span></text:p>
        </text:list-item>
        <text:list-item>
          <text:p text:style-name="P334"><text:span text:style-name="T27">K</text:span><text:span text:style-name="T25">ubeadm:</text:span><text:span text:style-name="T29"> </text:span><text:span text:style-name="T32">Additional tool to help to set up a kubernetes cluster. Automates a lot of st</text:span><text:span text:style-name="T36">u</text:span><text:span text:style-name="T32">f</text:span><text:span text:style-name="T36">f</text:span><text:span text:style-name="T32">.</text:span></text:p>
        </text:list-item>
        <text:list-item>
          <text:p text:style-name="P335"><text:span text:style-name="T23">Kubelet: </text:span><text:span text:style-name="T33">Agent that manages the process of running containers on each node.</text:span></text:p>
        </text:list-item>
        <text:list-item>
          <text:p text:style-name="P334"><text:span text:style-name="T25">Kubectl:</text:span><text:span text:style-name="T29"> </text:span><text:span text:style-name="T34">Command line tool to interact with the cluster.</text:span></text:p>
        </text:list-item>
        <text:list-item>
          <text:p text:style-name="P334"><text:soft-page-break/><text:span text:style-name="T25">Control Plane:</text:span><text:span text:style-name="T29"> </text:span><text:span text:style-name="T35">Services that allow kubernetes master to control the cluster. Run as container on the master.</text:span></text:p>
        </text:list-item>
      </text:list>
      <text:p text:style-name="P27"/>
      <text:p text:style-name="Horizontal_20_Line"/>
      <text:p text:style-name="P79">Install Docker: </text:p>
      <text:p text:style-name="P28"/>
      <text:p text:style-name="P37">1) Add/<text:span text:style-name="T68">install</text:span> the Docker repository GPG key:</text:p>
      <text:p text:style-name="P28"/>
      <text:p text:style-name="P28"><text:tab/>curl -fsSL https://download.docker.com/linux/ubuntu/gpg | sudo apt-key add -</text:p>
      <text:p text:style-name="P30"/>
      <text:p text:style-name="P30">If all is fine you have to see: <text:s/>OK </text:p>
      <text:p text:style-name="P30"/>
      <text:p text:style-name="P30"/>
      <text:p text:style-name="P30"/>
      <text:p text:style-name="P31"><text:span text:style-name="T1">2)</text:span> <text:span text:style-name="T1">Add the Docker repository:</text:span></text:p>
      <text:p text:style-name="P31"/>
      <text:p text:style-name="P31">sudo add-apt-repository \</text:p>
      <text:p text:style-name="P31"><text:s text:c="3"/>"deb [arch=amd64] https://download.docker.com/linux/ubuntu \</text:p>
      <text:p text:style-name="P31"><text:s text:c="3"/>$(lsb_release -cs) \</text:p>
      <text:p text:style-name="P31"><text:s text:c="3"/>stable"</text:p>
      <text:p text:style-name="P28"/>
      <text:p text:style-name="P31">You will see something like this:</text:p>
      <text:p text:style-name="P28">Hit:1 http://eu-west-1.ec2.archive.ubuntu.com/ubuntu bionic InRelease</text:p>
      <text:p text:style-name="P28">Get:2 http://eu-west-1.ec2.archive.ubuntu.com/ubuntu bionic-updates InRelease [88.7 kB]</text:p>
      <text:p text:style-name="P28">Get:3 http://eu-west-1.ec2.archive.ubuntu.com/ubuntu bionic-backports InRelease [74.6 kB]</text:p>
      <text:p text:style-name="P28">Get:4 https://download.docker.com/linux/ubuntu bionic InRelease [64.4 kB]</text:p>
      <text:p text:style-name="P28">Get:5 http://security.ubuntu.com/ubuntu bionic-security InRelease [88.7 kB]</text:p>
      <text:p text:style-name="P28">Get:6 https://download.docker.com/linux/ubuntu bionic/stable amd64 Packages [6918 B]</text:p>
      <text:p text:style-name="P28">Fetched 323 kB in 1s (465 kB/s)</text:p>
      <text:p text:style-name="P28">Reading package lists... Done</text:p>
      <text:p text:style-name="P28"/>
      <text:p text:style-name="P28"/>
      <text:p text:style-name="P29"><text:span text:style-name="T2">3) </text:span><text:span text:style-name="T3">Reload the apt source list:</text:span></text:p>
      <text:p text:style-name="P29"><text:tab/>sudo apt-get update</text:p>
      <text:p text:style-name="P28"/>
      <text:p text:style-name="P41">4) Install docker community edition for ubuntu:</text:p>
      <text:p text:style-name="P33"/>
      <text:p text:style-name="P36">Be aware that if you install the last docker version kubeadm can not work because the docker version needs to be tested for a while. Here we are installing a specific version of docker.</text:p>
      <text:p text:style-name="P32"/>
      <text:p text:style-name="P28"><text:tab/>sudo apt-get install -y docker-ce=<text:span text:style-name="T1">18.06.1</text:span>~ce~3-0~ubuntu</text:p>
      <text:p text:style-name="P28"/>
      <text:p text:style-name="P32"><text:span text:style-name="T1">5) </text:span><text:span text:style-name="T6">Prevent auto updates for the docker package:</text:span></text:p>
      <text:p text:style-name="P28"><text:tab/>sudo apt-mark hold docker-ce</text:p>
      <text:p text:style-name="P28"/>
      <text:p text:style-name="P35">Will say: <text:s/>docker-ce set on hold.</text:p>
      <text:p text:style-name="P28"/>
      <text:p text:style-name="P42">6) Verify the version:</text:p>
      <text:p text:style-name="P34"><text:soft-page-break/><text:tab/>sudo docker version</text:p>
      <text:p text:style-name="P91"/>
      <text:p text:style-name="P91">Client:</text:p>
      <text:p text:style-name="P91"><text:s/>Version: <text:s text:c="10"/>18.06.1-ce</text:p>
      <text:p text:style-name="P91"><text:s/>API version: <text:s text:c="6"/>1.38</text:p>
      <text:p text:style-name="P91"><text:s/>Go version: <text:s text:c="7"/>go1.10.3</text:p>
      <text:p text:style-name="P91"><text:s/>Git commit: <text:s text:c="7"/>e68fc7a</text:p>
      <text:p text:style-name="P91"><text:s/>Built: <text:s text:c="12"/>Tue Aug 21 17:24:51 2018</text:p>
      <text:p text:style-name="P91"><text:s/>OS/Arch: <text:s text:c="10"/>linux/amd64</text:p>
      <text:p text:style-name="P91"><text:s/>Experimental: <text:s text:c="5"/>false</text:p>
      <text:p text:style-name="P91"/>
      <text:p text:style-name="P91">Server:</text:p>
      <text:p text:style-name="P91"><text:s/>Engine:</text:p>
      <text:p text:style-name="P91"><text:s text:c="2"/>Version: <text:s text:c="9"/>18.06.1-ce</text:p>
      <text:p text:style-name="P91"><text:s text:c="2"/>API version: <text:s text:c="5"/>1.38 (minimum version 1.12)</text:p>
      <text:p text:style-name="P91"><text:s text:c="2"/>Go version: <text:s text:c="6"/>go1.10.3</text:p>
      <text:p text:style-name="P91"><text:s text:c="2"/>Git commit: <text:s text:c="6"/>e68fc7a</text:p>
      <text:p text:style-name="P91"><text:s text:c="2"/>Built: <text:s text:c="11"/>Tue Aug 21 17:23:15 2018</text:p>
      <text:p text:style-name="P91"><text:s text:c="2"/>OS/Arch: <text:s text:c="9"/>linux/amd64</text:p>
      <text:p text:style-name="P91"><text:s text:c="2"/>Experimental: <text:s text:c="4"/>false</text:p>
      <text:p text:style-name="P91"/>
      <text:p text:style-name="Horizontal_20_Line"/>
      <text:p text:style-name="P78"/>
      <text:p text:style-name="P78">Installing Kubeadm, Kubelet, and Kubectl:</text:p>
      <text:p text:style-name="P106"/>
      <text:p text:style-name="P109"><text:span text:style-name="T1">1) Add/</text:span><text:span text:style-name="T7">install</text:span><text:span text:style-name="T1"> the kubernetes repository GPG key:</text:span></text:p>
      <text:p text:style-name="P106"><text:tab/>curl -s https://packages.cloud.google.com/apt/doc/apt-key.gpg | sudo apt-key add -</text:p>
      <text:p text:style-name="P106"/>
      <text:p text:style-name="P208">2) Add the kubernetes repository:</text:p>
      <text:p text:style-name="P110"/>
      <text:p text:style-name="P106">cat &lt;&lt; EOF | sudo tee /etc/apt/sources.list.d/kubernetes.list</text:p>
      <text:p text:style-name="P106">deb https://apt.kubernetes.io/ kubernetes-xenial main</text:p>
      <text:p text:style-name="P106">EOF</text:p>
      <text:p text:style-name="P106"/>
      <text:p text:style-name="P209">3) Reload the apt sources list with the new info:</text:p>
      <text:p text:style-name="P106"><text:tab/>sudo apt-get update</text:p>
      <text:p text:style-name="P106"/>
      <text:p text:style-name="P111"><text:span text:style-name="T1">4)</text:span> <text:span text:style-name="T1">Install packages:</text:span></text:p>
      <text:p text:style-name="P106"><text:tab/>sudo apt-get install -y kubelet=1.12.7-00 kubeadm=1.12.7-00 kubectl=1.12.7-00</text:p>
      <text:p text:style-name="P108"><text:tab/>sudo apt-get install -y kubelet <text:s/>kubeadm <text:s/>kubectl</text:p>
      <text:p text:style-name="P112"><text:span text:style-name="T1">5)</text:span> <text:span text:style-name="T1">Prevent auto updates for kube packages:</text:span></text:p>
      <text:p text:style-name="P106"><text:tab/>sudo apt-mark hold kubelet kubeadm kubectl</text:p>
      <text:p text:style-name="P106"/>
      <text:p text:style-name="P114">You will see:</text:p>
      <text:p text:style-name="P106">kubelet set on hold.</text:p>
      <text:p text:style-name="P106">kubeadm set on hold.</text:p>
      <text:p text:style-name="P106">kubectl set on hold.</text:p>
      <text:p text:style-name="P106"/>
      <text:p text:style-name="P113">6) <text:span text:style-name="T1">Check the version:</text:span></text:p>
      <text:p text:style-name="P106">kubeadm version</text:p>
      <text:p text:style-name="P91"><text:soft-page-break/>kubeadm version: &amp;version.Info{Major:"1", Minor:"12", GitVersion:"v1.12.7", GitCommit:"6f482974b76db3f1e0f5d24605a9d1d38fad9a2b", GitTreeState:"clean", BuildDate:"2019-03-25T02:49:02Z", GoVersion:"go1.10.8", Compiler:"gc", Platform:"linux/amd64"}</text:p>
      <text:p text:style-name="Horizontal_20_Line"/>
      <text:p text:style-name="P106"/>
      <text:p text:style-name="P106"/>
      <text:p text:style-name="P78">Bootstrapping the Cluster: </text:p>
      <text:p text:style-name="P229"/>
      <text:p text:style-name="P230">To run on the Master Node:</text:p>
      <text:p text:style-name="P199">Initialize the cluster: <text:span text:style-name="T57">Bootstrap a k8s control-plane node.</text:span></text:p>
      <text:p text:style-name="P107"><text:tab/>sudo kubeadm init --pod-network-cidr=10.244.0.0/16 <text:s text:c="3"/></text:p>
      <text:p text:style-name="P107"/>
      <text:p text:style-name="P115">This will take a while, at the end the output of the command will display you the <text:span text:style-name="T69">below commands that you have to run in the master to create the config file:</text:span></text:p>
      <text:p text:style-name="P107"/>
      <text:p text:style-name="P201">Create the config file:</text:p>
      <text:p text:style-name="P107">mkdir -p $HOME/.kube</text:p>
      <text:p text:style-name="P107">sudo cp -i /etc/kubernetes/admin.conf $HOME/.kube/config</text:p>
      <text:p text:style-name="P107">sudo chown $(id -u):$(id -g) $HOME/.kube/config<text:tab/></text:p>
      <text:p text:style-name="P106"/>
      <text:p text:style-name="P106"/>
      <text:p text:style-name="P201">Join the client nodes to the master:</text:p>
      <text:p text:style-name="P231">To run on the Client/Worker Nodes:</text:p>
      <text:p text:style-name="P117">The below command will appear on the output of kubeadmn as well.</text:p>
      <text:p text:style-name="P117">You have to run it on all the <text:span text:style-name="T70">client nodes</text:span> of the cluster</text:p>
      <text:p text:style-name="P117">First copy the command and paste it on a notepad to fix the spaces</text:p>
      <text:p text:style-name="P117"/>
      <text:p text:style-name="P106"/>
      <text:p text:style-name="P106">You can now join any number of machines by running the following on each node</text:p>
      <text:p text:style-name="P106">as root:</text:p>
      <text:p text:style-name="P106"/>
      <text:p text:style-name="P106"><text:span text:style-name="T72">sudo</text:span> <text:s/>kubeadm join 172.31.112.158:6443 --token 95iyny.jo7ic3qlt1c6usk7 --discovery-token-ca-cert-hash sha256:ac53a8f4515e8d96391fad9c74af44049c79b0db6fee15f338f1234c1e608267</text:p>
      <text:p text:style-name="P116"/>
      <text:p text:style-name="P200">Output:</text:p>
      <text:p text:style-name="P92">root@kube_node1:~# kubeadm join 172.31.112.158:6443 --token 95iyny.jo7ic3qlt1c6usk7 --discovery-token-ca-cert-hash sha256:ac53a8f4515e8d96391fad9c74af44049c79b0db6fee15f338f1234c1e608267</text:p>
      <text:p text:style-name="P92">[preflight] running pre-flight checks</text:p>
      <text:p text:style-name="P92"><text:tab/>[WARNING RequiredIPVSKernelModulesAvailable]: the IPVS proxier will not be used, because the following required kernel modules are not loaded: [ip_vs_sh ip_vs ip_vs_rr ip_vs_wrr] or no builtin kernel ipvs support: map[ip_vs_sh:{} nf_conntrack_ipv4:{} ip_vs:{} ip_vs_rr:{} ip_vs_wrr:{}]</text:p>
      <text:p text:style-name="P92">you can solve this problem with following methods:</text:p>
      <text:p text:style-name="P92"><text:s/>1. Run 'modprobe -- ' to load missing kernel modules;</text:p>
      <text:p text:style-name="P92">2. Provide the missing builtin kernel ipvs support</text:p>
      <text:p text:style-name="P92"/>
      <text:p text:style-name="P92">[discovery] Trying to connect to API Server "172.31.112.158:6443"</text:p>
      <text:p text:style-name="P92">[discovery] Created cluster-info discovery client, requesting info from "https://172.31.112.158:6443"</text:p>
      <text:p text:style-name="P92">[discovery] Requesting info from "https://172.31.112.158:6443" again to validate TLS against the pinned public key</text:p>
      <text:p text:style-name="P92">[discovery] Cluster info signature and contents are valid and TLS certificate validates against pinned roots, will use API Server "172.31.112.158:6443"</text:p>
      <text:p text:style-name="P92">[discovery] Successfully established connection with API Server "172.31.112.158:6443"</text:p>
      <text:p text:style-name="P92"><text:soft-page-break/>[kubelet] Downloading configuration for the kubelet from the "kubelet-config-1.12" ConfigMap in the kube-system namespace</text:p>
      <text:p text:style-name="P92">[kubelet] Writing kubelet configuration to file "/var/lib/kubelet/config.yaml"</text:p>
      <text:p text:style-name="P92">[kubelet] Writing kubelet environment file with flags to file "/var/lib/kubelet/kubeadm-flags.env"</text:p>
      <text:p text:style-name="P92">[preflight] Activating the kubelet service</text:p>
      <text:p text:style-name="P92">[tlsbootstrap] Waiting for the kubelet to perform the TLS Bootstrap...</text:p>
      <text:p text:style-name="P92">[patchnode] Uploading the CRI Socket information "/var/run/dockershim.sock" to the Node API object "kubenode1.mylabserver.com" as an annotation</text:p>
      <text:p text:style-name="P92"/>
      <text:p text:style-name="P92">This node has joined the cluster:</text:p>
      <text:p text:style-name="P92">* Certificate signing request was sent to apiserver and a response was received.</text:p>
      <text:p text:style-name="P92">* The Kubelet was informed of the new secure connection details.</text:p>
      <text:p text:style-name="P92"/>
      <text:p text:style-name="P92">Run 'kubectl get nodes' on the master to see this node join the cluster.</text:p>
      <text:p text:style-name="P106"/>
      <text:p text:style-name="P106"/>
      <text:p text:style-name="P202">Check versions:</text:p>
      <text:p text:style-name="P106"><text:tab/>kubectl version</text:p>
      <text:p text:style-name="P106"/>
      <text:p text:style-name="P118">The master will display the client and master versions:</text:p>
      <text:p text:style-name="P118"/>
      <text:p text:style-name="P93"><text:span text:style-name="T1">Client</text:span> Version: version.Info{Major:"1", Minor:"12", GitVersion:"v1.12.7", GitCommit:"6f482974b76db3f1e0f5d24605a9d1d38fad9a2b", GitTreeState:"clean", BuildDate:"2019-03-25T02:52:13Z", GoVersion:"go1.10.8", Compiler:"gc", Platform:"linux/amd64"}</text:p>
      <text:p text:style-name="P93"><text:span text:style-name="T1">Server</text:span> Version: version.Info{Major:"1", Minor:"12", GitVersion:"v1.12.9", GitCommit:"e09f5c40b55c91f681a46ee17f9bc447eeacee57", GitTreeState:"clean", BuildDate:"2019-05-27T15:58:45Z", GoVersion:"go1.10.8", Compiler:"gc", Platform:"linux/amd64"}</text:p>
      <text:p text:style-name="P93"/>
      <text:p text:style-name="P119">The clients will show only the client version.</text:p>
      <text:p text:style-name="P119"/>
      <text:p text:style-name="P119"/>
      <text:p text:style-name="P120"><text:span text:style-name="T1">Check all nodes in the cluster</text:span>, only available from master:</text:p>
      <text:p text:style-name="P120"/>
      <text:p text:style-name="P120">root@kube_master:~# <text:span text:style-name="T1">kubectl get nodes</text:span></text:p>
      <text:p text:style-name="P120">NAME <text:s text:c="24"/>STATUS <text:s text:c="4"/>ROLES <text:s text:c="3"/>AGE <text:s text:c="4"/>VERSION</text:p>
      <text:p text:style-name="P120">kubemaster.mylabserver.com <text:s text:c="2"/>NotReady <text:s text:c="2"/>master <text:s text:c="2"/>16m <text:s text:c="4"/>v1.12.7</text:p>
      <text:p text:style-name="P120">kubenode1.mylabserver.com <text:s text:c="3"/>NotReady <text:s text:c="2"/>&lt;none&gt; <text:s text:c="2"/>8m36s <text:s text:c="2"/>v1.12.7</text:p>
      <text:p text:style-name="P120">kubenode2.mylabserver.com <text:s text:c="3"/>NotReady <text:s text:c="2"/>&lt;none&gt; <text:s text:c="2"/>8m10s <text:s text:c="2"/>v1.12.7</text:p>
      <text:p text:style-name="P118"/>
      <text:p text:style-name="Horizontal_20_Line"/>
      <text:p text:style-name="P106"/>
      <text:p text:style-name="P106"/>
      <text:p text:style-name="P106"/>
      <text:p text:style-name="P106"/>
      <text:p text:style-name="P78">Configuring Networking with Flannel:</text:p>
      <text:p text:style-name="P78"/>
      <text:p text:style-name="P122">Kubernetes provides a variety of networking solutions, we will use Flannel here. </text:p>
      <text:p text:style-name="P124"/>
      <text:p text:style-name="P206">Permanently set this value, even if you restart the node. <text:span text:style-name="T110">On all the nodes on the cluster</text:span><text:span text:style-name="T112">. </text:span></text:p>
      <text:p text:style-name="P122"/>
      <text:p text:style-name="P122"><text:tab/>echo "net.bridge.bridge-nf-call-iptables=1" | sudo tee -a /etc/sysctl.conf</text:p>
      <text:p text:style-name="P123"><text:soft-page-break/></text:p>
      <text:p text:style-name="P133">Apply the changes:</text:p>
      <text:p text:style-name="P123"><text:tab/>sudo sysctl -p</text:p>
      <text:p text:style-name="P123"/>
      <text:p text:style-name="P123"/>
      <text:p text:style-name="P125"><text:span text:style-name="T1">Install Flannel,</text:span> <text:span text:style-name="T111">only on Master node:</text:span></text:p>
      <text:p text:style-name="P125"/>
      <text:p text:style-name="P134">Load a yml file from internet. Will be applied on the cluster.</text:p>
      <text:p text:style-name="P134"/>
      <text:p text:style-name="P125">kubectl apply -f https://raw.githubusercontent.com/coreos/flannel/bc79dd1505b0c8681ece4de4c0d86c5cd2643275/Documentation/kube-flannel.yml </text:p>
      <text:p text:style-name="P125"/>
      <text:p text:style-name="P136"/>
      <text:p text:style-name="P136"/>
      <text:p text:style-name="P136"/>
      <text:p text:style-name="P136"/>
      <text:p text:style-name="P136">You will see this:</text:p>
      <text:p text:style-name="P136"/>
      <text:p text:style-name="P98">root@ip-10-0-1-101:~# <text:span text:style-name="T1">kubectl apply -f https://raw.githubusercontent.com/coreos/flannel/bc79dd1505b0c8681ece4de4c0d86c5cd2643275/Documentation/kube-flannel.yml</text:span></text:p>
      <text:p text:style-name="P98">clusterrole.rbac.authorization.k8s.io/flannel created</text:p>
      <text:p text:style-name="P98">clusterrolebinding.rbac.authorization.k8s.io/flannel created</text:p>
      <text:p text:style-name="P98">serviceaccount/flannel created</text:p>
      <text:p text:style-name="P98">configmap/kube-flannel-cfg created</text:p>
      <text:p text:style-name="P98">daemonset.extensions/kube-flannel-ds-amd64 created</text:p>
      <text:p text:style-name="P98">daemonset.extensions/kube-flannel-ds-arm64 created</text:p>
      <text:p text:style-name="P98">daemonset.extensions/kube-flannel-ds-arm created</text:p>
      <text:p text:style-name="P98">daemonset.extensions/kube-flannel-ds-ppc64le created</text:p>
      <text:p text:style-name="P98">daemonset.extensions/kube-flannel-ds-s390x created</text:p>
      <text:p text:style-name="P136"/>
      <text:p text:style-name="P136"/>
      <text:p text:style-name="P203">Check node status:</text:p>
      <text:p text:style-name="P126"/>
      <text:p text:style-name="P126">Will take a while, as you an see below:</text:p>
      <text:p text:style-name="P126"/>
      <text:p text:style-name="P126">root@kube_master:~# <text:span text:style-name="T1">kubectl get nodes</text:span></text:p>
      <text:p text:style-name="P126">NAME <text:s text:c="24"/>STATUS <text:s text:c="4"/>ROLES <text:s text:c="3"/>AGE <text:s text:c="2"/>VERSION</text:p>
      <text:p text:style-name="P126">kubemaster.mylabserver.com <text:s text:c="2"/><text:span text:style-name="T1">NotReady </text:span><text:s text:c="2"/>master <text:s text:c="2"/>35m <text:s text:c="2"/>v1.12.7</text:p>
      <text:p text:style-name="P126">kubenode1.mylabserver.com <text:s text:c="3"/>NotReady <text:s text:c="2"/>&lt;none&gt; <text:s text:c="2"/>27m <text:s text:c="2"/>v1.12.7</text:p>
      <text:p text:style-name="P126">kubenode2.mylabserver.com <text:s text:c="3"/>NotReady <text:s text:c="2"/>&lt;none&gt; <text:s text:c="2"/>26m <text:s text:c="2"/>v1.12.7</text:p>
      <text:p text:style-name="P126">root@kube_master:~# <text:span text:style-name="T1">kubectl get nodes</text:span></text:p>
      <text:p text:style-name="P126">NAME <text:s text:c="24"/>STATUS <text:s text:c="2"/>ROLES <text:s text:c="3"/>AGE <text:s text:c="2"/>VERSION</text:p>
      <text:p text:style-name="P126">kubemaster.mylabserver.com <text:s text:c="2"/><text:span text:style-name="T1">Ready </text:span><text:s text:c="3"/>master <text:s text:c="2"/>36m <text:s text:c="2"/>v1.12.7</text:p>
      <text:p text:style-name="P126">kubenode1.mylabserver.com <text:s text:c="3"/>Ready <text:s text:c="3"/>&lt;none&gt; <text:s text:c="2"/>28m <text:s text:c="2"/>v1.12.7</text:p>
      <text:p text:style-name="P126">kubenode2.mylabserver.com <text:s text:c="3"/>Ready <text:s text:c="3"/>&lt;none&gt; <text:s text:c="2"/>28m <text:s text:c="2"/>v1.12.7</text:p>
      <text:p text:style-name="P126"/>
      <text:p text:style-name="P204">Check pod status:</text:p>
      <text:p text:style-name="P126">root@kube_master:~# <text:span text:style-name="T1">kubectl get pods -n kube-system</text:span></text:p>
      <text:p text:style-name="P94">NAME <text:s text:c="48"/><text:tab/>READY <text:s text:c="2"/>STATUS <text:s text:c="13"/>RESTARTS <text:s text:c="2"/>AGE</text:p>
      <text:p text:style-name="P94"><text:soft-page-break/>coredns-576cbf47c7-9787h <text:s text:c="28"/>0/1 <text:s text:c="4"/>ContainerCreating <text:s text:c="2"/>0 <text:s text:c="9"/>39m</text:p>
      <text:p text:style-name="P94">coredns-576cbf47c7-v4j4r <text:s text:c="28"/>0/1 <text:s text:c="4"/>ContainerCreating <text:s text:c="2"/>0 <text:s text:c="9"/>39m</text:p>
      <text:p text:style-name="P94">etcd-kubemaster.mylabserver.com <text:s text:c="21"/>1/1 <text:s text:c="4"/>Running <text:s text:c="12"/>0 <text:s text:c="9"/>38m</text:p>
      <text:p text:style-name="P94">kube-apiserver-kubemaster.mylabserver.com <text:s text:c="11"/>1/1 <text:s text:c="4"/>Running <text:s text:c="12"/>0 <text:s text:c="9"/>38m</text:p>
      <text:p text:style-name="P94">kube-controller-manager-kubemaster.mylabserver.com <text:s text:c="2"/>1/1 <text:s text:c="4"/>Running <text:s text:c="12"/>0 <text:s text:c="9"/>38m</text:p>
      <text:p text:style-name="P94"><text:span text:style-name="T1">kube-flannel-ds-amd64-44459 <text:s text:c="2"/></text:span><text:s text:c="23"/>0/1 <text:s text:c="4"/>CrashLoopBackOff <text:s text:c="3"/>5 <text:s text:c="9"/>4m8s</text:p>
      <text:p text:style-name="P94"><text:span text:style-name="T1">kube-flannel-ds-amd64-94qfg </text:span><text:s text:c="25"/>0/1 <text:s text:c="4"/>CrashLoopBackOff <text:s text:c="3"/>5 <text:s text:c="9"/>4m7s</text:p>
      <text:p text:style-name="P94"><text:span text:style-name="T1">kube-flannel-ds-amd64-vw8fh</text:span> <text:s text:c="25"/>0/1 <text:s text:c="4"/>CrashLoopBackOff <text:s text:c="3"/>5 <text:s text:c="9"/>4m7s</text:p>
      <text:p text:style-name="P94">kube-proxy-4jf7p <text:s text:c="36"/><text:tab/>1/1 <text:s text:c="4"/>Running <text:s text:c="12"/>0 <text:s text:c="9"/>39m</text:p>
      <text:p text:style-name="P94">kube-proxy-b25bp <text:s text:c="39"/>1/1 <text:s text:c="4"/>Running <text:s text:c="12"/>0 <text:s text:c="9"/>30m</text:p>
      <text:p text:style-name="P94">kube-proxy-fx6sc <text:s text:c="46"/>1/1 <text:s text:c="4"/>Running <text:s text:c="12"/>0 <text:s text:c="9"/>31m</text:p>
      <text:p text:style-name="P94">kube-scheduler-kubemaster.mylabserver.com <text:s text:c="11"/>1/1 <text:s text:c="4"/>Running <text:s text:c="12"/>0 <text:s text:c="9"/>38m</text:p>
      <text:p text:style-name="P94"/>
      <text:p text:style-name="P94"/>
      <text:p text:style-name="Horizontal_20_Line"/>
      <text:p text:style-name="P94"/>
      <text:p text:style-name="P94"/>
      <text:p text:style-name="P94"/>
      <text:p text:style-name="P94"/>
      <text:p text:style-name="P189">Po<text:span text:style-name="T118">s</text:span>sible <text:span text:style-name="T116">command to run to fix the network problem:</text:span></text:p>
      <text:p text:style-name="P94"/>
      <text:p text:style-name="P94">kubectl create -f https://raw.githubusercontent.com/coreos/flannel/master/Documentation/kube-flannel-rbac.yml</text:p>
      <text:p text:style-name="P94">kubectl create -f https://raw.githubusercontent.com/coreos/flannel/master/Documentation/kube-flannel.yml </text:p>
      <text:p text:style-name="P97"/>
      <text:p text:style-name="P101">To fix the coredns starting stuff:</text:p>
      <text:p text:style-name="P94">kubectl apply -f <text:a xlink:type="simple" xlink:href="https://docs.projectcalico.org/v3.7/manifests/calico.yaml" text:style-name="Internet_20_link" text:visited-style-name="Visited_20_Internet_20_Link">https://docs.projectcalico.org/v3.7/manifests/calico.yaml</text:a></text:p>
      <text:p text:style-name="P94"/>
      <text:p text:style-name="P94"/>
      <text:p text:style-name="P130">Master node, initialized cluster, not joined the worker nodes yet:</text:p>
      <text:p text:style-name="P130"/>
      <text:p text:style-name="P130">root@andrewjobson2c:~#<text:span text:style-name="T1"> kubectl get pods -n kube-system</text:span></text:p>
      <text:p text:style-name="P130">NAME <text:s text:c="50"/><text:tab/> <text:s text:c="4"/>READY <text:s text:c="2"/>STATUS <text:s text:c="3"/>RESTARTS <text:s text:c="2"/>AGE</text:p>
      <text:p text:style-name="P95">coredns-576cbf47c7-lr6d2 <text:s text:c="31"/><text:tab/><text:tab/> <text:s text:c="3"/>0/1 <text:s text:c="4"/>Pending <text:s text:c="2"/>0 <text:s text:c="9"/>3m41s</text:p>
      <text:p text:style-name="P95">coredns-576cbf47c7-qt9ch <text:s text:c="32"/><text:tab/><text:tab/> <text:s text:c="3"/>0/1 <text:s text:c="4"/>Pending <text:s text:c="2"/>0 <text:s text:c="9"/>3m41s</text:p>
      <text:p text:style-name="P95">etcd-andrewjobson2c.mylabserver.com <text:s text:c="18"/><text:tab/> <text:tab/> <text:s text:c="4"/>1/1 <text:s text:c="4"/>Running <text:s text:c="2"/>0 <text:s text:c="9"/>2m59s</text:p>
      <text:p text:style-name="P95">kube-apiserver-andrewjobson2c.mylabserver.com <text:s text:c="2"/><text:tab/> <text:tab/> <text:s text:c="4"/>1/1 <text:s text:c="4"/>Running <text:s text:c="2"/>0 <text:s text:c="9"/>3m1s</text:p>
      <text:p text:style-name="P95">kube-controller-manager-andrewjobson2c.mylabserver.com <text:s text:c="7"/>1/1 <text:s text:c="4"/>Running <text:s text:c="2"/>0 <text:s text:c="9"/>3m</text:p>
      <text:p text:style-name="P95">kube-proxy-6kjzx <text:s text:c="37"/><text:tab/><text:tab/><text:tab/> <text:s text:c="3"/>1/1 <text:s text:c="4"/>Running <text:s text:c="2"/>0 <text:s text:c="9"/>3m42s</text:p>
      <text:p text:style-name="P95">kube-scheduler-andrewjobson2c.mylabserver.com <text:s text:c="7"/><text:tab/> <text:s text:c="3"/>1/1 <text:s text:c="4"/>Running <text:s text:c="2"/>0 <text:s text:c="9"/>3m4s</text:p>
      <text:p text:style-name="P126"/>
      <text:p text:style-name="P126"/>
      <text:p text:style-name="P126">root@andrewjobson2c:~# <text:span text:style-name="T1">kubectl get nodes</text:span></text:p>
      <text:p text:style-name="P126">NAME <text:s text:c="28"/><text:tab/><text:tab/>STATUS <text:s text:c="4"/>ROLES <text:s text:c="3"/>AGE <text:s text:c="4"/>VERSION</text:p>
      <text:p text:style-name="P126">andrewjobson2c.mylabserver.com <text:s text:c="2"/>NotReady <text:s text:c="4"/>master <text:s text:c="4"/>3m39s <text:s text:c="3"/>v1.12.7</text:p>
      <text:p text:style-name="P126"/>
      <text:p text:style-name="P126"/>
      <text:p text:style-name="P126"/>
      <text:p text:style-name="P205">Joining the worker node, warning for ssh stuff:</text:p>
      <text:p text:style-name="P131"/>
      <text:p text:style-name="P96">root@andrewjobson4c:~# <text:span text:style-name="T1">kubeadm join 172.31.126.150:6443 --token 2bjy73.pth74xq4yxv5bkni --discovery-token-ca-cert-hash sha256:0a786827cc7d5b7046912d242d4c8c780f2b83a9f92165fe7e346592976693ce</text:span></text:p>
      <text:p text:style-name="P96">[preflight] running pre-flight checks</text:p>
      <text:p text:style-name="P96"><text:soft-page-break/><text:tab/>[<text:span text:style-name="T1">WARNING</text:span> RequiredIPVSKernelModulesAvailable]: the IPVS proxier will not be used, because the following required kernel modules are not loaded: [ip_vs_sh ip_vs ip_vs_rr ip_vs_wrr] or no builtin kernel ipvs support: map[nf_conntrack_ipv4:{} ip_vs:{} ip_vs_rr:{} ip_vs_wrr:{} ip_vs_sh:{}]</text:p>
      <text:p text:style-name="P96">you can solve this problem with following methods:</text:p>
      <text:p text:style-name="P96"><text:s/>1. Run 'modprobe -- ' to load missing kernel modules;</text:p>
      <text:p text:style-name="P96">2. Provide the missing builtin kernel ipvs support</text:p>
      <text:p text:style-name="P96"/>
      <text:p text:style-name="P96">[discovery] Trying to connect to API Server "172.31.126.150:6443"</text:p>
      <text:p text:style-name="P96">[discovery] Created cluster-info discovery client, requesting info from "https://172.31.126.150:6443"</text:p>
      <text:p text:style-name="P96">[discovery] Requesting info from "https://172.31.126.150:6443" again to validate TLS against the pinned public key</text:p>
      <text:p text:style-name="P96">[discovery] Cluster info signature and contents are valid and TLS certificate validates against pinned roots, will use API Server "172.31.126.150:6443"</text:p>
      <text:p text:style-name="P96">[discovery] Successfully established connection with API Server "172.31.126.150:6443"</text:p>
      <text:p text:style-name="P96">[kubelet] Downloading configuration for the kubelet from the "kubelet-config-1.12" ConfigMap in the kube-system namespace</text:p>
      <text:p text:style-name="P96">[kubelet] Writing kubelet configuration to file "/var/lib/kubelet/config.yaml"</text:p>
      <text:p text:style-name="P96">[kubelet] Writing kubelet environment file with flags to file "/var/lib/kubelet/kubeadm-flags.env"</text:p>
      <text:p text:style-name="P96">[preflight] Activating the kubelet service</text:p>
      <text:p text:style-name="P96">[tlsbootstrap] Waiting for the kubelet to perform the TLS Bootstrap...</text:p>
      <text:p text:style-name="P96">[patchnode] Uploading the CRI Socket information "/var/run/dockershim.sock" to the Node API object "andrewjobson4c.mylabserver.com" as an annotation</text:p>
      <text:p text:style-name="P96"/>
      <text:p text:style-name="P96">This node has joined the cluster:</text:p>
      <text:p text:style-name="P96">* Certificate signing request was sent to apiserver and a response was received.</text:p>
      <text:p text:style-name="P96">* The Kubelet was informed of the new secure connection details.</text:p>
      <text:p text:style-name="P96"/>
      <text:p text:style-name="P96">Run 'kubectl get nodes' on the master to see this node join the cluster.</text:p>
      <text:p text:style-name="P96"/>
      <text:p text:style-name="P131"><text:a xlink:type="simple" xlink:href="mailto:root@andrewjobson4c" text:style-name="Internet_20_link" text:visited-style-name="Visited_20_Internet_20_Link"><text:span text:style-name="T71">root@andrewjobson4c</text:span></text:a><text:span text:style-name="T71">:~#</text:span></text:p>
      <text:p text:style-name="P131"/>
      <text:p text:style-name="P131"/>
      <text:p text:style-name="P131"/>
      <text:p text:style-name="P207">Pod log on master: <text:s/></text:p>
      <text:p text:style-name="P132">/var/log/pods/83cdefac-9cf3-11e9-aeba-020af0bf07f4/kube-flannel/13.log</text:p>
      <text:p text:style-name="P132">Error registering network: failed to acquire lease:</text:p>
      <text:p text:style-name="P126"/>
      <text:p text:style-name="P126"/>
      <text:p text:style-name="P126"/>
      <text:p text:style-name="Horizontal_20_Line"/>
      <text:p text:style-name="P126"/>
      <text:p text:style-name="P233">Testing the network:</text:p>
      <text:p text:style-name="P126"/>
      <text:p text:style-name="P137">We are going to create two pods with nginx and another <text:span text:style-name="T120">node (called busybox)</text:span> which allows us to do a GET</text:p>
      <text:p text:style-name="P137"/>
      <text:p text:style-name="P138">From busybox we will do a GET request to one of the nginx, showing that the network works correctly because all nodes have different IP addresses.</text:p>
      <text:p text:style-name="P138"/>
      <text:p text:style-name="P139">First of all we have to deploy the pods <text:span text:style-name="T114">on the Master Node</text:span>:</text:p>
      <text:p text:style-name="P126"/>
      <text:p text:style-name="P94">cat &lt;&lt; EOF | <text:span text:style-name="T1">kubectl create -f -</text:span></text:p>
      <text:p text:style-name="P94">apiVersion: apps/v1</text:p>
      <text:p text:style-name="P94">kind: Deployment</text:p>
      <text:p text:style-name="P94"><text:soft-page-break/>metadata:</text:p>
      <text:p text:style-name="P94"><text:s text:c="2"/>name: nginx</text:p>
      <text:p text:style-name="P94"><text:s text:c="2"/>labels:</text:p>
      <text:p text:style-name="P94"><text:s text:c="4"/>app: <text:span text:style-name="T1">nginx</text:span></text:p>
      <text:p text:style-name="P94">spec:</text:p>
      <text:p text:style-name="P94"><text:s/><text:span text:style-name="T1"><text:s/>replicas: 2</text:span></text:p>
      <text:p text:style-name="P94"><text:s text:c="2"/>selector:</text:p>
      <text:p text:style-name="P94"><text:s text:c="4"/>matchLabels:</text:p>
      <text:p text:style-name="P94"><text:s text:c="6"/>app: nginx</text:p>
      <text:p text:style-name="P94"><text:s text:c="2"/>template:</text:p>
      <text:p text:style-name="P94"><text:s text:c="4"/>metadata:</text:p>
      <text:p text:style-name="P94"><text:s text:c="6"/>labels:</text:p>
      <text:p text:style-name="P94"><text:s text:c="8"/>app: nginx</text:p>
      <text:p text:style-name="P94"><text:s text:c="4"/>spec:</text:p>
      <text:p text:style-name="P94"><text:s text:c="6"/>containers:</text:p>
      <text:p text:style-name="P94"><text:s text:c="6"/>- name: nginx</text:p>
      <text:p text:style-name="P94"><text:s text:c="8"/>image: nginx:1.15.4</text:p>
      <text:p text:style-name="P94"><text:s text:c="8"/>ports:</text:p>
      <text:p text:style-name="P94"><text:s text:c="8"/>- containerPort: 80</text:p>
      <text:p text:style-name="P94">EOF</text:p>
      <text:p text:style-name="P126"/>
      <text:p text:style-name="P140">If all is ok you have to see:</text:p>
      <text:p text:style-name="P210">deployment.apps/nginx created</text:p>
      <text:p text:style-name="P126"/>
      <text:p text:style-name="P126"/>
      <text:p text:style-name="P210">Now the busybox pod:</text:p>
      <text:p text:style-name="P140"/>
      <text:p text:style-name="P99">cat &lt;&lt; EOF | <text:span text:style-name="T1">kubectl create -f -</text:span></text:p>
      <text:p text:style-name="P99">apiVersion: v1</text:p>
      <text:p text:style-name="P99">kind: Pod</text:p>
      <text:p text:style-name="P99">metadata:</text:p>
      <text:p text:style-name="P99"><text:s text:c="2"/>name: <text:span text:style-name="T1">busybox</text:span></text:p>
      <text:p text:style-name="P99">spec:</text:p>
      <text:p text:style-name="P99"><text:s text:c="2"/>containers:</text:p>
      <text:p text:style-name="P99"><text:s text:c="2"/>- name: busybox</text:p>
      <text:p text:style-name="P99"><text:s text:c="4"/>image: radial/busyboxplus:curl</text:p>
      <text:p text:style-name="P99"><text:s text:c="4"/>args:</text:p>
      <text:p text:style-name="P99"><text:s text:c="4"/>- sleep</text:p>
      <text:p text:style-name="P99"><text:s text:c="4"/>- "1000"</text:p>
      <text:p text:style-name="P99">EOF</text:p>
      <text:p text:style-name="P140"/>
      <text:p text:style-name="P140"/>
      <text:p text:style-name="P141">Worked fine:</text:p>
      <text:p text:style-name="P211">pod/busybox created</text:p>
      <text:p text:style-name="P140"/>
      <text:p text:style-name="P140"/>
      <text:p text:style-name="P142">Checking the new pods:</text:p>
      <text:p text:style-name="P142"/>
      <text:p text:style-name="P142">root@andrewjobson1c:~#<text:span text:style-name="T1"> kubectl get pods</text:span></text:p>
      <text:p text:style-name="P142">NAME <text:s text:c="18"/><text:tab/><text:tab/><text:tab/> READY <text:s text:c="2"/>STATUS <text:s text:c="3"/>RESTARTS <text:s text:c="2"/>AGE</text:p>
      <text:p text:style-name="P142">busybox <text:s text:c="16"/>1/1 <text:s text:c="4"/><text:tab/><text:tab/>Running <text:s text:c="6"/>0 <text:s text:c="14"/>50s</text:p>
      <text:p text:style-name="P142">nginx-9b644dcd5-j9v9k <text:s text:c="2"/>1/1 <text:s text:c="4"/><text:tab/>Running <text:s text:c="6"/>0 <text:s text:c="14"/>3m16s</text:p>
      <text:p text:style-name="P142">nginx-9b644dcd5-mrn7w <text:s text:c="2"/>1/1 <text:s text:c="9"/>Running <text:s text:c="6"/>0 <text:s text:c="14"/>3m16s</text:p>
      <text:p text:style-name="P140"/>
      <text:p text:style-name="P143"><text:soft-page-break/>with kubectl get pods -o wide you will see the IPs as well.</text:p>
      <text:p text:style-name="P143"/>
      <text:p text:style-name="P143"/>
      <text:p text:style-name="P143">Now lets execute the GET: </text:p>
      <text:p text:style-name="P143"/>
      <text:p text:style-name="P143">kubectl exec busybox -- curl <text:span text:style-name="T1">nginx_pod_ip</text:span></text:p>
      <text:p text:style-name="P143">kubectl exec busybox -- curl 10.244.1.4</text:p>
      <text:p text:style-name="P143"/>
      <text:p text:style-name="P144">And we can see it working:</text:p>
      <text:p text:style-name="P144"/>
      <text:p text:style-name="P144">root@andrewjobson1c:~# <text:span text:style-name="T1">kubectl exec busybox -- curl 10.244.1.4</text:span></text:p>
      <text:p text:style-name="P234"><text:s text:c="2"/>% Total <text:s text:c="3"/>% Received % Xferd <text:s/>Average Speed <text:s text:c="2"/>Time <text:s text:c="3"/>Time <text:s text:c="4"/>Time <text:s/>Current</text:p>
      <text:p text:style-name="P234"><text:s text:c="33"/>Dload <text:s/>Upload <text:s text:c="2"/>Total <text:s text:c="2"/>Spent <text:s text:c="3"/>Left <text:s/>Speed</text:p>
      <text:p text:style-name="P234">100 <text:s text:c="2"/>612 <text:s/>100 <text:s text:c="2"/>612 <text:s text:c="3"/>0 <text:s text:c="4"/>0 <text:s text:c="2"/>368k <text:s text:c="5"/>0 --:--:-- --:--:-- --:--:-- <text:s/>597k</text:p>
      <text:p text:style-name="P234">&lt;!DOCTYPE html&gt;</text:p>
      <text:p text:style-name="P234">&lt;html&gt;</text:p>
      <text:p text:style-name="P234">&lt;head&gt;</text:p>
      <text:p text:style-name="P234">&lt;title&gt;<text:span text:style-name="T1">Welcome to nginx!</text:span>&lt;/title&gt;</text:p>
      <text:p text:style-name="P234">&lt;style&gt;</text:p>
      <text:p text:style-name="P234"><text:s text:c="4"/>body {</text:p>
      <text:p text:style-name="P234"><text:s text:c="8"/>width: 35em;</text:p>
      <text:p text:style-name="P234"><text:s text:c="8"/>margin: 0 auto;</text:p>
      <text:p text:style-name="P234"><text:s text:c="8"/>font-family: Tahoma, Verdana, Arial, sans-serif;</text:p>
      <text:p text:style-name="P234"><text:s text:c="4"/>}</text:p>
      <text:p text:style-name="P234">&lt;/style&gt;</text:p>
      <text:p text:style-name="P234">&lt;/head&gt;</text:p>
      <text:p text:style-name="P234">&lt;body&gt;</text:p>
      <text:p text:style-name="P234">&lt;h1&gt;Welcome to nginx!&lt;/h1&gt;</text:p>
      <text:p text:style-name="P234">&lt;p&gt;If you see this page, the nginx web server is successfully installed and</text:p>
      <text:p text:style-name="P234">working. Further configuration is required.&lt;/p&gt;</text:p>
      <text:p text:style-name="P234"/>
      <text:p text:style-name="P234">&lt;p&gt;For online documentation and support please refer to</text:p>
      <text:p text:style-name="P234">&lt;a href="http://nginx.org/"&gt;nginx.org&lt;/a&gt;.&lt;br/&gt;</text:p>
      <text:p text:style-name="P234">Commercial support is available at</text:p>
      <text:p text:style-name="P234">&lt;a href="http://nginx.com/"&gt;nginx.com&lt;/a&gt;.&lt;/p&gt;</text:p>
      <text:p text:style-name="P234"/>
      <text:p text:style-name="P234">&lt;p&gt;&lt;em&gt;Thank you for using nginx.&lt;/em&gt;&lt;/p&gt;</text:p>
      <text:p text:style-name="P234">&lt;/body&gt;</text:p>
      <text:p text:style-name="P234">&lt;/html&gt;</text:p>
      <text:p text:style-name="P140"/>
      <text:p text:style-name="P140"/>
      <text:p text:style-name="P140"/>
      <text:p text:style-name="P140"/>
      <text:p text:style-name="Horizontal_20_Line"/>
      <text:p text:style-name="P82">K8s Deployments:</text:p>
      <text:p text:style-name="P140"/>
      <text:p text:style-name="P146">Type of object on k8s. Allows you to automate the management of the pods.</text:p>
      <text:p text:style-name="P146">Let’s you to specify a desired state for a set of pods.</text:p>
      <text:p text:style-name="P140"/>
      <text:p text:style-name="P146"><text:span text:style-name="T1">Scaling:</text:span> <text:s/><text:span text:style-name="T124">With a deployment you can specify the number of replicas (pods) you want and the deployment will create or remove pods to meed that number of replicas.</text:span></text:p>
      <text:p text:style-name="P146"/>
      <text:p text:style-name="P147">Deployment makes sure that the replicas are evenly spread out across your multiple worker nodes for HA and a lot more useful functionality like that.</text:p>
      <text:p text:style-name="P147"/>
      <text:p text:style-name="P147"><text:soft-page-break/></text:p>
      <text:p text:style-name="P148"><text:span text:style-name="T1">Updates:</text:span> <text:s/>With deployments, you can change the deployment image to a new version of the image.</text:p>
      <text:p text:style-name="P149">The deployment will gradually replace existing containers with the new version in order to avoid downtime.</text:p>
      <text:p text:style-name="P149"/>
      <text:p text:style-name="P150">Instead of removing the old pods and spin up the new ones will gradually spin the new ones and gradually replace and remove the old pods on an incremental fashion <text:span text:style-name="T125">without incurring in any downtime for the users.</text:span></text:p>
      <text:p text:style-name="P140"/>
      <text:p text:style-name="P151"><text:span text:style-name="T1">Self-Healing:</text:span> <text:s/>If one pod is destroyed in the deployment will be immediately replaced by a new one by the deployment.</text:p>
      <text:p text:style-name="P151"/>
      <text:p text:style-name="P152">If the deployment says that I need 4 replicas for my application and anything happens to reduce that number, the deployments will spin the necessary replicas to have 4 working.</text:p>
      <text:p text:style-name="P151"/>
      <text:p text:style-name="P151"/>
      <text:p text:style-name="P151"/>
      <text:p text:style-name="P151">cat &lt;&lt;EOF | <text:span text:style-name="T1">kubectl create -f -</text:span></text:p>
      <text:p text:style-name="P151">apiVersion: apps/v1</text:p>
      <text:p text:style-name="P151">kind: Deployment</text:p>
      <text:p text:style-name="P151">metadata:</text:p>
      <text:p text:style-name="P151"><text:s text:c="2"/>name: nginx-deployment</text:p>
      <text:p text:style-name="P151"><text:s text:c="2"/>labels:</text:p>
      <text:p text:style-name="P151"><text:s text:c="4"/>app: nginx</text:p>
      <text:p text:style-name="P151">spec:</text:p>
      <text:p text:style-name="P151"><text:s text:c="2"/><text:span text:style-name="T1">replicas: 2</text:span></text:p>
      <text:p text:style-name="P151"><text:s text:c="2"/>selector:</text:p>
      <text:p text:style-name="P151"><text:s text:c="4"/>matchLabels:</text:p>
      <text:p text:style-name="P151"><text:s text:c="6"/>app: nginx</text:p>
      <text:p text:style-name="P151"><text:s text:c="2"/>template:</text:p>
      <text:p text:style-name="P151"><text:s text:c="4"/>metadata:</text:p>
      <text:p text:style-name="P151"><text:s text:c="6"/>labels:</text:p>
      <text:p text:style-name="P151"><text:s text:c="8"/>app: nginx</text:p>
      <text:p text:style-name="P151"><text:s text:c="4"/>spec:</text:p>
      <text:p text:style-name="P151"><text:s text:c="6"/>containers:</text:p>
      <text:p text:style-name="P151"><text:s text:c="6"/>- name: nginx</text:p>
      <text:p text:style-name="P151"><text:s text:c="8"/>image: nginx:1.15.4</text:p>
      <text:p text:style-name="P151"><text:s text:c="8"/>ports:</text:p>
      <text:p text:style-name="P151"><text:s text:c="8"/>- containerPort: 80</text:p>
      <text:p text:style-name="P151">EOF</text:p>
      <text:p text:style-name="P151"/>
      <text:p text:style-name="P153">It worked:</text:p>
      <text:p text:style-name="P212">deployment.apps/nginx-deployment created</text:p>
      <text:p text:style-name="P153"/>
      <text:p text:style-name="P153"/>
      <text:p text:style-name="P153">root@andrewjobson1c:~#<text:span text:style-name="T1"> kubectl get po</text:span></text:p>
      <text:p text:style-name="P153">NAME <text:s text:c="27"/><text:tab/><text:tab/> <text:s text:c="2"/>READY <text:s text:c="2"/>STATUS <text:s text:c="3"/>RESTARTS <text:s text:c="2"/>AGE</text:p>
      <text:p text:style-name="P153">nginx-deployment-9b644dcd5-wgbdc <text:s text:c="2"/>1/1 <text:s text:c="4"/><text:tab/> Running <text:s text:c="2"/>0 <text:s text:c="6"/><text:tab/> <text:s text:c="2"/>44s</text:p>
      <text:p text:style-name="P153">nginx-deployment-9b644dcd5-ws6xk <text:s text:c="2"/>1/1 <text:s text:c="3"/><text:tab/> Running <text:s text:c="2"/>0 <text:s text:c="8"/><text:tab/> <text:s text:c="2"/>44s</text:p>
      <text:p text:style-name="P153"><text:soft-page-break/></text:p>
      <text:p text:style-name="P153">root@andrewjobson1c:~# <text:span text:style-name="T1">kubectl describe deployment nginx-deployment</text:span></text:p>
      <text:p text:style-name="P100">Name: <text:s text:c="18"/><text:span text:style-name="T1">nginx-deployment</text:span></text:p>
      <text:p text:style-name="P100">Namespace: <text:s text:c="13"/>default</text:p>
      <text:p text:style-name="P100">CreationTimestamp: <text:s text:c="5"/>Fri, 05 Jul 2019 08:36:18 +0000</text:p>
      <text:p text:style-name="P100">Labels: <text:s text:c="16"/>app=nginx</text:p>
      <text:p text:style-name="P100">Annotations: <text:s text:c="11"/>deployment.kubernetes.io/revision: 1</text:p>
      <text:p text:style-name="P100">Selector: <text:s text:c="14"/>app=nginx</text:p>
      <text:p text:style-name="P102">Replicas: <text:s text:c="14"/>2 desired | 2 updated | 2 total | 2 available | 0 unavailable</text:p>
      <text:p text:style-name="P100">StrategyType: <text:s text:c="10"/>RollingUpdate</text:p>
      <text:p text:style-name="P100">MinReadySeconds: <text:s text:c="7"/>0</text:p>
      <text:p text:style-name="P100">RollingUpdateStrategy: <text:s/>25% max unavailable, 25% max surge</text:p>
      <text:p text:style-name="P100">Pod Template:</text:p>
      <text:p text:style-name="P100"><text:s text:c="2"/>Labels: <text:s/>app=nginx</text:p>
      <text:p text:style-name="P100"><text:s text:c="2"/>Containers:</text:p>
      <text:p text:style-name="P100"><text:s text:c="3"/>nginx:</text:p>
      <text:p text:style-name="P100"><text:s text:c="4"/>Image: <text:s text:c="7"/>nginx:1.15.4</text:p>
      <text:p text:style-name="P100"><text:s text:c="4"/>Port: <text:s text:c="8"/>80/TCP</text:p>
      <text:p text:style-name="P100"><text:s text:c="4"/>Host Port: <text:s text:c="3"/>0/TCP</text:p>
      <text:p text:style-name="P100"><text:s text:c="4"/>Environment: <text:s/>&lt;none&gt;</text:p>
      <text:p text:style-name="P100"><text:s text:c="4"/>Mounts: <text:s text:c="6"/>&lt;none&gt;</text:p>
      <text:p text:style-name="P100"><text:s text:c="2"/>Volumes: <text:s text:c="7"/>&lt;none&gt;</text:p>
      <text:p text:style-name="P100">Conditions:</text:p>
      <text:p text:style-name="P100"><text:s text:c="2"/>Type <text:s text:c="10"/>Status <text:s/>Reason</text:p>
      <text:p text:style-name="P100"><text:s text:c="2"/>---- <text:s text:c="10"/>------ <text:s/>------</text:p>
      <text:p text:style-name="P100"><text:s text:c="2"/>Available <text:s text:c="5"/>True <text:s text:c="3"/>MinimumReplicasAvailable</text:p>
      <text:p text:style-name="P100"><text:s text:c="2"/>Progressing <text:s text:c="3"/>True <text:s text:c="3"/>NewReplicaSetAvailable</text:p>
      <text:p text:style-name="P100">OldReplicaSets: <text:s/>&lt;none&gt;</text:p>
      <text:p text:style-name="P100">NewReplicaSet: <text:s text:c="2"/>nginx-deployment-9b644dcd5 (2/2 replicas created)</text:p>
      <text:p text:style-name="P100">Events:</text:p>
      <text:p text:style-name="P100"><text:s text:c="2"/>Type <text:s text:c="3"/>Reason <text:s text:c="12"/>Age <text:s text:c="3"/>From <text:s text:c="18"/>Message</text:p>
      <text:p text:style-name="P100"><text:s text:c="2"/>---- <text:s text:c="3"/>------ <text:s text:c="12"/>---- <text:s text:c="2"/>---- <text:s text:c="18"/>-------</text:p>
      <text:p text:style-name="P100"><text:s text:c="2"/>Normal <text:s/>ScalingReplicaSet <text:s/>3m20s <text:s/>deployment-controller <text:s/>Scaled up replica set nginx-deployment-9b644dcd5 to 2</text:p>
      <text:p text:style-name="P100"/>
      <text:p text:style-name="P191"/>
      <text:p text:style-name="P191"/>
      <text:p text:style-name="P191"/>
      <text:p text:style-name="P191"/>
      <text:p text:style-name="P191"/>
      <text:p text:style-name="P191"/>
      <text:p text:style-name="P191"/>
      <text:p text:style-name="P191"><text:span text:style-name="T1">Deleting a pod,</text:span> the deployment will spin up one new pod and will be operative is seconds.</text:p>
      <text:p text:style-name="P191"/>
      <text:p text:style-name="P154">root@andrewjobson1c:~#<text:span text:style-name="T1"> kubectl get po</text:span></text:p>
      <text:p text:style-name="P154">NAME <text:s text:c="27"/><text:tab/><text:tab/> <text:s text:c="2"/>READY <text:s text:c="2"/>STATUS <text:s text:c="3"/>RESTARTS <text:s text:c="2"/>AGE</text:p>
      <text:p text:style-name="P154">nginx-deployment-9b644dcd5-wgbdc <text:s text:c="2"/>1/1 <text:s text:c="4"/><text:tab/> Running <text:s text:c="2"/>0 <text:s text:c="6"/><text:tab/> <text:s text:c="2"/>44s</text:p>
      <text:p text:style-name="P154">nginx-deployment-9b644dcd5-ws6xk <text:s text:c="2"/>1/1 <text:s text:c="3"/><text:tab/> Running <text:s text:c="2"/>0 <text:s text:c="8"/><text:tab/> <text:s text:c="2"/>44s</text:p>
      <text:p text:style-name="P154"/>
      <text:p text:style-name="P154"/>
      <text:p text:style-name="P154">root@andrewjobson1c:~# <text:span text:style-name="T1">kubectl delete pod nginx-deployment-9b644dcd5-ws6xk</text:span></text:p>
      <text:p text:style-name="P154">pod "nginx-deployment-9b644dcd5-ws6xk" deleted</text:p>
      <text:p text:style-name="P154"/>
      <text:p text:style-name="P156">This will take a few seconds</text:p>
      <text:p text:style-name="P156"/>
      <text:p text:style-name="P156"><text:soft-page-break/></text:p>
      <text:p text:style-name="P155">NAME <text:s text:c="27"/><text:tab/><text:tab/> <text:s text:c="2"/>READY <text:s text:c="2"/>STATUS <text:s text:c="3"/>RESTARTS <text:s text:c="2"/>AGE</text:p>
      <text:p text:style-name="P155">nginx-deployment-9b644dcd5-wgbdc <text:s text:c="2"/>1/1 <text:s text:c="4"/><text:tab/> Running <text:s text:c="2"/>0 <text:s text:c="6"/><text:tab/> <text:s text:c="2"/>44s</text:p>
      <text:p text:style-name="P155"><text:span text:style-name="T1">nginx-deployment-9b644dcd5-nvlmb</text:span> <text:s text:c="2"/>1/1 <text:s text:c="2"/><text:tab/> Running <text:s text:c="2"/>0 <text:s text:c="6"/><text:tab/> <text:s text:c="2"/>7s</text:p>
      <text:p text:style-name="P155"/>
      <text:p text:style-name="P156">In bold the new pod created seven second ago.</text:p>
      <text:p text:style-name="P156"/>
      <text:p text:style-name="P156"/>
      <text:p text:style-name="Horizontal_20_Line"/>
      <text:p text:style-name="Text_20_body"/>
      <text:p text:style-name="P295">Services: </text:p>
      <text:p text:style-name="P296">Provide load balanced usage for a dynamic list of pods.</text:p>
      <text:p text:style-name="Standard">Pods are constantly being created and destroyed. To allow us to access to the application inside the pods we are using services.</text:p>
      <text:p text:style-name="Standard"/>
      <text:p text:style-name="P248">Services are an abstraction layer on top of a set of pods. You can access the services rather than the pods.</text:p>
      <text:p text:style-name="P248"/>
      <text:p text:style-name="P249">If I’m doing a request to a k8s service I’m going to get a response from one of the pods that is part of that service. And even if the list of the pods changes, the service is going to ensure that my request is always routed to one of the currently active pods that is part of the service.</text:p>
      <text:p text:style-name="P248"/>
      <text:p text:style-name="P249"/>
      <text:p text:style-name="P249"/>
      <text:p text:style-name="P249"/>
      <text:p text:style-name="P249"/>
      <text:p text:style-name="P249"/>
      <text:p text:style-name="P249"/>
      <text:p text:style-name="P249"/>
      <text:p text:style-name="P249">cat &lt;&lt; EOF | <text:span text:style-name="T1">kubectl create -f -</text:span></text:p>
      <text:p text:style-name="P237">kind: Service</text:p>
      <text:p text:style-name="P249">apiVersion: v1</text:p>
      <text:p text:style-name="P249">metadata:</text:p>
      <text:p text:style-name="P249"><text:span text:style-name="T1"><text:s text:c="2"/>name: nginx-service </text:span><text:s/>→<text:span text:style-name="T129"> name that the service will have</text:span></text:p>
      <text:p text:style-name="P249">spec:</text:p>
      <text:p text:style-name="P237"><text:s text:c="2"/>selector:</text:p>
      <text:p text:style-name="P249"><text:s text:c="4"/>app: nginx</text:p>
      <text:p text:style-name="P249"><text:s text:c="2"/>ports:</text:p>
      <text:p text:style-name="P249"><text:s text:c="2"/>- protocol: TCP</text:p>
      <text:p text:style-name="P249"><text:s text:c="4"/>port: 80</text:p>
      <text:p text:style-name="P249"><text:s text:c="4"/>targetPort: 80</text:p>
      <text:p text:style-name="P249"><text:s text:c="4"/>nodePort: 30080 <text:s/>→<text:span text:style-name="T129"> allows the service to be exposed externally, there are other better ways.</text:span></text:p>
      <text:p text:style-name="P237"><text:s text:c="2"/>type: NodePort</text:p>
      <text:p text:style-name="P249">EOF</text:p>
      <text:p text:style-name="Standard"/>
      <text:p text:style-name="P236">- <text:span text:style-name="T130">Check that the service is working:</text:span></text:p>
      <text:p text:style-name="P236"><text:soft-page-break/></text:p>
      <text:p text:style-name="Standard">root@andrewjobson1c:~# <text:span text:style-name="T1">kubectl get svc</text:span></text:p>
      <text:p text:style-name="Standard">NAME <text:s text:c="11"/>TYPE <text:s text:c="7"/>CLUSTER-IP <text:s text:c="6"/>EXTERNAL-IP <text:s text:c="2"/>PORT(S) <text:s text:c="7"/>AGE</text:p>
      <text:p text:style-name="Standard">kubernetes <text:s text:c="5"/>ClusterIP <text:s text:c="6"/>10.96.0.1 <text:s text:c="17"/>&lt;none&gt; <text:s text:c="7"/>443/TCP <text:s text:c="7"/>2d6h</text:p>
      <text:p text:style-name="Standard"><text:span text:style-name="T1">nginx-service</text:span> <text:s text:c="2"/>NodePort <text:s text:c="3"/>10.110.240.122 <text:s text:c="8"/>&lt;none&gt; <text:s text:c="6"/><text:span text:style-name="T1"><text:s/>80:30080/TCP </text:span><text:s text:c="2"/>12h</text:p>
      <text:p text:style-name="Standard"/>
      <text:p text:style-name="P250">The k8s service is there by default.</text:p>
      <text:p text:style-name="P250"/>
      <text:p text:style-name="P238">Do a call to the service internally:</text:p>
      <text:p text:style-name="P250"/>
      <text:p text:style-name="P103">root@andrewjobson1c:~# <text:span text:style-name="T1">curl localhost:30080</text:span></text:p>
      <text:p text:style-name="P103">&lt;!DOCTYPE html&gt;</text:p>
      <text:p text:style-name="P103">&lt;html&gt;</text:p>
      <text:p text:style-name="P103">&lt;head&gt;</text:p>
      <text:p text:style-name="P105">&lt;title&gt;Welcome to nginx!&lt;/title&gt;</text:p>
      <text:p text:style-name="P103">&lt;style&gt;</text:p>
      <text:p text:style-name="P103"><text:s text:c="4"/>body {</text:p>
      <text:p text:style-name="P103"><text:s text:c="8"/>width: 35em;</text:p>
      <text:p text:style-name="P103"><text:s text:c="8"/>margin: 0 auto;</text:p>
      <text:p text:style-name="P103"><text:s text:c="8"/>font-family: Tahoma, Verdana, Arial, sans-serif;</text:p>
      <text:p text:style-name="P103"><text:s text:c="4"/>}</text:p>
      <text:p text:style-name="P103">&lt;/style&gt;</text:p>
      <text:p text:style-name="P103">&lt;/head&gt;</text:p>
      <text:p text:style-name="P103">&lt;body&gt;</text:p>
      <text:p text:style-name="P103">&lt;h1&gt;Welcome to nginx!&lt;/h1&gt;</text:p>
      <text:p text:style-name="P103">&lt;p&gt;If you see this page, the nginx web server is successfully installed and</text:p>
      <text:p text:style-name="P103">working. Further configuration is required.&lt;/p&gt;</text:p>
      <text:p text:style-name="P103"/>
      <text:p text:style-name="P103">&lt;p&gt;For online documentation and support please refer to</text:p>
      <text:p text:style-name="P103">&lt;a href="http://nginx.org/"&gt;nginx.org&lt;/a&gt;.&lt;br/&gt;</text:p>
      <text:p text:style-name="P103">Commercial support is available at</text:p>
      <text:p text:style-name="P103">&lt;a href="http://nginx.com/"&gt;nginx.com&lt;/a&gt;.&lt;/p&gt;</text:p>
      <text:p text:style-name="P103"/>
      <text:p text:style-name="P103">&lt;p&gt;&lt;em&gt;Thank you for using nginx.&lt;/em&gt;&lt;/p&gt;</text:p>
      <text:p text:style-name="P103">&lt;/body&gt;</text:p>
      <text:p text:style-name="P104">&lt;/html&gt;</text:p>
      <text:p text:style-name="P251"><text:span text:style-name="T9">Do a call externally. </text:span><text:span text:style-name="T131">Use the IP of the master node + the nodeport, 300800 in this example:</text:span></text:p>
      <text:p text:style-name="P251"/>
      <text:p text:style-name="P252">On your browser:</text:p>
      <text:p text:style-name="P252"/>
      <text:p text:style-name="P253"><text:a xlink:type="simple" xlink:href="http://34.251.57.128:30080/" text:style-name="Internet_20_link" text:visited-style-name="Visited_20_Internet_20_Link"><text:span text:style-name="T132">http://34.251.57.128:30080/</text:span></text:a></text:p>
      <text:p text:style-name="P253"><text:span text:style-name="Emphasis"><text:span text:style-name="T133"/></text:span></text:p>
      <text:p text:style-name="P252"><draw:frame draw:style-name="fr1" draw:name="Image1" text:anchor-type="paragraph" svg:x="0.31cm" svg:y="0cm" svg:width="17.59cm" svg:height="7.149cm" draw:z-index="0"><draw:image xlink:href="Pictures/10000201000005840000023E333A6C64273869A1.png" xlink:type="simple" xlink:show="embed" xlink:actuate="onLoad" loext:mime-type="image/png"/></draw:frame><text:soft-page-break/></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47">Another option:</text:p>
      <text:p text:style-name="P294"/>
      <text:p text:style-name="P294">You can expose the service to an already created deployment:</text:p>
      <text:p text:style-name="P294"/>
      <text:p text:style-name="P294">root@ip-10-0-1-109:~#<text:span text:style-name="T1"> kubectl expose deployment nginx --port 80 --type NodePort</text:span></text:p>
      <text:p text:style-name="P294">service/nginx exposed</text:p>
      <text:p text:style-name="P252"/>
      <text:p text:style-name="Horizontal_20_Line"/>
      <text:p text:style-name="Standard"/>
      <text:p text:style-name="P88">Microservices:</text:p>
      <text:p text:style-name="P254"/>
      <text:p text:style-name="P257">Essentially microservices are an application architecture.</text:p>
      <text:p text:style-name="P257"/>
      <text:p text:style-name="P257">Until now we were using monolithic architecture, all the parts of the application are combined in one large executable file.</text:p>
      <text:p text:style-name="Standard"/>
      <text:p text:style-name="P258">Microservices are small, independent services that work together to form a whole application.</text:p>
      <text:p text:style-name="Standard"/>
      <text:p text:style-name="P239"><text:soft-page-break/>Advantages:</text:p>
      <text:list xml:id="list1628434157" text:style-name="L6">
        <text:list-item>
          <text:p text:style-name="P337"><text:span text:style-name="T1">Scalability: </text:span>If you need extra resources for a part of your application you can scale <text:span text:style-name="T134">it for that specific part, not for the whole application like in monolithic applications.</text:span></text:p>
        </text:list-item>
        <text:list-item>
          <text:p text:style-name="P338"><text:span text:style-name="T1">Cleaner code:</text:span> The more small parts of the code, the cleaner tend to be and more easy to understand. Is easy to maintain because <text:span text:style-name="T135">you can change code in one area without affecting the others.</text:span></text:p>
        </text:list-item>
        <text:list-item>
          <text:p text:style-name="P338"><text:span text:style-name="T10">Reliability:</text:span><text:span text:style-name="T135"> If you</text:span> have a bug <text:span text:style-name="T135">in one area </text:span>is less likely that the whole application is gonna be affected.</text:p>
        </text:list-item>
        <text:list-item>
          <text:p text:style-name="P336">Variety of tools: <text:span text:style-name="T58">Different parts of the application can use different languages, frameworks and tools. </text:span><text:span text:style-name="T59">The right tool can be used for every job.</text:span></text:p>
        </text:list-item>
      </text:list>
      <text:p text:style-name="P9"/>
      <text:p text:style-name="P259"><text:span text:style-name="T59">K</text:span><text:span text:style-name="T55">8s helps a lot to manage all this.</text:span></text:p>
      <text:p text:style-name="P17"/>
      <text:p text:style-name="P261">On the other hand microservices are quite complex to maintain.</text:p>
      <text:p text:style-name="P260"/>
      <text:p text:style-name="P265"><text:span text:style-name="T139">Sample of microservice application: <text:s/></text:span><text:a xlink:type="simple" xlink:href="https://github.com/linuxacademy/robot-shop" text:style-name="Internet_20_link" text:visited-style-name="Visited_20_Internet_20_Link">https://github.com/linuxacademy/robot-shop</text:a></text:p>
      <text:p text:style-name="P260"/>
      <text:p text:style-name="P262"><text:span text:style-name="T1">Deploy microservices:</text:span> <text:s/>Robot-shop</text:p>
      <text:p text:style-name="P263"/>
      <text:p text:style-name="P264">We are going to se<text:span text:style-name="T136">e</text:span> how microservices works <text:span text:style-name="T137">and how fast are the services deployed and running.</text:span></text:p>
      <text:p text:style-name="P264"/>
      <text:p text:style-name="P264">Download the robo-shop git repo that contains several ymls with deploys and services for each one of the applications needed to run it.</text:p>
      <text:p text:style-name="P264"/>
      <text:p text:style-name="P264">Mysql</text:p>
      <text:p text:style-name="P264">mongodb</text:p>
      <text:p text:style-name="P264">rabbitmq</text:p>
      <text:p text:style-name="P264">nginx</text:p>
      <text:p text:style-name="P264">java</text:p>
      <text:p text:style-name="P264">nodejs</text:p>
      <text:p text:style-name="P264">python</text:p>
      <text:p text:style-name="P264">etc,</text:p>
      <text:p text:style-name="P264"/>
      <text:p text:style-name="P264">A lot of different technologies running separately and working over k8s that will bring the website up and working correctly.</text:p>
      <text:p text:style-name="P264"/>
      <text:p text:style-name="P240">1) Clone the repository:</text:p>
      <text:p text:style-name="P264">cd ~/</text:p>
      <text:p text:style-name="P264">git clone https://github.com/linuxacademy/robot-shop.git</text:p>
      <text:p text:style-name="Standard"/>
      <text:p text:style-name="Standard"/>
      <text:p text:style-name="P241">2) <text:span text:style-name="T138">Create a namespace:</text:span><text:span text:style-name="T60"> <text:s text:c="3"/>To put together all the services and be able to call them at once.</text:span></text:p>
      <text:p text:style-name="P11"/>
      <text:p text:style-name="P241"><text:span text:style-name="T60">root@andrewjobson1c:~# </text:span><text:span text:style-name="T138">kubectl create namespace robot-shop</text:span></text:p>
      <text:p text:style-name="P11">namespace/robot-shop created</text:p>
      <text:p text:style-name="P11"/>
      <text:p text:style-name="P242"><text:span text:style-name="T138">3</text:span>) Deploy the app:</text:p>
      <text:p text:style-name="P11">kubectl -n robot-shop create -f ~/robot-shop/K8s/descriptors/</text:p>
      <text:p text:style-name="P10"><text:soft-page-break/></text:p>
      <text:p text:style-name="P12">Will run the ymls and will create the deploys and sevices.</text:p>
      <text:p text:style-name="P12"/>
      <text:p text:style-name="P12">Check how the containers are being created in live, like with tail -f</text:p>
      <text:p text:style-name="P12"/>
      <text:p text:style-name="P12">kubectl get pods -n robot-shop -w </text:p>
      <text:p text:style-name="P10"/>
      <text:p text:style-name="P12">Now you can access to the web application via browser: <text:s/>http://&lt;ip_of_master_server&gt;:30080 (port on web-service.yml)</text:p>
      <text:p text:style-name="P11"/>
      <text:p text:style-name="P10"/>
      <text:p text:style-name="P10"/>
      <text:p text:style-name="P243">4) Add an exta mongodb container:</text:p>
      <text:p text:style-name="P13"/>
      <text:p text:style-name="P13">Due the high number of users connecting to the web we need to scale another mongodb container:</text:p>
      <text:p text:style-name="P10"/>
      <text:p text:style-name="P241">kubectl edit deployment mongodb -n robot-shop</text:p>
      <text:p text:style-name="P10"/>
      <text:p text:style-name="P14">Change: <text:s/>replicas to 2</text:p>
      <text:p text:style-name="P14"/>
      <text:p text:style-name="P15">Check the status of the deployment:</text:p>
      <text:p text:style-name="P14">kubectl get deployment mongodb -n robot-shop</text:p>
      <text:p text:style-name="P10"/>
      <text:p text:style-name="P10"/>
      <text:p text:style-name="P10"/>
      <text:p text:style-name="Horizontal_20_Line"/>
      <text:p text:style-name="P244">Scale:</text:p>
      <text:p text:style-name="P16"/>
      <text:p text:style-name="P16">kubectl scale &lt;?&gt; nginx –replicas=5</text:p>
      <text:p text:style-name="P16">Will add 5 nodes until the deployment nginx, so will modify the configuration and then always will have 5 replicas <text:span text:style-name="T140">unless</text:span> we change it.</text:p>
      <text:p text:style-name="P11"><text:s text:c="2"/></text:p>
      <text:p text:style-name="P7"/>
      <text:p text:style-name="Horizontal_20_Line"/>
      <text:p text:style-name="Standard"/>
      <text:p text:style-name="P271">Build HA kubernetes cluster:</text:p>
      <text:p text:style-name="P266"/>
      <text:p text:style-name="P274"><text:a xlink:type="simple" xlink:href="https://kubernetes.io/docs/setup/production-environment/tools/kubeadm/ha-topology/" text:style-name="Internet_20_link" text:visited-style-name="Visited_20_Internet_20_Link"><text:span text:style-name="T147">Highly Available Topologies in Kubernetes</text:span></text:a></text:p>
      <text:p text:style-name="P266"/>
      <text:p text:style-name="P245">You can set up a HA k8s cluster:</text:p>
      <text:p text:style-name="P272"/>
      <text:list xml:id="list622476796" text:style-name="L7">
        <text:list-item>
          <text:p text:style-name="P339"><text:span text:style-name="T1">Stacked control plane nodes:</text:span> This approach requires less infrastructure. The etcd members and control plane nodes are co-located.</text:p>
          <text:p text:style-name="P339"/>
        </text:list-item>
        <text:list-item>
          <text:p text:style-name="P339"><text:span text:style-name="T1">External etcd cluster:</text:span> This approach requires more infrastructure. The control plane nodes and etcd members are separated.</text:p>
        </text:list-item>
      </text:list>
      <text:p text:style-name="P267"/>
      <text:p text:style-name="P267"><text:soft-page-break/></text:p>
      <text:p text:style-name="P267">All components on kubernetes can be replicated but only some of them can operate simultaneously.</text:p>
      <text:p text:style-name="P267"/>
      <text:p text:style-name="P267"><text:span text:style-name="T48">Control manager and scheduler</text:span> can only have 1 instance running at the same time, the rest will be on stand by.</text:p>
      <text:p text:style-name="P267"/>
      <text:p text:style-name="P268"><text:span text:style-name="T1">* The </text:span><text:span text:style-name="T50">leader elect option</text:span><text:span text:style-name="T1"> </text:span>controls which master node is active and who is in stand by.</text:p>
      <text:p text:style-name="P268"/>
      <text:p text:style-name="P269"/>
      <text:p text:style-name="P246">How to check who is the leader elect option:</text:p>
      <text:p text:style-name="P269">The leader election mechanism is used by creating an end point resource, you can see it on the kube-scheduler yml:</text:p>
      <text:p text:style-name="P269"/>
      <text:p text:style-name="P18">kubectl get endpoints <text:span text:style-name="T1">kube-scheduler</text:span> -n kube-system -o yaml</text:p>
      <text:p text:style-name="P269">kubectl get endpoints <text:span text:style-name="T1">kube-controller-manage</text:span>r -n kube-system -o yaml</text:p>
      <text:p text:style-name="P269"/>
      <text:p text:style-name="P103">root@andrewjobson1c:~# kubectl get endpoints <text:span text:style-name="T1">kube-controller-manager </text:span>-n kube-system -o yaml</text:p>
      <text:p text:style-name="P103">apiVersion: v1</text:p>
      <text:p text:style-name="P103">kind: Endpoints</text:p>
      <text:p text:style-name="P103">metadata:</text:p>
      <text:p text:style-name="P103"><text:s text:c="2"/>annotations:</text:p>
      <text:p text:style-name="P103"><text:s text:c="4"/>control-plane.alpha.<text:span text:style-name="T1">kubernetes.io/leader</text:span>: '{"<text:span text:style-name="T1">holderIdentity</text:span>":"<text:span text:style-name="T1">andrewjobson1c</text:span>.mylabserver.com_147bf56d-abfb-11e9-8f0e-02ea1481d388","leaseDurationSeconds":15,"acquireTime":"2019-07-21T21:04:17Z","renewTime":"2019-07-21T22:44:48Z","leaderTransitions":0}'</text:p>
      <text:p text:style-name="P103"><text:s text:c="2"/>creationTimestamp: "2019-07-21T21:04:17Z"</text:p>
      <text:p text:style-name="P103"><text:s text:c="2"/>name: kube-controller-manager</text:p>
      <text:p text:style-name="P103"><text:s text:c="2"/>namespace: kube-system</text:p>
      <text:p text:style-name="P103"><text:s text:c="2"/>resourceVersion: "8939"</text:p>
      <text:p text:style-name="P103"><text:s text:c="2"/>selfLink: /api/v1/namespaces/kube-system/endpoints/kube-controller-manager</text:p>
      <text:p text:style-name="P103"><text:s text:c="2"/>uid: 1a656ae9-abfb-11e9-a69f-02ea1481d388</text:p>
      <text:p text:style-name="Standard"/>
      <text:p text:style-name="Standard"/>
      <text:p text:style-name="Standard"/>
      <text:p text:style-name="P270">Once becoming the leader it must periodically update the resource, happening every 2 second by default.</text:p>
      <text:p text:style-name="Standard"/>
      <text:p text:style-name="Standard"/>
      <text:p text:style-name="P157"/>
      <text:p text:style-name="P214">Minimum Resources:</text:p>
      <text:p text:style-name="P160"/>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02">HA <text:span text:style-name="T148">C</text:span>luster</text:p>
          </table:table-cell>
          <table:table-cell table:style-name="Table1.A1" office:value-type="string">
            <text:p text:style-name="P302">Required nodes</text:p>
          </table:table-cell>
          <table:table-cell table:style-name="Table1.A1" office:value-type="string">
            <text:p text:style-name="P302">CPU </text:p>
          </table:table-cell>
          <table:table-cell table:style-name="Table1.A1" office:value-type="string">
            <text:p text:style-name="P302">RAM</text:p>
          </table:table-cell>
          <table:table-cell table:style-name="Table1.E1" office:value-type="string">
            <text:p text:style-name="P303">Total</text:p>
          </table:table-cell>
        </table:table-row>
        <table:table-row>
          <table:table-cell table:style-name="Table1.A2" office:value-type="string">
            <text:p text:style-name="P226">Stacked control plane nodes</text:p>
          </table:table-cell>
          <table:table-cell table:style-name="Table1.A2" office:value-type="string">
            <text:p text:style-name="P299">3 Control Plane </text:p>
            <text:p text:style-name="P299">3 Worker </text:p>
          </table:table-cell>
          <table:table-cell table:style-name="Table1.A2" office:value-type="string">
            <text:p text:style-name="P299">2 each node</text:p>
          </table:table-cell>
          <table:table-cell table:style-name="Table1.A2" office:value-type="string">
            <text:p text:style-name="P299">2 GB each node</text:p>
          </table:table-cell>
          <table:table-cell table:style-name="Table1.E2" office:value-type="string">
            <text:p text:style-name="P301">6 nodes</text:p>
            <text:p text:style-name="P301">12 CPU</text:p>
            <text:p text:style-name="P301">12 GB Ram</text:p>
          </table:table-cell>
        </table:table-row>
        <table:table-row>
          <table:table-cell table:style-name="Table1.A2" office:value-type="string">
            <text:p text:style-name="P299">External etcd cluster</text:p>
          </table:table-cell>
          <table:table-cell table:style-name="Table1.A2" office:value-type="string">
            <text:p text:style-name="P300">3 Control Plane </text:p>
            <text:p text:style-name="P301">3 <text:span text:style-name="T149">etcd hosts</text:span></text:p>
            <text:p text:style-name="P300">3 Worker </text:p>
          </table:table-cell>
          <table:table-cell table:style-name="Table1.A2" office:value-type="string">
            <text:p text:style-name="P299">2 each node</text:p>
          </table:table-cell>
          <table:table-cell table:style-name="Table1.A2" office:value-type="string">
            <text:p text:style-name="P299">2 GB each node</text:p>
          </table:table-cell>
          <table:table-cell table:style-name="Table1.E2" office:value-type="string">
            <text:p text:style-name="P301">9 nodes</text:p>
            <text:p text:style-name="P301">18 CPU</text:p>
            <text:p text:style-name="P301">18 GB Ram</text:p>
          </table:table-cell>
        </table:table-row>
      </table:table>
      <text:p text:style-name="P161"/>
      <text:p text:style-name="P157"><draw:frame draw:style-name="fr1" draw:name="Image3" text:anchor-type="paragraph" svg:x="0.713cm" svg:y="0.005cm" svg:width="14.764cm" svg:height="14.261cm" draw:z-index="2"><draw:image xlink:href="Pictures/100002010000022E0000021BD3DE436E83CE4C8E.png" xlink:type="simple" xlink:show="embed" xlink:actuate="onLoad" loext:mime-type="image/png"/></draw:frame><text:soft-page-break/></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84">Replicate etcd:</text:p>
      <text:p text:style-name="P157"/>
      <text:p text:style-name="P159">***************************************************************************************Due to the distributed nature of etcd it’s instances can be in:</text:p>
      <text:list xml:id="list2265989151" text:style-name="L8">
        <text:list-header>
          <text:p text:style-name="P312"/>
        </text:list-header>
        <text:list-item>
          <text:p text:style-name="P312"><text:span text:style-name="T1">Stacked etcd topology: </text:span>Each control plane node creates a local etcd member, and the etcd member communicated only with the kube-apiserver of this node.</text:p>
          <text:p text:style-name="P312"/>
        </text:list-item>
        <text:list-item>
          <text:p text:style-name="P312"><text:span text:style-name="T1">External etcd topology:</text:span> <text:s/>Etcd is external to the k8s cluster.</text:p>
        </text:list-item>
      </text:list>
      <text:p text:style-name="P157"/>
      <text:p text:style-name="P275"><text:span text:style-name="T102">Etcd uses </text:span><text:a xlink:type="simple" xlink:href="https://raft.github.io/" text:style-name="Internet_20_link" text:visited-style-name="Visited_20_Internet_20_Link">Raft Consensus Algorithm</text:a><text:span text:style-name="T102"> </text:span><text:span text:style-name="T103">(</text:span><text:a xlink:type="simple" xlink:href="http://thesecretlivesofdata.com/raft/" text:style-name="Internet_20_link" text:visited-style-name="Visited_20_Internet_20_Link">Graphical explanation</text:a><text:span text:style-name="T103">)</text:span><text:span text:style-name="T102">which requires a majority in order to progress to the next state.</text:span></text:p>
      <text:p text:style-name="P157"/>
      <text:p text:style-name="P162"><text:soft-page-break/>There must be more than half taking part on that state change. In order to have a majority <text:span text:style-name="T48">you must have an ODD number of etcd instances</text:span> <text:s/><text:span text:style-name="T150">therefore the minimum number of instances must be 3 to have a etcd external topology cluster.</text:span></text:p>
      <text:p text:style-name="P163"/>
      <text:p text:style-name="P163">Having 2 etcd instances is worst than having one because this reason.</text:p>
      <text:p text:style-name="P157"/>
      <text:p text:style-name="P164">On larger dev environments most of the time you won’t need more than 7 etcd instances.</text:p>
      <text:p text:style-name="P157"/>
      <text:p text:style-name="P213">Links:</text:p>
      <text:p text:style-name="P273"><text:a xlink:type="simple" xlink:href="https://kubernetes.io/docs/setup/production-environment/tools/kubeadm/high-availability/" text:style-name="Internet_20_link" text:visited-style-name="Visited_20_Internet_20_Link"><text:span text:style-name="T101">Creating Highly Available Kubernetes Clusters with kubeadm</text:span></text:a></text:p>
      <text:p text:style-name="Standard"><text:a xlink:type="simple" xlink:href="https://kubernetes.io/docs/tasks/administer-cluster/configure-upgrade-etcd/" text:style-name="Internet_20_link" text:visited-style-name="Visited_20_Internet_20_Link"><text:span text:style-name="T101">Operating a Highly Available etcd Cluster</text:span></text:a></text:p>
      <text:p text:style-name="Standard"><text:a xlink:type="simple" xlink:href="https://blog.containership.io/etcd/" text:style-name="Internet_20_link" text:visited-style-name="Visited_20_Internet_20_Link"><text:span text:style-name="T104">Easy explanation of etcd consensus</text:span></text:a></text:p>
      <text:p text:style-name="P157"/>
      <text:p text:style-name="Horizontal_20_Line"/>
      <text:h text:style-name="P304" text:outline-level="2">Configuring Secure Cluster Communications:</text:h>
      <text:p text:style-name="P298"><text:a xlink:type="simple" xlink:href="https://kubernetes.io/docs/reference/access-authn-authz/controlling-access/" text:style-name="Internet_20_link" text:visited-style-name="Visited_20_Internet_20_Link"><text:span text:style-name="T108">Controlling Access to the Kubernetes API</text:span></text:a></text:p>
      <text:p text:style-name="P297"><text:span text:style-name="T1">Kubectl </text:span>, command line tool: <text:s/>It’s a translator to the k8s API</text:p>
      <text:p text:style-name="P165"><text:span text:style-name="T1">API server</text:span> provides a CRUD (Create, Read, Update,Delete) interface for querying and modifying the cluster state over a RESTful API.</text:p>
      <text:p text:style-name="P165"/>
      <text:p text:style-name="P216">Who can use CRUD, only:</text:p>
      <text:list xml:id="list952022807" text:style-name="L9">
        <text:list-item>
          <text:p text:style-name="P313">The client, like Users</text:p>
        </text:list-item>
        <text:list-item>
          <text:p text:style-name="P313">PODs</text:p>
        </text:list-item>
      </text:list>
      <text:p text:style-name="P166"/>
      <text:p text:style-name="P215">Let’s create a POD:</text:p>
      <text:list xml:id="list665045020" text:style-name="L10">
        <text:list-item>
          <text:p text:style-name="P314">We make the kubectl command to create a POD</text:p>
        </text:list-item>
        <text:list-item>
          <text:p text:style-name="P314">It sends a request to the API server via http POST request </text:p>
        </text:list-item>
        <text:list-item>
          <text:p text:style-name="P314">Goes to Authentication</text:p>
        </text:list-item>
        <text:list-item>
          <text:p text:style-name="P314">Authorization</text:p>
        </text:list-item>
        <text:list-item>
          <text:p text:style-name="P314">Admission</text:p>
        </text:list-item>
        <text:list-item>
          <text:p text:style-name="P314">Resource Validation</text:p>
        </text:list-item>
        <text:list-item>
          <text:p text:style-name="P314">The state is stored on the persistent datastore etcd</text:p>
        </text:list-item>
        <text:list-item>
          <text:p text:style-name="P314">API server returns a response.</text:p>
        </text:list-item>
      </text:list>
      <text:p text:style-name="P157"/>
      <text:p text:style-name="P172"><text:span text:style-name="T1">Different plugins/</text:span><text:span text:style-name="T19">modules</text:span><text:span text:style-name="T1">: </text:span>On each Authentication, authorization and Admission control phases there are multiple plugins allowing you find out different things about the request.</text:p>
      <text:p text:style-name="P157"/>
      <text:p text:style-name="P167"><text:a xlink:type="simple" xlink:href="https://kubernetes.io/docs/reference/access-authn-authz/authentication/" text:style-name="Internet_20_link" text:visited-style-name="Visited_20_Internet_20_Link"><text:span text:style-name="T15">Authentication</text:span></text:a> → <text:span text:style-name="T51">W</text:span><text:span text:style-name="T48">ho is sending the request. </text:span></text:p>
      <text:p text:style-name="P167">Authentication method can be determined by http heather or certificate.</text:p>
      <text:p text:style-name="P167">Once found the request returns the username, user id and groups the client belongs to back to the API server.</text:p>
      <text:p text:style-name="P167"/>
      <text:p text:style-name="P167">Authentication modules include: Client Certificates, Password, and Plain Tokens, Bootstrap Tokens, and JWT Tokens (used for service accounts).</text:p>
      <text:p text:style-name="P167"/>
      <text:p text:style-name="P167"><text:soft-page-break/><text:a xlink:type="simple" xlink:href="https://kubernetes.io/docs/reference/access-authn-authz/authorization/" text:style-name="Internet_20_link" text:visited-style-name="Visited_20_Internet_20_Link"><text:span text:style-name="T16">Authorization</text:span></text:a><text:span text:style-name="T1"> </text:span>→ <text:s/><text:span text:style-name="T48">Can this authenticated user perform </text:span><text:span text:style-name="T52">the requested</text:span><text:span text:style-name="T48"> action </text:span><text:span text:style-name="T52">on the requested resource?</text:span></text:p>
      <text:p text:style-name="P168">Example: <text:s/>Can this user create a POD in this namespace?</text:p>
      <text:p text:style-name="P168"/>
      <text:p text:style-name="P168"><text:a xlink:type="simple" xlink:href="https://kubernetes.io/docs/reference/access-authn-authz/admission-controllers/" text:style-name="Internet_20_link" text:visited-style-name="Visited_20_Internet_20_Link"><text:span text:style-name="T17">Adminssion</text:span></text:a> → <text:span text:style-name="T151">If your request is Create, Modify or Delete a resource, like a pod, it’s sent to Admission Control.</text:span></text:p>
      <text:p text:style-name="P169">If the request is to READ data, the Admission Control steep is skipped and is sent to ETCD</text:p>
      <text:p text:style-name="P157"/>
      <text:p text:style-name="P169">In admission control the requests goes through all the plugins allo<text:span text:style-name="T152">wing the plugins to modify the resource for different reasons.</text:span></text:p>
      <text:p text:style-name="P157"/>
      <text:p text:style-name="Standard"><text:a xlink:type="simple" xlink:href="https://kubernetes.io/docs/reference/access-authn-authz/controlling-access/" text:style-name="Internet_20_link" text:visited-style-name="Visited_20_Internet_20_Link"><text:span text:style-name="T106">Authentication - Authorization - Admission - Review</text:span></text:a></text:p>
      <text:p text:style-name="P157"/>
      <text:p text:style-name="P170"><text:span text:style-name="T1">Resource Validation</text:span> → The API server validates the object.</text:p>
      <text:p text:style-name="P170"/>
      <text:p text:style-name="P171"><text:span text:style-name="T1">ETCD</text:span> → The API server stores the object in etcd <text:span text:style-name="T153">and returns a response. This is the object store.</text:span></text:p>
      <text:p text:style-name="P217"/>
      <text:p text:style-name="P217"/>
      <text:p text:style-name="P173"><text:span text:style-name="T1">Self signed certificate:</text:span> <text:s/><text:span text:style-name="T154">Created when we create the cluster and is stored in </text:span><text:span text:style-name="T14">$USER/.kube/config</text:span></text:p>
      <text:p text:style-name="P174">It contains:</text:p>
      <text:list xml:id="list2265944001" text:style-name="L11">
        <text:list-item>
          <text:p text:style-name="P315">certificate-authority-data</text:p>
        </text:list-item>
        <text:list-item>
          <text:p text:style-name="P315">Master server address: server: <text:a xlink:type="simple" xlink:href="https://172.31.127.122:6443/" text:style-name="Internet_20_link" text:visited-style-name="Visited_20_Internet_20_Link">https://172.31.127.122:6443</text:a></text:p>
        </text:list-item>
        <text:list-item>
          <text:p text:style-name="P315">The Cluster: <text:s/>cluster: kubernetes</text:p>
        </text:list-item>
        <text:list-item>
          <text:p text:style-name="P315">The client certificate: <text:s/>client-certificate-data</text:p>
        </text:list-item>
        <text:list-item>
          <text:p text:style-name="P315">Client Key: <text:s/>client-key-data</text:p>
        </text:list-item>
      </text:list>
      <text:p text:style-name="P174"/>
      <text:p text:style-name="P180">This certificate contains the root certificate for the API server’s certificate, <text:span text:style-name="T158">which is used in place of the system default root certificate.</text:span></text:p>
      <text:p text:style-name="P180"/>
      <text:p text:style-name="P181">If the system have multiple users, then the creator needs to share the certificate with other users.</text:p>
      <text:p text:style-name="P158"/>
      <text:p text:style-name="P174"><text:span text:style-name="T1">All requests come from two different sources</text:span>: <text:s/><text:span text:style-name="T155">(b</text:span>oth go through the same auth process we saw above<text:span text:style-name="T155">)</text:span></text:p>
      <text:list xml:id="list1009336583" text:style-name="L12">
        <text:list-item>
          <text:p text:style-name="P316">The client, like a user</text:p>
        </text:list-item>
        <text:list-item>
          <text:p text:style-name="P316">A POD</text:p>
        </text:list-item>
      </text:list>
      <text:p text:style-name="P157"/>
      <text:p text:style-name="P175"><text:span text:style-name="T22">Request from Users: </text:span><text:span text:style-name="T1"><text:s/></text:span><text:span text:style-name="T50">RBAC</text:span><text:span text:style-name="T1"> </text:span>(Role Based Access Control) <text:span text:style-name="T159">this authorization module </text:span>is used to prevent unauthorized users to modify the cluster state.</text:p>
      <text:p text:style-name="P157"/>
      <text:p text:style-name="P176"><text:span text:style-name="T1">Manage RBAC: </text:span><text:s/>You manage RBAC by creating four resources in two groups:</text:p>
      <text:p text:style-name="P157"/>
      <text:p text:style-name="P176"><text:tab/><text:span text:style-name="T1">Roles and cluster roles: </text:span><text:tab/><text:span text:style-name="T53">What can be done?</text:span></text:p>
      <text:p text:style-name="P177"><text:tab/>Role: <text:s text:c="3"/>Namespaces resources</text:p>
      <text:p text:style-name="P177"><text:tab/>Cluster Role: <text:s text:c="2"/>Cluster level resources</text:p>
      <text:p text:style-name="P176"/>
      <text:p text:style-name="P176"><text:tab/><text:span text:style-name="T1">Role Binding and cluster role binding:</text:span> <text:tab/><text:span text:style-name="T53">Who can do it?</text:span></text:p>
      <text:p text:style-name="P177"><text:tab/>Role Binding: <text:s text:c="4"/>Namespace Resources</text:p>
      <text:p text:style-name="P177"><text:tab/>Cluster Role Binding: <text:s text:c="3"/><text:span text:style-name="T156">C</text:span>luster lever resources</text:p>
      <text:p text:style-name="P157"/>
      <text:p text:style-name="P222"><text:soft-page-break/>Examples:</text:p>
      <text:p text:style-name="P182"/>
      <text:p text:style-name="P157"><text:span text:style-name="T18">Role: </text:span><text:span text:style-name="T160"><text:s/></text:span>Create a Role named “pod-reader” that allows user to perform “get”, “watch” and “list” on pods:</text:p>
      <text:p text:style-name="P157">kubectl create role pod-reader --verb=get --verb=list --verb=watch –resource=pods</text:p>
      <text:p text:style-name="P157"/>
      <text:p text:style-name="P157"/>
      <text:p text:style-name="P183"><text:span text:style-name="T1">Cluster Role:</text:span> <text:s/>Create a ClusterRole named “pod-reader” that allows user to perform “get”, “watch” and “list” on pods:</text:p>
      <text:p text:style-name="P183">kubectl create clusterrole pod-reader --verb=get,list,watch –resource=pods</text:p>
      <text:p text:style-name="P183"/>
      <text:p text:style-name="P183"><text:span text:style-name="T1">Role Binding:</text:span> Within the namespace “acme”, grant the permissions in the admin ClusterRole to a user named “bob”:</text:p>
      <text:p text:style-name="P183">kubectl create rolebinding bob-admin-binding --clusterrole=admin --user=bob --namespace=acme</text:p>
      <text:p text:style-name="P183"/>
      <text:p text:style-name="P223">Cluster Role Binding: <text:span text:style-name="T55">Across the entire cluster, grant the permissions in the cluster-admin ClusterRole to a user named “root”:</text:span></text:p>
      <text:p text:style-name="P184">kubectl create clusterrolebinding root-cluster-admin-binding --clusterrole=cluster-admin --user=root</text:p>
      <text:p text:style-name="P184"><text:s/></text:p>
      <text:p text:style-name="P225"/>
      <text:p text:style-name="P218"><text:span text:style-name="T157">Requests from PODs: </text:span><text:span text:style-name="T48">Services Accounts</text:span>: <text:span text:style-name="T64">Is how the POD authenticates to the API server</text:span></text:p>
      <text:p text:style-name="P185"/>
      <text:p text:style-name="P293"><text:a xlink:type="simple" xlink:href="https://kubernetes.io/docs/tasks/configure-pod-container/configure-service-account/" text:style-name="Internet_20_link" text:visited-style-name="Visited_20_Internet_20_Link"><text:span text:style-name="T105">Configure Service Accounts for Pods</text:span></text:a></text:p>
      <text:p text:style-name="P186"/>
      <text:p text:style-name="P218"><text:span text:style-name="T55">Represents the identity of the APP running on the POD </text:span><text:span text:style-name="T63">and a token file holds the s</text:span><text:span text:style-name="T66">ervice</text:span><text:span text:style-name="T63"> </text:span><text:span text:style-name="T65">account</text:span><text:span text:style-name="T63"> authentication token.</text:span></text:p>
      <text:p text:style-name="P187"/>
      <text:p text:style-name="P219"><text:span text:style-name="T63">W</text:span><text:span text:style-name="T55">e can view this</text:span><text:span text:style-name="T63"> </text:span><text:span text:style-name="T55">token file by going over to our POD by a shell and we can cat out the token:</text:span></text:p>
      <text:p text:style-name="P188"><text:tab/>cat /var/run/secrets/kubernetes.io/serviceaccount/token</text:p>
      <text:p text:style-name="P188"/>
      <text:p text:style-name="P188">When the app uses this token to connect the API server, the plugin authenticates the service account and passes the services account back to the API server core.</text:p>
      <text:p text:style-name="P188"/>
      <text:p text:style-name="P221">Get the service accounts in the cluster:</text:p>
      <text:p text:style-name="P178">root@andrewjobson1c:~#<text:span text:style-name="T1"> kubectl get serviceaccounts </text:span></text:p>
      <text:p text:style-name="P178">NAME <text:s text:c="5"/>SECRETS <text:s text:c="2"/>AGE</text:p>
      <text:p text:style-name="P178">default <text:s text:c="7"/>1 <text:s text:c="5"/><text:tab/> <text:s text:c="2"/>43h</text:p>
      <text:p text:style-name="P178"/>
      <text:p text:style-name="P179">If the service account is not specified on the PODs manifest then the default service account will be applied.</text:p>
      <text:p text:style-name="P179"/>
      <text:p text:style-name="P220">View service account token:</text:p>
      <text:p text:style-name="P179">root@andrewjobson1c:~# <text:span text:style-name="T1">kubectl get secrets</text:span></text:p>
      <text:p text:style-name="P179">NAME <text:s text:c="13"/><text:tab/> <text:s text:c="3"/>TYPE <text:s text:c="33"/><text:tab/>DATA <text:s text:c="2"/>AGE</text:p>
      <text:p text:style-name="P179">default-token-fsfdg <text:s text:c="5"/>kubernetes.io/service-account-token <text:s text:c="2"/>3 <text:s text:c="5"/>43h</text:p>
      <text:p text:style-name="P276"/>
      <text:p text:style-name="P278"/>
      <text:p text:style-name="P278"/>
      <text:p text:style-name="P290">End to End <text:span text:style-name="T161">Tests</text:span>, e2e:</text:p>
      <text:p text:style-name="P277"><text:soft-page-break/></text:p>
      <text:p text:style-name="P284">E2e tasks are good for two main reasons:</text:p>
      <text:list xml:id="list696516692" text:style-name="L13">
        <text:list-item>
          <text:p text:style-name="P340">Ensures that performance and respone of the app running in a pod is not compromised due the performance in a cluster.</text:p>
        </text:list-item>
        <text:list-item>
          <text:p text:style-name="P341">Ensures that the pods are in good health, there are no resource constraints or problem with deploying resouces.</text:p>
        </text:list-item>
      </text:list>
      <text:p text:style-name="P279"/>
      <text:p text:style-name="P288">Tools:</text:p>
      <text:p text:style-name="P280"><text:a xlink:type="simple" xlink:href="https://github.com/kubernetes/community/blob/master/contributors/devel/sig-testing/e2e-tests.md" text:style-name="Internet_20_link" text:visited-style-name="Visited_20_Internet_20_Link"><text:span text:style-name="T20">Kubetest</text:span></text:a><text:span text:style-name="T1">:</text:span> <text:s/><text:span text:style-name="T162">Interface for launching and running e2e tests.</text:span></text:p>
      <text:p text:style-name="P281"><text:span text:style-name="T1">Ju ju deploying cluster:</text:span> <text:s/>Cloud validation and testing</text:p>
      <text:p text:style-name="P281">Each cloud provider have his own <text:span text:style-name="T163">version of a testing suite for their hosted kubernetes services.</text:span></text:p>
      <text:p text:style-name="P281"/>
      <text:p text:style-name="P281"/>
      <text:p text:style-name="P291">Tests:</text:p>
      <text:p text:style-name="P285">Run a simple nginx deployment:</text:p>
      <text:p text:style-name="P282">root@andrewjobson1c:~# <text:span text:style-name="T1">kubectl run nginx --image=nginx</text:span></text:p>
      <text:p text:style-name="P282">kubectl run --generator=deployment/apps.v1 is DEPRECATED and will be removed in a future version. Use kubectl run --generator=run-pod/v1 or kubectl create instead.</text:p>
      <text:p text:style-name="P282">deployment.apps/nginx created</text:p>
      <text:p text:style-name="P282"/>
      <text:p text:style-name="P286">View the deployments in your cluster:</text:p>
      <text:p text:style-name="P282">root@andrewjobson1c:~#<text:span text:style-name="T1"> kubectl get deployments</text:span></text:p>
      <text:p text:style-name="P282">NAME <text:s text:c="8"/>READY <text:s text:c="2"/>UP-TO-DATE <text:s text:c="2"/>AVAILABLE <text:s text:c="2"/>AGE</text:p>
      <text:p text:style-name="P282">busybox <text:s text:c="6"/>1/1 <text:s text:c="2"/><text:tab/> <text:s/>1 <text:s text:c="10"/><text:tab/><text:tab/> 1 <text:s text:c="14"/>33h</text:p>
      <text:p text:style-name="P282">nginx <text:s text:c="11"/>1/1 <text:s/><text:tab/> <text:s text:c="2"/>1 <text:s text:c="6"/><text:tab/><text:tab/> 1 <text:s text:c="14"/>31s</text:p>
      <text:p text:style-name="P282">node-hello <text:s text:c="3"/>1/1 <text:s text:c="3"/><text:tab/> <text:s/>1 <text:s text:c="4"/><text:tab/><text:tab/> <text:s text:c="11"/>1 <text:s text:c="14"/>33h</text:p>
      <text:p text:style-name="P282"/>
      <text:p text:style-name="P286">View the pods in the cluster:</text:p>
      <text:p text:style-name="P282">kubectl get pods</text:p>
      <text:p text:style-name="P282">kubectl get pods --all-namespaces</text:p>
      <text:p text:style-name="P282"/>
      <text:p text:style-name="P282"/>
      <text:p text:style-name="P289">Use port forwarding to access a pod directly:</text:p>
      <text:p text:style-name="P282">root@andrewjobson1c:~# <text:span text:style-name="T1">kubectl port-forward nginx-7cdbd8cdc9-q9x78 8081:80</text:span></text:p>
      <text:p text:style-name="P282">Forwarding from 127.0.0.1:8081 -&gt; 80</text:p>
      <text:p text:style-name="P282">Forwarding from [::1]:8081 -&gt; 80</text:p>
      <text:p text:style-name="P282"/>
      <text:p text:style-name="P282"/>
      <text:p text:style-name="P282"/>
      <text:p text:style-name="P282">root@andrewjobson1c:~# <text:span text:style-name="T1">curl --head http://127.0.0.1:8081</text:span></text:p>
      <text:p text:style-name="P292">HTTP/1.1 200 OK</text:p>
      <text:p text:style-name="P292">Server: nginx/1.17.2</text:p>
      <text:p text:style-name="P292">Date: Wed, 24 Jul 2019 22:17:23 GMT</text:p>
      <text:p text:style-name="P292">Content-Type: text/html</text:p>
      <text:p text:style-name="P292">Content-Length: 612</text:p>
      <text:p text:style-name="P292">Last-Modified: Tue, 23 Jul 2019 11:45:37 GMT</text:p>
      <text:p text:style-name="P292">Connection: keep-alive</text:p>
      <text:p text:style-name="P292">ETag: "5d36f361-264"</text:p>
      <text:p text:style-name="P292">Accept-Ranges: bytes</text:p>
      <text:p text:style-name="P287">Get Logs from a pod:</text:p>
      <text:p text:style-name="P283"><text:soft-page-break/>^Croot@andrewjobson1c:~#<text:span text:style-name="T1"> kubectl logs pod/nginx-7cdbd8cdc9-q9x78</text:span></text:p>
      <text:p text:style-name="P283">127.0.0.1 - - [24/Jul/2019:22:17:23 +0000] "HEAD / HTTP/1.1" 200 0 "-" "curl/7.47.0" "-"</text:p>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22:35:19.253000000</meta:creation-date>
    <dc:date>2019-07-30T22:56:21.319128283</dc:date>
    <meta:editing-duration>P3DT23H11M56S</meta:editing-duration>
    <meta:editing-cycles>447</meta:editing-cycles>
    <meta:generator>LibreOffice/6.1.4.2$MacOSX_X86_64 LibreOffice_project/9d0f32d1f0b509096fd65e0d4bec26ddd1938fd3</meta:generator>
    <meta:document-statistic meta:table-count="1" meta:image-count="3" meta:object-count="0" meta:page-count="28" meta:paragraph-count="782" meta:word-count="5540" meta:character-count="42238" meta:non-whitespace-character-count="34657"/>
  </office:meta>
</office:document-meta>
</file>